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nux Libertine O" svg:font-family="'Linux Libertine O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1457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1.270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165in"/>
    </style:style>
    <style:style style:name="co8" style:family="table-column">
      <style:table-column-properties fo:break-before="auto" style:column-width="1.4898in"/>
    </style:style>
    <style:style style:name="co9" style:family="table-column">
      <style:table-column-properties fo:break-before="auto" style:column-width="0.9063in"/>
    </style:style>
    <style:style style:name="co10" style:family="table-column">
      <style:table-column-properties fo:break-before="auto" style:column-width="1.0937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0.9583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ta4" style:family="table" style:master-page-name="Principal_20_Components_20_Analysis_20__28_1_29_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IN">
      <number:number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Times New Roman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Times New Roman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Times New Roman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Times New Roman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Times New Roman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Times New Roman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Times New Roman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Times New Roman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Times New Roman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Times New Roman" fo:font-size="10pt" fo:font-style="normal" style:text-underline-style="none" fo:font-weight="normal"/>
    </style:style>
    <style:style style:name="ce1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Linux Libertine O" fo:font-size="10pt" fo:font-style="italic" style:text-underline-style="none" fo:font-weight="bold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nux Libertine O" fo:font-size="10pt" fo:font-style="italic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nux Libertine O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Linux Libertine O" fo:font-size="10pt" fo:font-style="italic" style:text-underline-style="none" fo:font-weight="normal"/>
    </style:style>
    <style:style style:name="ce19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nux Libertine O" fo:font-size="10pt" fo:font-style="normal" style:text-underline-style="none" fo:font-weight="normal"/>
    </style:style>
    <style:style style:name="ce2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nux Libertine O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5" table:number-columns-repeated="2" table:default-cell-style-name="ce1"/>
        <table:table-column table:style-name="co1" table:number-columns-repeated="237" table:default-cell-style-name="ce1"/>
        <table:table-row table:style-name="ro1">
          <table:table-cell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4" office:value-type="string" calcext:value-type="string">
            <text:p>x3</text:p>
          </table:table-cell>
          <table:table-cell table:style-name="ce4" table:number-columns-repeated="3"/>
          <table:table-cell/>
          <table:table-cell office:value-type="string" calcext:value-type="string">
            <text:p>Covariance Matrix</text:p>
          </table:table-cell>
          <table:table-cell table:number-columns-repeated="247"/>
        </table:table-row>
        <table:table-row table:style-name="ro1">
          <table:table-cell/>
          <table:table-cell table:style-name="ce2" table:formula="of:=RANDBETWEEN(1;5)" office:value-type="float" office:value="2" calcext:value-type="float">
            <text:p>2</text:p>
          </table:table-cell>
          <table:table-cell table:style-name="ce2" table:formula="of:=RANDBETWEEN(1;5)" office:value-type="float" office:value="3" calcext:value-type="float">
            <text:p>3</text:p>
          </table:table-cell>
          <table:table-cell table:style-name="ce4" table:formula="of:=RANDBETWEEN(1;5)" office:value-type="float" office:value="2" calcext:value-type="float">
            <text:p>2</text:p>
          </table:table-cell>
          <table:table-cell table:style-name="ce4" table:formula="of:=[.B2]-[.$B$22]" office:value-type="float" office:value="-0.9" calcext:value-type="float">
            <text:p>-0.9</text:p>
          </table:table-cell>
          <table:table-cell table:style-name="ce4" table:formula="of:=[.C2]-[.$C$22]" office:value-type="float" office:value="0.1" calcext:value-type="float">
            <text:p>0.1</text:p>
          </table:table-cell>
          <table:table-cell table:style-name="ce4" table:formula="of:=[.D2]-[.$D$22]" office:value-type="float" office:value="-1" calcext:value-type="float">
            <text:p>-1</text:p>
          </table:table-cell>
          <table:table-cell/>
          <table:table-cell table:number-matrix-columns-spanned="3" table:number-matrix-rows-spanned="3" table:formula="of:=MMULT(TRANSPOSE([.E2:.G21]);[.E2:.G21])" office:value-type="float" office:value="11.8" calcext:value-type="float">
            <text:p>11.8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/>
          <table:table-cell table:number-matrix-columns-spanned="3" table:number-matrix-rows-spanned="3" table:formula="of:=([.I2:.K4])/18" office:value-type="float" office:value="0.655555555555556" calcext:value-type="float">
            <text:p>0.6555555555556</text:p>
          </table:table-cell>
          <table:table-cell office:value-type="float" office:value="0.266666666666667" calcext:value-type="float">
            <text:p>0.2666666666667</text:p>
          </table:table-cell>
          <table:table-cell office:value-type="float" office:value="0.444444444444444" calcext:value-type="float">
            <text:p>0.4444444444444</text:p>
          </table:table-cell>
          <table:table-cell/>
          <table:table-cell table:number-matrix-columns-spanned="3" table:number-matrix-rows-spanned="3" table:formula="of:=[.M2:.O4]/[.B26:.D28]" office:value-type="float" office:value="1.05555555555556" calcext:value-type="float">
            <text:p>1.0555555555556</text:p>
          </table:table-cell>
          <table:table-cell office:value-type="float" office:value="0.233797462640184" calcext:value-type="float">
            <text:p>0.2337974626402</text:p>
          </table:table-cell>
          <table:table-cell office:value-type="float" office:value="0.379319731077095" calcext:value-type="float">
            <text:p>0.3793197310771</text:p>
          </table:table-cell>
          <table:table-cell table:number-columns-repeated="237"/>
        </table:table-row>
        <table:table-row table:style-name="ro1">
          <table:table-cell/>
          <table:table-cell table:style-name="ce2" table:formula="of:=RANDBETWEEN(1;5)" office:value-type="float" office:value="3" calcext:value-type="float">
            <text:p>3</text:p>
          </table:table-cell>
          <table:table-cell table:style-name="ce2" table:formula="of:=RANDBETWEEN(1;5)" office:value-type="float" office:value="4" calcext:value-type="float">
            <text:p>4</text:p>
          </table:table-cell>
          <table:table-cell table:style-name="ce4" table:formula="of:=RANDBETWEEN(1;5)" office:value-type="float" office:value="2" calcext:value-type="float">
            <text:p>2</text:p>
          </table:table-cell>
          <table:table-cell table:style-name="ce4" table:formula="of:=[.B3]-[.$B$22]" office:value-type="float" office:value="0.1" calcext:value-type="float">
            <text:p>0.1</text:p>
          </table:table-cell>
          <table:table-cell table:style-name="ce4" table:formula="of:=[.C3]-[.$C$22]" office:value-type="float" office:value="1.1" calcext:value-type="float">
            <text:p>1.1</text:p>
          </table:table-cell>
          <table:table-cell table:style-name="ce4" table:formula="of:=[.D3]-[.$D$22]" office:value-type="float" office:value="-1" calcext:value-type="float">
            <text:p>-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39.8" calcext:value-type="float">
            <text:p>39.8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0.266666666666667" calcext:value-type="float">
            <text:p>0.2666666666667</text:p>
          </table:table-cell>
          <table:table-cell office:value-type="float" office:value="2.21111111111111" calcext:value-type="float">
            <text:p>2.2111111111111</text:p>
          </table:table-cell>
          <table:table-cell office:value-type="float" office:value="-0.166666666666667" calcext:value-type="float">
            <text:p>-0.1666666666667</text:p>
          </table:table-cell>
          <table:table-cell/>
          <table:table-cell office:value-type="float" office:value="0.233797462640184" calcext:value-type="float">
            <text:p>0.2337974626402</text:p>
          </table:table-cell>
          <table:table-cell office:value-type="float" office:value="1.05555555555556" calcext:value-type="float">
            <text:p>1.0555555555556</text:p>
          </table:table-cell>
          <table:table-cell office:value-type="float" office:value="-0.0774526299965486" calcext:value-type="float">
            <text:p>-0.0774526299965</text:p>
          </table:table-cell>
          <table:table-cell table:number-columns-repeated="237"/>
        </table:table-row>
        <table:table-row table:style-name="ro1">
          <table:table-cell/>
          <table:table-cell table:style-name="ce2" table:formula="of:=RANDBETWEEN(1;5)" office:value-type="float" office:value="3" calcext:value-type="float">
            <text:p>3</text:p>
          </table:table-cell>
          <table:table-cell table:style-name="ce2" table:formula="of:=RANDBETWEEN(1;5)" office:value-type="float" office:value="1" calcext:value-type="float">
            <text:p>1</text:p>
          </table:table-cell>
          <table:table-cell table:style-name="ce4" table:formula="of:=RANDBETWEEN(1;5)" office:value-type="float" office:value="3" calcext:value-type="float">
            <text:p>3</text:p>
          </table:table-cell>
          <table:table-cell table:style-name="ce4" table:formula="of:=[.B4]-[.$B$22]" office:value-type="float" office:value="0.1" calcext:value-type="float">
            <text:p>0.1</text:p>
          </table:table-cell>
          <table:table-cell table:style-name="ce4" table:formula="of:=[.C4]-[.$C$22]" office:value-type="float" office:value="-1.9" calcext:value-type="float">
            <text:p>-1.9</text:p>
          </table:table-cell>
          <table:table-cell table:style-name="ce4" table:formula="of:=[.D4]-[.$D$22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444444444444444" calcext:value-type="float">
            <text:p>0.4444444444444</text:p>
          </table:table-cell>
          <table:table-cell office:value-type="float" office:value="-0.166666666666667" calcext:value-type="float">
            <text:p>-0.1666666666667</text:p>
          </table:table-cell>
          <table:table-cell office:value-type="float" office:value="2.33333333333333" calcext:value-type="float">
            <text:p>2.3333333333333</text:p>
          </table:table-cell>
          <table:table-cell/>
          <table:table-cell office:value-type="float" office:value="0.379319731077095" calcext:value-type="float">
            <text:p>0.3793197310771</text:p>
          </table:table-cell>
          <table:table-cell office:value-type="float" office:value="-0.0774526299965486" calcext:value-type="float">
            <text:p>-0.0774526299965</text:p>
          </table:table-cell>
          <table:table-cell office:value-type="float" office:value="1.05555555555556" calcext:value-type="float">
            <text:p>1.0555555555556</text:p>
          </table:table-cell>
          <table:table-cell table:number-columns-repeated="237"/>
        </table:table-row>
        <table:table-row table:style-name="ro1">
          <table:table-cell/>
          <table:table-cell table:style-name="ce2" table:formula="of:=RANDBETWEEN(1;5)" office:value-type="float" office:value="3" calcext:value-type="float">
            <text:p>3</text:p>
          </table:table-cell>
          <table:table-cell table:style-name="ce2" table:formula="of:=RANDBETWEEN(1;5)" office:value-type="float" office:value="1" calcext:value-type="float">
            <text:p>1</text:p>
          </table:table-cell>
          <table:table-cell table:style-name="ce4" table:formula="of:=RANDBETWEEN(1;5)" office:value-type="float" office:value="4" calcext:value-type="float">
            <text:p>4</text:p>
          </table:table-cell>
          <table:table-cell table:style-name="ce4" table:formula="of:=[.B5]-[.$B$22]" office:value-type="float" office:value="0.1" calcext:value-type="float">
            <text:p>0.1</text:p>
          </table:table-cell>
          <table:table-cell table:style-name="ce4" table:formula="of:=[.C5]-[.$C$22]" office:value-type="float" office:value="-1.9" calcext:value-type="float">
            <text:p>-1.9</text:p>
          </table:table-cell>
          <table:table-cell table:style-name="ce4" table:formula="of:=[.D5]-[.$D$22]"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/>
          <table:table-cell table:style-name="ce2" table:formula="of:=RANDBETWEEN(1;5)" office:value-type="float" office:value="2" calcext:value-type="float">
            <text:p>2</text:p>
          </table:table-cell>
          <table:table-cell table:style-name="ce2" table:formula="of:=RANDBETWEEN(1;5)" office:value-type="float" office:value="1" calcext:value-type="float">
            <text:p>1</text:p>
          </table:table-cell>
          <table:table-cell table:style-name="ce4" table:formula="of:=RANDBETWEEN(1;5)" office:value-type="float" office:value="5" calcext:value-type="float">
            <text:p>5</text:p>
          </table:table-cell>
          <table:table-cell table:style-name="ce4" table:formula="of:=[.B6]-[.$B$22]" office:value-type="float" office:value="-0.9" calcext:value-type="float">
            <text:p>-0.9</text:p>
          </table:table-cell>
          <table:table-cell table:style-name="ce4" table:formula="of:=[.C6]-[.$C$22]" office:value-type="float" office:value="-1.9" calcext:value-type="float">
            <text:p>-1.9</text:p>
          </table:table-cell>
          <table:table-cell table:style-name="ce4" table:formula="of:=[.D6]-[.$D$22]" office:value-type="float" office:value="2" calcext:value-type="float">
            <text:p>2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2.2758736144356" calcext:value-type="float">
            <text:p>12.2758736144356</text:p>
          </table:table-cell>
          <table:table-cell office:value-type="string" calcext:value-type="string">
            <text:p>Det(CM)</text:p>
          </table:table-cell>
          <table:table-cell table:formula="of:=MDETERM([.I14:.K16])" office:value-type="float" office:value="-3061.83186916684" calcext:value-type="float">
            <text:p>-3061.83186916684</text:p>
          </table:table-cell>
          <table:table-cell table:number-columns-repeated="4"/>
          <table:table-cell table:number-matrix-columns-spanned="3" table:number-matrix-rows-spanned="3" table:formula="of:=[.Q2:.S4]-0.0555555555" office:value-type="float" office:value="1.00000000005556" calcext:value-type="float">
            <text:p>1.0000000000556</text:p>
          </table:table-cell>
          <table:table-cell office:value-type="float" office:value="0.178241907140184" calcext:value-type="float">
            <text:p>0.1782419071402</text:p>
          </table:table-cell>
          <table:table-cell office:value-type="float" office:value="0.323764175577095" calcext:value-type="float">
            <text:p>0.3237641755771</text:p>
          </table:table-cell>
          <table:table-cell table:number-columns-repeated="237"/>
        </table:table-row>
        <table:table-row table:style-name="ro1">
          <table:table-cell/>
          <table:table-cell table:style-name="ce2" table:formula="of:=RANDBETWEEN(1;5)" office:value-type="float" office:value="4" calcext:value-type="float">
            <text:p>4</text:p>
          </table:table-cell>
          <table:table-cell table:style-name="ce2" table:formula="of:=RANDBETWEEN(1;5)" office:value-type="float" office:value="5" calcext:value-type="float">
            <text:p>5</text:p>
          </table:table-cell>
          <table:table-cell table:style-name="ce4" table:formula="of:=RANDBETWEEN(1;5)" office:value-type="float" office:value="5" calcext:value-type="float">
            <text:p>5</text:p>
          </table:table-cell>
          <table:table-cell table:style-name="ce4" table:formula="of:=[.B7]-[.$B$22]" office:value-type="float" office:value="1.1" calcext:value-type="float">
            <text:p>1.1</text:p>
          </table:table-cell>
          <table:table-cell table:style-name="ce4" table:formula="of:=[.C7]-[.$C$22]" office:value-type="float" office:value="2.1" calcext:value-type="float">
            <text:p>2.1</text:p>
          </table:table-cell>
          <table:table-cell table:style-name="ce4" table:formula="of:=[.D7]-[.$D$22]" office:value-type="float" office:value="2" calcext:value-type="float">
            <text:p>2</text:p>
          </table:table-cell>
          <table:table-cell table:number-columns-repeated="9"/>
          <table:table-cell office:value-type="float" office:value="0.178241907140184" calcext:value-type="float">
            <text:p>0.1782419071402</text:p>
          </table:table-cell>
          <table:table-cell office:value-type="float" office:value="1.00000000005556" calcext:value-type="float">
            <text:p>1.0000000000556</text:p>
          </table:table-cell>
          <table:table-cell office:value-type="float" office:value="-0.133008185496549" calcext:value-type="float">
            <text:p>-0.1330081854965</text:p>
          </table:table-cell>
          <table:table-cell table:number-columns-repeated="237"/>
        </table:table-row>
        <table:table-row table:style-name="ro1">
          <table:table-cell/>
          <table:table-cell table:style-name="ce2" table:formula="of:=RANDBETWEEN(1;5)" office:value-type="float" office:value="2" calcext:value-type="float">
            <text:p>2</text:p>
          </table:table-cell>
          <table:table-cell table:style-name="ce2" table:formula="of:=RANDBETWEEN(1;5)" office:value-type="float" office:value="2" calcext:value-type="float">
            <text:p>2</text:p>
          </table:table-cell>
          <table:table-cell table:style-name="ce4" table:formula="of:=RANDBETWEEN(1;5)" office:value-type="float" office:value="5" calcext:value-type="float">
            <text:p>5</text:p>
          </table:table-cell>
          <table:table-cell table:style-name="ce4" table:formula="of:=[.B8]-[.$B$22]" office:value-type="float" office:value="-0.9" calcext:value-type="float">
            <text:p>-0.9</text:p>
          </table:table-cell>
          <table:table-cell table:style-name="ce4" table:formula="of:=[.C8]-[.$C$22]" office:value-type="float" office:value="-0.9" calcext:value-type="float">
            <text:p>-0.9</text:p>
          </table:table-cell>
          <table:table-cell table:style-name="ce4" table:formula="of:=[.D8]-[.$D$22]" office:value-type="float" office:value="2" calcext:value-type="float">
            <text:p>2</text:p>
          </table:table-cell>
          <table:table-cell/>
          <table:table-cell office:value-type="string" calcext:value-type="string">
            <text:p>I</text:p>
          </table:table-cell>
          <table:table-cell table:number-columns-repeated="7"/>
          <table:table-cell office:value-type="float" office:value="0.323764175577095" calcext:value-type="float">
            <text:p>0.3237641755771</text:p>
          </table:table-cell>
          <table:table-cell office:value-type="float" office:value="-0.133008185496549" calcext:value-type="float">
            <text:p>-0.1330081854965</text:p>
          </table:table-cell>
          <table:table-cell office:value-type="float" office:value="1.00000000005556" calcext:value-type="float">
            <text:p>1.0000000000556</text:p>
          </table:table-cell>
          <table:table-cell table:number-columns-repeated="237"/>
        </table:table-row>
        <table:table-row table:style-name="ro1">
          <table:table-cell/>
          <table:table-cell table:style-name="ce2" table:formula="of:=RANDBETWEEN(1;5)" office:value-type="float" office:value="3" calcext:value-type="float">
            <text:p>3</text:p>
          </table:table-cell>
          <table:table-cell table:style-name="ce2" table:formula="of:=RANDBETWEEN(1;5)" office:value-type="float" office:value="1" calcext:value-type="float">
            <text:p>1</text:p>
          </table:table-cell>
          <table:table-cell table:style-name="ce4" table:formula="of:=RANDBETWEEN(1;5)" office:value-type="float" office:value="2" calcext:value-type="float">
            <text:p>2</text:p>
          </table:table-cell>
          <table:table-cell table:style-name="ce4" table:formula="of:=[.B9]-[.$B$22]" office:value-type="float" office:value="0.1" calcext:value-type="float">
            <text:p>0.1</text:p>
          </table:table-cell>
          <table:table-cell table:style-name="ce4" table:formula="of:=[.C9]-[.$C$22]" office:value-type="float" office:value="-1.9" calcext:value-type="float">
            <text:p>-1.9</text:p>
          </table:table-cell>
          <table:table-cell table:style-name="ce4" table:formula="of:=[.D9]-[.$D$22]" office:value-type="float" office:value="-1" calcext:value-type="float">
            <text:p>-1</text:p>
          </table:table-cell>
          <table:table-cell/>
          <table:table-cell table:number-matrix-columns-spanned="3" table:number-matrix-rows-spanned="3" table:formula="of:=MUNIT(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table:formula="of:=RANDBETWEEN(1;5)" office:value-type="float" office:value="2" calcext:value-type="float">
            <text:p>2</text:p>
          </table:table-cell>
          <table:table-cell table:style-name="ce2" table:formula="of:=RANDBETWEEN(1;5)" office:value-type="float" office:value="4" calcext:value-type="float">
            <text:p>4</text:p>
          </table:table-cell>
          <table:table-cell table:style-name="ce4" table:formula="of:=RANDBETWEEN(1;5)" office:value-type="float" office:value="2" calcext:value-type="float">
            <text:p>2</text:p>
          </table:table-cell>
          <table:table-cell table:style-name="ce4" table:formula="of:=[.B10]-[.$B$22]" office:value-type="float" office:value="-0.9" calcext:value-type="float">
            <text:p>-0.9</text:p>
          </table:table-cell>
          <table:table-cell table:style-name="ce4" table:formula="of:=[.C10]-[.$C$22]" office:value-type="float" office:value="1.1" calcext:value-type="float">
            <text:p>1.1</text:p>
          </table:table-cell>
          <table:table-cell table:style-name="ce4" table:formula="of:=[.D10]-[.$D$22]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table:formula="of:=RANDBETWEEN(1;5)" office:value-type="float" office:value="4" calcext:value-type="float">
            <text:p>4</text:p>
          </table:table-cell>
          <table:table-cell table:style-name="ce2" table:formula="of:=RANDBETWEEN(1;5)" office:value-type="float" office:value="2" calcext:value-type="float">
            <text:p>2</text:p>
          </table:table-cell>
          <table:table-cell table:style-name="ce4" table:formula="of:=RANDBETWEEN(1;5)" office:value-type="float" office:value="3" calcext:value-type="float">
            <text:p>3</text:p>
          </table:table-cell>
          <table:table-cell table:style-name="ce4" table:formula="of:=[.B11]-[.$B$22]" office:value-type="float" office:value="1.1" calcext:value-type="float">
            <text:p>1.1</text:p>
          </table:table-cell>
          <table:table-cell table:style-name="ce4" table:formula="of:=[.C11]-[.$C$22]" office:value-type="float" office:value="-0.9" calcext:value-type="float">
            <text:p>-0.9</text:p>
          </table:table-cell>
          <table:table-cell table:style-name="ce4" table:formula="of:=[.D11]-[.$D$2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/>
          <table:table-cell table:style-name="ce2" table:formula="of:=RANDBETWEEN(1;5)" office:value-type="float" office:value="4" calcext:value-type="float">
            <text:p>4</text:p>
          </table:table-cell>
          <table:table-cell table:style-name="ce2" table:formula="of:=RANDBETWEEN(1;5)" office:value-type="float" office:value="2" calcext:value-type="float">
            <text:p>2</text:p>
          </table:table-cell>
          <table:table-cell table:style-name="ce4" table:formula="of:=RANDBETWEEN(1;5)" office:value-type="float" office:value="4" calcext:value-type="float">
            <text:p>4</text:p>
          </table:table-cell>
          <table:table-cell table:style-name="ce4" table:formula="of:=[.B12]-[.$B$22]" office:value-type="float" office:value="1.1" calcext:value-type="float">
            <text:p>1.1</text:p>
          </table:table-cell>
          <table:table-cell table:style-name="ce4" table:formula="of:=[.C12]-[.$C$22]" office:value-type="float" office:value="-0.9" calcext:value-type="float">
            <text:p>-0.9</text:p>
          </table:table-cell>
          <table:table-cell table:style-name="ce4" table:formula="of:=[.D12]-[.$D$22]"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/>
          <table:table-cell table:style-name="ce2" table:formula="of:=RANDBETWEEN(1;5)" office:value-type="float" office:value="4" calcext:value-type="float">
            <text:p>4</text:p>
          </table:table-cell>
          <table:table-cell table:style-name="ce2" table:formula="of:=RANDBETWEEN(1;5)" office:value-type="float" office:value="5" calcext:value-type="float">
            <text:p>5</text:p>
          </table:table-cell>
          <table:table-cell table:style-name="ce4" table:formula="of:=RANDBETWEEN(1;5)" office:value-type="float" office:value="5" calcext:value-type="float">
            <text:p>5</text:p>
          </table:table-cell>
          <table:table-cell table:style-name="ce4" table:formula="of:=[.B13]-[.$B$22]" office:value-type="float" office:value="1.1" calcext:value-type="float">
            <text:p>1.1</text:p>
          </table:table-cell>
          <table:table-cell table:style-name="ce4" table:formula="of:=[.C13]-[.$C$22]" office:value-type="float" office:value="2.1" calcext:value-type="float">
            <text:p>2.1</text:p>
          </table:table-cell>
          <table:table-cell table:style-name="ce4" table:formula="of:=[.D13]-[.$D$22]" office:value-type="float" office:value="2" calcext:value-type="float">
            <text:p>2</text:p>
          </table:table-cell>
          <table:table-cell/>
          <table:table-cell office:value-type="string" calcext:value-type="string">
            <text:p>CM - IL</text:p>
          </table:table-cell>
          <table:table-cell table:number-columns-repeated="247"/>
        </table:table-row>
        <table:table-row table:style-name="ro1">
          <table:table-cell/>
          <table:table-cell table:style-name="ce2" table:formula="of:=RANDBETWEEN(1;5)" office:value-type="float" office:value="2" calcext:value-type="float">
            <text:p>2</text:p>
          </table:table-cell>
          <table:table-cell table:style-name="ce2" table:formula="of:=RANDBETWEEN(1;5)" office:value-type="float" office:value="5" calcext:value-type="float">
            <text:p>5</text:p>
          </table:table-cell>
          <table:table-cell table:style-name="ce4" table:formula="of:=RANDBETWEEN(1;5)" office:value-type="float" office:value="1" calcext:value-type="float">
            <text:p>1</text:p>
          </table:table-cell>
          <table:table-cell table:style-name="ce4" table:formula="of:=[.B14]-[.$B$22]" office:value-type="float" office:value="-0.9" calcext:value-type="float">
            <text:p>-0.9</text:p>
          </table:table-cell>
          <table:table-cell table:style-name="ce4" table:formula="of:=[.C14]-[.$C$22]" office:value-type="float" office:value="2.1" calcext:value-type="float">
            <text:p>2.1</text:p>
          </table:table-cell>
          <table:table-cell table:style-name="ce4" table:formula="of:=[.D14]-[.$D$22]" office:value-type="float" office:value="-2" calcext:value-type="float">
            <text:p>-2</text:p>
          </table:table-cell>
          <table:table-cell/>
          <table:table-cell table:number-matrix-columns-spanned="3" table:number-matrix-rows-spanned="3" table:formula="of:=[.I2:.K4]-([.I9:.K11]*[.J6])" office:value-type="float" office:value="-0.475873614435598" calcext:value-type="float">
            <text:p>-0.4758736144356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table:number-columns-repeated="245"/>
        </table:table-row>
        <table:table-row table:style-name="ro1">
          <table:table-cell/>
          <table:table-cell table:style-name="ce2" table:formula="of:=RANDBETWEEN(1;5)" office:value-type="float" office:value="4" calcext:value-type="float">
            <text:p>4</text:p>
          </table:table-cell>
          <table:table-cell table:style-name="ce2" table:formula="of:=RANDBETWEEN(1;5)" office:value-type="float" office:value="4" calcext:value-type="float">
            <text:p>4</text:p>
          </table:table-cell>
          <table:table-cell table:style-name="ce4" table:formula="of:=RANDBETWEEN(1;5)" office:value-type="float" office:value="5" calcext:value-type="float">
            <text:p>5</text:p>
          </table:table-cell>
          <table:table-cell table:style-name="ce4" table:formula="of:=[.B15]-[.$B$22]" office:value-type="float" office:value="1.1" calcext:value-type="float">
            <text:p>1.1</text:p>
          </table:table-cell>
          <table:table-cell table:style-name="ce4" table:formula="of:=[.C15]-[.$C$22]" office:value-type="float" office:value="1.1" calcext:value-type="float">
            <text:p>1.1</text:p>
          </table:table-cell>
          <table:table-cell table:style-name="ce4" table:formula="of:=[.D15]-[.$D$22]" office:value-type="float" office:value="2" calcext:value-type="float">
            <text:p>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7.5241263855644" calcext:value-type="float">
            <text:p>27.5241263855644</text:p>
          </table:table-cell>
          <table:table-cell office:value-type="float" office:value="-3" calcext:value-type="float">
            <text:p>-3</text:p>
          </table:table-cell>
          <table:table-cell table:number-columns-repeated="245"/>
        </table:table-row>
        <table:table-row table:style-name="ro1">
          <table:table-cell/>
          <table:table-cell table:style-name="ce2" table:formula="of:=RANDBETWEEN(1;5)" office:value-type="float" office:value="3" calcext:value-type="float">
            <text:p>3</text:p>
          </table:table-cell>
          <table:table-cell table:style-name="ce2" table:formula="of:=RANDBETWEEN(1;5)" office:value-type="float" office:value="2" calcext:value-type="float">
            <text:p>2</text:p>
          </table:table-cell>
          <table:table-cell table:style-name="ce4" table:formula="of:=RANDBETWEEN(1;5)" office:value-type="float" office:value="1" calcext:value-type="float">
            <text:p>1</text:p>
          </table:table-cell>
          <table:table-cell table:style-name="ce4" table:formula="of:=[.B16]-[.$B$22]" office:value-type="float" office:value="0.1" calcext:value-type="float">
            <text:p>0.1</text:p>
          </table:table-cell>
          <table:table-cell table:style-name="ce4" table:formula="of:=[.C16]-[.$C$22]" office:value-type="float" office:value="-0.9" calcext:value-type="float">
            <text:p>-0.9</text:p>
          </table:table-cell>
          <table:table-cell table:style-name="ce4" table:formula="of:=[.D16]-[.$D$22]" office:value-type="float" office:value="-2" calcext:value-type="float">
            <text:p>-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29.7241263855644" calcext:value-type="float">
            <text:p>29.7241263855644</text:p>
          </table:table-cell>
          <table:table-cell table:number-columns-repeated="245"/>
        </table:table-row>
        <table:table-row table:style-name="ro1">
          <table:table-cell/>
          <table:table-cell table:style-name="ce2" table:formula="of:=RANDBETWEEN(1;5)" office:value-type="float" office:value="2" calcext:value-type="float">
            <text:p>2</text:p>
          </table:table-cell>
          <table:table-cell table:style-name="ce2" table:formula="of:=RANDBETWEEN(1;5)" office:value-type="float" office:value="2" calcext:value-type="float">
            <text:p>2</text:p>
          </table:table-cell>
          <table:table-cell table:style-name="ce4" table:formula="of:=RANDBETWEEN(1;5)" office:value-type="float" office:value="1" calcext:value-type="float">
            <text:p>1</text:p>
          </table:table-cell>
          <table:table-cell table:style-name="ce4" table:formula="of:=[.B17]-[.$B$22]" office:value-type="float" office:value="-0.9" calcext:value-type="float">
            <text:p>-0.9</text:p>
          </table:table-cell>
          <table:table-cell table:style-name="ce4" table:formula="of:=[.C17]-[.$C$22]" office:value-type="float" office:value="-0.9" calcext:value-type="float">
            <text:p>-0.9</text:p>
          </table:table-cell>
          <table:table-cell table:style-name="ce4" table:formula="of:=[.D17]-[.$D$22]" office:value-type="float" office:value="-2" calcext:value-type="float">
            <text:p>-2</text:p>
          </table:table-cell>
          <table:table-cell table:number-columns-repeated="249"/>
        </table:table-row>
        <table:table-row table:style-name="ro1">
          <table:table-cell/>
          <table:table-cell table:style-name="ce2" table:formula="of:=RANDBETWEEN(1;5)" office:value-type="float" office:value="2" calcext:value-type="float">
            <text:p>2</text:p>
          </table:table-cell>
          <table:table-cell table:style-name="ce2" table:formula="of:=RANDBETWEEN(1;5)" office:value-type="float" office:value="2" calcext:value-type="float">
            <text:p>2</text:p>
          </table:table-cell>
          <table:table-cell table:style-name="ce4" table:formula="of:=RANDBETWEEN(1;5)" office:value-type="float" office:value="4" calcext:value-type="float">
            <text:p>4</text:p>
          </table:table-cell>
          <table:table-cell table:style-name="ce4" table:formula="of:=[.B18]-[.$B$22]" office:value-type="float" office:value="-0.9" calcext:value-type="float">
            <text:p>-0.9</text:p>
          </table:table-cell>
          <table:table-cell table:style-name="ce4" table:formula="of:=[.C18]-[.$C$22]" office:value-type="float" office:value="-0.9" calcext:value-type="float">
            <text:p>-0.9</text:p>
          </table:table-cell>
          <table:table-cell table:style-name="ce4" table:formula="of:=[.D18]-[.$D$22]"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/>
          <table:table-cell table:style-name="ce2" table:formula="of:=RANDBETWEEN(1;5)" office:value-type="float" office:value="3" calcext:value-type="float">
            <text:p>3</text:p>
          </table:table-cell>
          <table:table-cell table:style-name="ce2" table:formula="of:=RANDBETWEEN(1;5)" office:value-type="float" office:value="4" calcext:value-type="float">
            <text:p>4</text:p>
          </table:table-cell>
          <table:table-cell table:style-name="ce4" table:formula="of:=RANDBETWEEN(1;5)" office:value-type="float" office:value="2" calcext:value-type="float">
            <text:p>2</text:p>
          </table:table-cell>
          <table:table-cell table:style-name="ce4" table:formula="of:=[.B19]-[.$B$22]" office:value-type="float" office:value="0.1" calcext:value-type="float">
            <text:p>0.1</text:p>
          </table:table-cell>
          <table:table-cell table:style-name="ce4" table:formula="of:=[.C19]-[.$C$22]" office:value-type="float" office:value="1.1" calcext:value-type="float">
            <text:p>1.1</text:p>
          </table:table-cell>
          <table:table-cell table:style-name="ce4" table:formula="of:=[.D19]-[.$D$22]" office:value-type="float" office:value="-1" calcext:value-type="float">
            <text:p>-1</text:p>
          </table:table-cell>
          <table:table-cell/>
          <table:table-cell office:value-type="string" calcext:value-type="string">
            <text:p>Length</text:p>
          </table:table-cell>
          <table:table-cell table:formula="of:=SUM([.J20:.J22])" office:value-type="float" office:value="3" calcext:value-type="float">
            <text:p>3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error</text:p>
          </table:table-cell>
          <table:table-cell table:number-columns-repeated="243"/>
        </table:table-row>
        <table:table-row table:style-name="ro1">
          <table:table-cell/>
          <table:table-cell table:style-name="ce2" table:formula="of:=RANDBETWEEN(1;5)" office:value-type="float" office:value="3" calcext:value-type="float">
            <text:p>3</text:p>
          </table:table-cell>
          <table:table-cell table:style-name="ce2" table:formula="of:=RANDBETWEEN(1;5)" office:value-type="float" office:value="4" calcext:value-type="float">
            <text:p>4</text:p>
          </table:table-cell>
          <table:table-cell table:style-name="ce4" table:formula="of:=RANDBETWEEN(1;5)" office:value-type="float" office:value="2" calcext:value-type="float">
            <text:p>2</text:p>
          </table:table-cell>
          <table:table-cell table:style-name="ce4" table:formula="of:=[.B20]-[.$B$22]" office:value-type="float" office:value="0.1" calcext:value-type="float">
            <text:p>0.1</text:p>
          </table:table-cell>
          <table:table-cell table:style-name="ce4" table:formula="of:=[.C20]-[.$C$22]" office:value-type="float" office:value="1.1" calcext:value-type="float">
            <text:p>1.1</text:p>
          </table:table-cell>
          <table:table-cell table:style-name="ce4" table:formula="of:=[.D20]-[.$D$22]" office:value-type="float" office:value="-1" calcext:value-type="float">
            <text:p>-1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matrix-columns-spanned="1" table:number-matrix-rows-spanned="3" table:formula="of:=MMULT([.I2:.K4];[.J20:.J22])" office:value-type="float" office:value="24.6" calcext:value-type="float">
            <text:p>24.6</text:p>
          </table:table-cell>
          <table:table-cell table:formula="of:=[.$J$6]*[.J20]" office:value-type="float" office:value="12.2758736144356" calcext:value-type="float">
            <text:p>12.2758736144356</text:p>
          </table:table-cell>
          <table:table-cell table:formula="of:=[.K20]^2-[.L20]^2" office:value-type="float" office:value="454.462927002404" calcext:value-type="float">
            <text:p>454.462927002404</text:p>
          </table:table-cell>
          <table:table-cell table:number-columns-repeated="243"/>
        </table:table-row>
        <table:table-row table:style-name="ro1">
          <table:table-cell/>
          <table:table-cell table:style-name="ce3" table:formula="of:=RANDBETWEEN(1;5)" office:value-type="float" office:value="3" calcext:value-type="float">
            <text:p>3</text:p>
          </table:table-cell>
          <table:table-cell table:style-name="ce3" table:formula="of:=RANDBETWEEN(1;5)" office:value-type="float" office:value="4" calcext:value-type="float">
            <text:p>4</text:p>
          </table:table-cell>
          <table:table-cell table:style-name="ce5" table:formula="of:=RANDBETWEEN(1;5)" office:value-type="float" office:value="2" calcext:value-type="float">
            <text:p>2</text:p>
          </table:table-cell>
          <table:table-cell table:style-name="ce4" table:formula="of:=[.B21]-[.$B$22]" office:value-type="float" office:value="0.1" calcext:value-type="float">
            <text:p>0.1</text:p>
          </table:table-cell>
          <table:table-cell table:style-name="ce4" table:formula="of:=[.C21]-[.$C$22]" office:value-type="float" office:value="1.1" calcext:value-type="float">
            <text:p>1.1</text:p>
          </table:table-cell>
          <table:table-cell table:style-name="ce4" table:formula="of:=[.D21]-[.$D$22]" office:value-type="float" office:value="-1" calcext:value-type="float">
            <text:p>-1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float" office:value="41.6" calcext:value-type="float">
            <text:p>41.6</text:p>
          </table:table-cell>
          <table:table-cell table:formula="of:=[.$J$6]*[.J21]" office:value-type="float" office:value="12.2758736144356" calcext:value-type="float">
            <text:p>12.2758736144356</text:p>
          </table:table-cell>
          <table:table-cell table:formula="of:=[.K21]^2-[.L21]^2" office:value-type="float" office:value="1579.86292700241" calcext:value-type="float">
            <text:p>1579.86292700241</text:p>
          </table:table-cell>
          <table:table-cell table:number-columns-repeated="243"/>
        </table:table-row>
        <table:table-row table:style-name="ro1">
          <table:table-cell/>
          <table:table-cell table:formula="of:=AVERAGE([.B2:.B21])" office:value-type="float" office:value="2.9" calcext:value-type="float">
            <text:p>2.9</text:p>
          </table:table-cell>
          <table:table-cell table:formula="of:=AVERAGE([.C2:.C21])" office:value-type="float" office:value="2.9" calcext:value-type="float">
            <text:p>2.9</text:p>
          </table:table-cell>
          <table:table-cell table:formula="of:=AVERAGE([.D2:.D21]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$J$6]*[.J22]" office:value-type="float" office:value="12.2758736144356" calcext:value-type="float">
            <text:p>12.2758736144356</text:p>
          </table:table-cell>
          <table:table-cell table:formula="of:=[.K22]^2-[.L22]^2" office:value-type="float" office:value="2058.3029270024" calcext:value-type="float">
            <text:p>2058.3029270024</text:p>
          </table:table-cell>
          <table:table-cell table:number-columns-repeated="243"/>
        </table:table-row>
        <table:table-row table:style-name="ro1">
          <table:table-cell/>
          <table:table-cell table:formula="of:=STDEV([.B2:.B21])" office:value-type="float" office:value="0.788068925652412" calcext:value-type="float">
            <text:p>0.7880689256524</text:p>
          </table:table-cell>
          <table:table-cell table:formula="of:=STDEV([.C2:.C21])" office:value-type="float" office:value="1.4473205733718" calcext:value-type="float">
            <text:p>1.4473205733718</text:p>
          </table:table-cell>
          <table:table-cell table:formula="of:=STDEV([.D2:.D21])" office:value-type="float" office:value="1.48678388335006" calcext:value-type="float">
            <text:p>1.4867838833501</text:p>
          </table:table-cell>
          <table:table-cell table:number-columns-repeated="252"/>
        </table:table-row>
        <table:table-row table:style-name="ro1">
          <table:table-cell table:number-columns-repeated="11"/>
          <table:table-cell office:value-type="string" calcext:value-type="string">
            <text:p>Sum of squared error</text:p>
          </table:table-cell>
          <table:table-cell table:formula="of:=SUM([.M20:.M22])" office:value-type="float" office:value="4092.62878100721" calcext:value-type="float">
            <text:p>4092.62878100721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number-matrix-columns-spanned="3" table:number-matrix-rows-spanned="3" table:formula="of:=MMULT(TRANSPOSE([.B23:.D23]);[.B23:.D23])" office:value-type="float" office:value="0.621052631578948" calcext:value-type="float">
            <text:p>0.6210526315789</text:p>
          </table:table-cell>
          <table:table-cell office:value-type="float" office:value="1.14058836933174" calcext:value-type="float">
            <text:p>1.1405883693318</text:p>
          </table:table-cell>
          <table:table-cell office:value-type="float" office:value="1.171688177629" calcext:value-type="float">
            <text:p>1.171688177629</text:p>
          </table:table-cell>
          <table:table-cell table:number-columns-repeated="252"/>
        </table:table-row>
        <table:table-row table:style-name="ro1">
          <table:table-cell/>
          <table:table-cell office:value-type="float" office:value="1.14058836933174" calcext:value-type="float">
            <text:p>1.1405883693318</text:p>
          </table:table-cell>
          <table:table-cell office:value-type="float" office:value="2.09473684210526" calcext:value-type="float">
            <text:p>2.0947368421053</text:p>
          </table:table-cell>
          <table:table-cell office:value-type="float" office:value="2.15185290253015" calcext:value-type="float">
            <text:p>2.1518529025302</text:p>
          </table:table-cell>
          <table:table-cell table:number-columns-repeated="252"/>
        </table:table-row>
        <table:table-row table:style-name="ro1">
          <table:table-cell/>
          <table:table-cell office:value-type="float" office:value="1.171688177629" calcext:value-type="float">
            <text:p>1.171688177629</text:p>
          </table:table-cell>
          <table:table-cell office:value-type="float" office:value="2.15185290253015" calcext:value-type="float">
            <text:p>2.1518529025302</text:p>
          </table:table-cell>
          <table:table-cell office:value-type="float" office:value="2.21052631578947" calcext:value-type="float">
            <text:p>2.2105263157895</text:p>
          </table:table-cell>
          <table:table-cell table:number-columns-repeated="252"/>
        </table:table-row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table:formula="of:=ROUND(RAND()*10;)" office:value-type="float" office:value="7" calcext:value-type="float">
            <text:p>7</text:p>
          </table:table-cell>
          <table:table-cell table:style-name="ce8" table:formula="of:=ROUND(RAND()*10;)" office:value-type="float" office:value="4" calcext:value-type="float">
            <text:p>4</text:p>
          </table:table-cell>
          <table:table-cell table:style-name="ce8" table:formula="of:=ROUND(RAND()*10;)" office:value-type="float" office:value="9" calcext:value-type="float">
            <text:p>9</text:p>
          </table:table-cell>
          <table:table-cell table:style-name="ce8" table:formula="of:=ROUND(RAND()*10;)" office:value-type="float" office:value="1" calcext:value-type="float">
            <text:p>1</text:p>
          </table:table-cell>
          <table:table-cell table:style-name="ce8" table:formula="of:=ROUND(RAND()*10;)" office:value-type="float" office:value="6" calcext:value-type="float">
            <text:p>6</text:p>
          </table:table-cell>
          <table:table-cell table:style-name="ce11" table:formula="of:=ROUND(RAND()*10;)" office:value-type="float" office:value="7" calcext:value-type="float">
            <text:p>7</text:p>
          </table:table-cell>
          <table:table-cell table:number-columns-repeated="249"/>
        </table:table-row>
        <table:table-row table:style-name="ro1">
          <table:table-cell/>
          <table:table-cell table:style-name="ce6" table:formula="of:=ROUND(RAND()*10;)" office:value-type="float" office:value="5" calcext:value-type="float">
            <text:p>5</text:p>
          </table:table-cell>
          <table:table-cell table:style-name="ce9" table:formula="of:=ROUND(RAND()*10;)" office:value-type="float" office:value="2" calcext:value-type="float">
            <text:p>2</text:p>
          </table:table-cell>
          <table:table-cell table:style-name="ce9" table:formula="of:=ROUND(RAND()*10;)" office:value-type="float" office:value="5" calcext:value-type="float">
            <text:p>5</text:p>
          </table:table-cell>
          <table:table-cell table:style-name="ce9" table:formula="of:=ROUND(RAND()*10;)" office:value-type="float" office:value="1" calcext:value-type="float">
            <text:p>1</text:p>
          </table:table-cell>
          <table:table-cell table:style-name="ce9" table:formula="of:=ROUND(RAND()*10;)" office:value-type="float" office:value="2" calcext:value-type="float">
            <text:p>2</text:p>
          </table:table-cell>
          <table:table-cell table:style-name="ce12" table:formula="of:=ROUND(RAND()*10;)" office:value-type="float" office:value="8" calcext:value-type="float">
            <text:p>8</text:p>
          </table:table-cell>
          <table:table-cell table:number-columns-repeated="249"/>
        </table:table-row>
        <table:table-row table:style-name="ro1">
          <table:table-cell/>
          <table:table-cell table:style-name="ce6" table:formula="of:=ROUND(RAND()*10;)" office:value-type="float" office:value="6" calcext:value-type="float">
            <text:p>6</text:p>
          </table:table-cell>
          <table:table-cell table:style-name="ce9" table:formula="of:=ROUND(RAND()*10;)" office:value-type="float" office:value="3" calcext:value-type="float">
            <text:p>3</text:p>
          </table:table-cell>
          <table:table-cell table:style-name="ce9" table:formula="of:=ROUND(RAND()*10;)" office:value-type="float" office:value="10" calcext:value-type="float">
            <text:p>10</text:p>
          </table:table-cell>
          <table:table-cell table:style-name="ce9" table:formula="of:=ROUND(RAND()*10;)" office:value-type="float" office:value="2" calcext:value-type="float">
            <text:p>2</text:p>
          </table:table-cell>
          <table:table-cell table:style-name="ce9" table:formula="of:=ROUND(RAND()*10;)" office:value-type="float" office:value="4" calcext:value-type="float">
            <text:p>4</text:p>
          </table:table-cell>
          <table:table-cell table:style-name="ce12" table:formula="of:=ROUND(RAND()*10;)" office:value-type="float" office:value="2" calcext:value-type="float">
            <text:p>2</text:p>
          </table:table-cell>
          <table:table-cell table:number-columns-repeated="249"/>
        </table:table-row>
        <table:table-row table:style-name="ro1">
          <table:table-cell/>
          <table:table-cell table:style-name="ce6" table:formula="of:=ROUND(RAND()*10;)" office:value-type="float" office:value="10" calcext:value-type="float">
            <text:p>10</text:p>
          </table:table-cell>
          <table:table-cell table:style-name="ce9" table:formula="of:=ROUND(RAND()*10;)" office:value-type="float" office:value="9" calcext:value-type="float">
            <text:p>9</text:p>
          </table:table-cell>
          <table:table-cell table:style-name="ce9" table:formula="of:=ROUND(RAND()*10;)" office:value-type="float" office:value="9" calcext:value-type="float">
            <text:p>9</text:p>
          </table:table-cell>
          <table:table-cell table:style-name="ce9" table:formula="of:=ROUND(RAND()*10;)" office:value-type="float" office:value="10" calcext:value-type="float">
            <text:p>10</text:p>
          </table:table-cell>
          <table:table-cell table:style-name="ce9" table:formula="of:=ROUND(RAND()*10;)" office:value-type="float" office:value="1" calcext:value-type="float">
            <text:p>1</text:p>
          </table:table-cell>
          <table:table-cell table:style-name="ce12" table:formula="of:=ROUND(RAND()*10;)" office:value-type="float" office:value="5" calcext:value-type="float">
            <text:p>5</text:p>
          </table:table-cell>
          <table:table-cell table:number-columns-repeated="249"/>
        </table:table-row>
        <table:table-row table:style-name="ro1">
          <table:table-cell/>
          <table:table-cell table:style-name="ce6" table:formula="of:=ROUND(RAND()*10;)" office:value-type="float" office:value="5" calcext:value-type="float">
            <text:p>5</text:p>
          </table:table-cell>
          <table:table-cell table:style-name="ce9" table:formula="of:=ROUND(RAND()*10;)" office:value-type="float" office:value="5" calcext:value-type="float">
            <text:p>5</text:p>
          </table:table-cell>
          <table:table-cell table:style-name="ce9" table:formula="of:=ROUND(RAND()*10;)" office:value-type="float" office:value="7" calcext:value-type="float">
            <text:p>7</text:p>
          </table:table-cell>
          <table:table-cell table:style-name="ce9" table:formula="of:=ROUND(RAND()*10;)" office:value-type="float" office:value="9" calcext:value-type="float">
            <text:p>9</text:p>
          </table:table-cell>
          <table:table-cell table:style-name="ce9" table:formula="of:=ROUND(RAND()*10;)" office:value-type="float" office:value="8" calcext:value-type="float">
            <text:p>8</text:p>
          </table:table-cell>
          <table:table-cell table:style-name="ce12" table:formula="of:=ROUND(RAND()*10;)" office:value-type="float" office:value="10" calcext:value-type="float">
            <text:p>10</text:p>
          </table:table-cell>
          <table:table-cell table:number-columns-repeated="249"/>
        </table:table-row>
        <table:table-row table:style-name="ro1">
          <table:table-cell/>
          <table:table-cell table:style-name="ce6" table:formula="of:=ROUND(RAND()*10;)" office:value-type="float" office:value="6" calcext:value-type="float">
            <text:p>6</text:p>
          </table:table-cell>
          <table:table-cell table:style-name="ce9" table:formula="of:=ROUND(RAND()*10;)" office:value-type="float" office:value="2" calcext:value-type="float">
            <text:p>2</text:p>
          </table:table-cell>
          <table:table-cell table:style-name="ce9" table:formula="of:=ROUND(RAND()*10;)" office:value-type="float" office:value="7" calcext:value-type="float">
            <text:p>7</text:p>
          </table:table-cell>
          <table:table-cell table:style-name="ce9" table:formula="of:=ROUND(RAND()*10;)" office:value-type="float" office:value="7" calcext:value-type="float">
            <text:p>7</text:p>
          </table:table-cell>
          <table:table-cell table:style-name="ce9" table:formula="of:=ROUND(RAND()*10;)" office:value-type="float" office:value="4" calcext:value-type="float">
            <text:p>4</text:p>
          </table:table-cell>
          <table:table-cell table:style-name="ce12" table:formula="of:=ROUND(RAND()*10;)" office:value-type="float" office:value="3" calcext:value-type="float">
            <text:p>3</text:p>
          </table:table-cell>
          <table:table-cell table:number-columns-repeated="249"/>
        </table:table-row>
        <table:table-row table:style-name="ro1">
          <table:table-cell/>
          <table:table-cell table:style-name="ce6" table:formula="of:=ROUND(RAND()*10;)" office:value-type="float" office:value="1" calcext:value-type="float">
            <text:p>1</text:p>
          </table:table-cell>
          <table:table-cell table:style-name="ce9" table:formula="of:=ROUND(RAND()*10;)" office:value-type="float" office:value="10" calcext:value-type="float">
            <text:p>10</text:p>
          </table:table-cell>
          <table:table-cell table:style-name="ce9" table:formula="of:=ROUND(RAND()*10;)" office:value-type="float" office:value="8" calcext:value-type="float">
            <text:p>8</text:p>
          </table:table-cell>
          <table:table-cell table:style-name="ce9" table:formula="of:=ROUND(RAND()*10;)" office:value-type="float" office:value="6" calcext:value-type="float">
            <text:p>6</text:p>
          </table:table-cell>
          <table:table-cell table:style-name="ce9" table:formula="of:=ROUND(RAND()*10;)" office:value-type="float" office:value="7" calcext:value-type="float">
            <text:p>7</text:p>
          </table:table-cell>
          <table:table-cell table:style-name="ce12" table:formula="of:=ROUND(RAND()*10;)" office:value-type="float" office:value="3" calcext:value-type="float">
            <text:p>3</text:p>
          </table:table-cell>
          <table:table-cell table:number-columns-repeated="249"/>
        </table:table-row>
        <table:table-row table:style-name="ro1">
          <table:table-cell/>
          <table:table-cell table:style-name="ce6" table:formula="of:=ROUND(RAND()*10;)" office:value-type="float" office:value="9" calcext:value-type="float">
            <text:p>9</text:p>
          </table:table-cell>
          <table:table-cell table:style-name="ce9" table:formula="of:=ROUND(RAND()*10;)" office:value-type="float" office:value="4" calcext:value-type="float">
            <text:p>4</text:p>
          </table:table-cell>
          <table:table-cell table:style-name="ce9" table:formula="of:=ROUND(RAND()*10;)" office:value-type="float" office:value="2" calcext:value-type="float">
            <text:p>2</text:p>
          </table:table-cell>
          <table:table-cell table:style-name="ce9" table:formula="of:=ROUND(RAND()*10;)" office:value-type="float" office:value="3" calcext:value-type="float">
            <text:p>3</text:p>
          </table:table-cell>
          <table:table-cell table:style-name="ce9" table:formula="of:=ROUND(RAND()*10;)" office:value-type="float" office:value="9" calcext:value-type="float">
            <text:p>9</text:p>
          </table:table-cell>
          <table:table-cell table:style-name="ce12" table:formula="of:=ROUND(RAND()*10;)" office:value-type="float" office:value="4" calcext:value-type="float">
            <text:p>4</text:p>
          </table:table-cell>
          <table:table-cell table:number-columns-repeated="249"/>
        </table:table-row>
        <table:table-row table:style-name="ro1">
          <table:table-cell/>
          <table:table-cell table:style-name="ce6" table:formula="of:=ROUND(RAND()*10;)" office:value-type="float" office:value="3" calcext:value-type="float">
            <text:p>3</text:p>
          </table:table-cell>
          <table:table-cell table:style-name="ce9" table:formula="of:=ROUND(RAND()*10;)" office:value-type="float" office:value="3" calcext:value-type="float">
            <text:p>3</text:p>
          </table:table-cell>
          <table:table-cell table:style-name="ce9" table:formula="of:=ROUND(RAND()*10;)" office:value-type="float" office:value="0" calcext:value-type="float">
            <text:p>0</text:p>
          </table:table-cell>
          <table:table-cell table:style-name="ce9" table:formula="of:=ROUND(RAND()*10;)" office:value-type="float" office:value="9" calcext:value-type="float">
            <text:p>9</text:p>
          </table:table-cell>
          <table:table-cell table:style-name="ce9" table:formula="of:=ROUND(RAND()*10;)" office:value-type="float" office:value="2" calcext:value-type="float">
            <text:p>2</text:p>
          </table:table-cell>
          <table:table-cell table:style-name="ce12" table:formula="of:=ROUND(RAND()*10;)" office:value-type="float" office:value="5" calcext:value-type="float">
            <text:p>5</text:p>
          </table:table-cell>
          <table:table-cell table:number-columns-repeated="249"/>
        </table:table-row>
        <table:table-row table:style-name="ro1">
          <table:table-cell/>
          <table:table-cell table:style-name="ce6" table:formula="of:=ROUND(RAND()*10;)" office:value-type="float" office:value="5" calcext:value-type="float">
            <text:p>5</text:p>
          </table:table-cell>
          <table:table-cell table:style-name="ce9" table:formula="of:=ROUND(RAND()*10;)" office:value-type="float" office:value="3" calcext:value-type="float">
            <text:p>3</text:p>
          </table:table-cell>
          <table:table-cell table:style-name="ce9" table:formula="of:=ROUND(RAND()*10;)" office:value-type="float" office:value="5" calcext:value-type="float">
            <text:p>5</text:p>
          </table:table-cell>
          <table:table-cell table:style-name="ce9" table:formula="of:=ROUND(RAND()*10;)" office:value-type="float" office:value="4" calcext:value-type="float">
            <text:p>4</text:p>
          </table:table-cell>
          <table:table-cell table:style-name="ce9" table:formula="of:=ROUND(RAND()*10;)" office:value-type="float" office:value="10" calcext:value-type="float">
            <text:p>10</text:p>
          </table:table-cell>
          <table:table-cell table:style-name="ce12" table:formula="of:=ROUND(RAND()*10;)" office:value-type="float" office:value="8" calcext:value-type="float">
            <text:p>8</text:p>
          </table:table-cell>
          <table:table-cell table:number-columns-repeated="249"/>
        </table:table-row>
        <table:table-row table:style-name="ro1">
          <table:table-cell/>
          <table:table-cell table:style-name="ce6" table:formula="of:=ROUND(RAND()*10;)" office:value-type="float" office:value="1" calcext:value-type="float">
            <text:p>1</text:p>
          </table:table-cell>
          <table:table-cell table:style-name="ce9" table:formula="of:=ROUND(RAND()*10;)" office:value-type="float" office:value="8" calcext:value-type="float">
            <text:p>8</text:p>
          </table:table-cell>
          <table:table-cell table:style-name="ce9" table:formula="of:=ROUND(RAND()*10;)" office:value-type="float" office:value="2" calcext:value-type="float">
            <text:p>2</text:p>
          </table:table-cell>
          <table:table-cell table:style-name="ce9" table:formula="of:=ROUND(RAND()*10;)" office:value-type="float" office:value="9" calcext:value-type="float">
            <text:p>9</text:p>
          </table:table-cell>
          <table:table-cell table:style-name="ce9" table:formula="of:=ROUND(RAND()*10;)" office:value-type="float" office:value="2" calcext:value-type="float">
            <text:p>2</text:p>
          </table:table-cell>
          <table:table-cell table:style-name="ce12" table:formula="of:=ROUND(RAND()*10;)" office:value-type="float" office:value="5" calcext:value-type="float">
            <text:p>5</text:p>
          </table:table-cell>
          <table:table-cell table:number-columns-repeated="249"/>
        </table:table-row>
        <table:table-row table:style-name="ro1">
          <table:table-cell/>
          <table:table-cell table:style-name="ce6" table:formula="of:=ROUND(RAND()*10;)" office:value-type="float" office:value="5" calcext:value-type="float">
            <text:p>5</text:p>
          </table:table-cell>
          <table:table-cell table:style-name="ce9" table:formula="of:=ROUND(RAND()*10;)" office:value-type="float" office:value="8" calcext:value-type="float">
            <text:p>8</text:p>
          </table:table-cell>
          <table:table-cell table:style-name="ce9" table:formula="of:=ROUND(RAND()*10;)" office:value-type="float" office:value="8" calcext:value-type="float">
            <text:p>8</text:p>
          </table:table-cell>
          <table:table-cell table:style-name="ce9" table:formula="of:=ROUND(RAND()*10;)" office:value-type="float" office:value="1" calcext:value-type="float">
            <text:p>1</text:p>
          </table:table-cell>
          <table:table-cell table:style-name="ce9" table:formula="of:=ROUND(RAND()*10;)" office:value-type="float" office:value="5" calcext:value-type="float">
            <text:p>5</text:p>
          </table:table-cell>
          <table:table-cell table:style-name="ce12" table:formula="of:=ROUND(RAND()*10;)" office:value-type="float" office:value="5" calcext:value-type="float">
            <text:p>5</text:p>
          </table:table-cell>
          <table:table-cell table:number-columns-repeated="249"/>
        </table:table-row>
        <table:table-row table:style-name="ro1">
          <table:table-cell/>
          <table:table-cell table:style-name="ce6" table:formula="of:=ROUND(RAND()*10;)" office:value-type="float" office:value="1" calcext:value-type="float">
            <text:p>1</text:p>
          </table:table-cell>
          <table:table-cell table:style-name="ce9" table:formula="of:=ROUND(RAND()*10;)" office:value-type="float" office:value="7" calcext:value-type="float">
            <text:p>7</text:p>
          </table:table-cell>
          <table:table-cell table:style-name="ce9" table:formula="of:=ROUND(RAND()*10;)" office:value-type="float" office:value="1" calcext:value-type="float">
            <text:p>1</text:p>
          </table:table-cell>
          <table:table-cell table:style-name="ce9" table:formula="of:=ROUND(RAND()*10;)" office:value-type="float" office:value="3" calcext:value-type="float">
            <text:p>3</text:p>
          </table:table-cell>
          <table:table-cell table:style-name="ce9" table:formula="of:=ROUND(RAND()*10;)" office:value-type="float" office:value="8" calcext:value-type="float">
            <text:p>8</text:p>
          </table:table-cell>
          <table:table-cell table:style-name="ce12" table:formula="of:=ROUND(RAND()*10;)" office:value-type="float" office:value="3" calcext:value-type="float">
            <text:p>3</text:p>
          </table:table-cell>
          <table:table-cell table:number-columns-repeated="249"/>
        </table:table-row>
        <table:table-row table:style-name="ro1">
          <table:table-cell/>
          <table:table-cell table:style-name="ce6" table:formula="of:=ROUND(RAND()*10;)" office:value-type="float" office:value="3" calcext:value-type="float">
            <text:p>3</text:p>
          </table:table-cell>
          <table:table-cell table:style-name="ce9" table:formula="of:=ROUND(RAND()*10;)" office:value-type="float" office:value="3" calcext:value-type="float">
            <text:p>3</text:p>
          </table:table-cell>
          <table:table-cell table:style-name="ce9" table:formula="of:=ROUND(RAND()*10;)" office:value-type="float" office:value="2" calcext:value-type="float">
            <text:p>2</text:p>
          </table:table-cell>
          <table:table-cell table:style-name="ce9" table:formula="of:=ROUND(RAND()*10;)" office:value-type="float" office:value="2" calcext:value-type="float">
            <text:p>2</text:p>
          </table:table-cell>
          <table:table-cell table:style-name="ce9" table:formula="of:=ROUND(RAND()*10;)" office:value-type="float" office:value="7" calcext:value-type="float">
            <text:p>7</text:p>
          </table:table-cell>
          <table:table-cell table:style-name="ce12" table:formula="of:=ROUND(RAND()*10;)" office:value-type="float" office:value="8" calcext:value-type="float">
            <text:p>8</text:p>
          </table:table-cell>
          <table:table-cell table:number-columns-repeated="249"/>
        </table:table-row>
        <table:table-row table:style-name="ro1">
          <table:table-cell/>
          <table:table-cell table:style-name="ce6" table:formula="of:=ROUND(RAND()*10;)" office:value-type="float" office:value="1" calcext:value-type="float">
            <text:p>1</text:p>
          </table:table-cell>
          <table:table-cell table:style-name="ce9" table:formula="of:=ROUND(RAND()*10;)" office:value-type="float" office:value="10" calcext:value-type="float">
            <text:p>10</text:p>
          </table:table-cell>
          <table:table-cell table:style-name="ce9" table:formula="of:=ROUND(RAND()*10;)" office:value-type="float" office:value="2" calcext:value-type="float">
            <text:p>2</text:p>
          </table:table-cell>
          <table:table-cell table:style-name="ce9" table:formula="of:=ROUND(RAND()*10;)" office:value-type="float" office:value="10" calcext:value-type="float">
            <text:p>10</text:p>
          </table:table-cell>
          <table:table-cell table:style-name="ce9" table:formula="of:=ROUND(RAND()*10;)" office:value-type="float" office:value="8" calcext:value-type="float">
            <text:p>8</text:p>
          </table:table-cell>
          <table:table-cell table:style-name="ce12" table:formula="of:=ROUND(RAND()*10;)" office:value-type="float" office:value="2" calcext:value-type="float">
            <text:p>2</text:p>
          </table:table-cell>
          <table:table-cell table:number-columns-repeated="249"/>
        </table:table-row>
        <table:table-row table:style-name="ro1">
          <table:table-cell/>
          <table:table-cell table:style-name="ce6" table:formula="of:=ROUND(RAND()*10;)" office:value-type="float" office:value="4" calcext:value-type="float">
            <text:p>4</text:p>
          </table:table-cell>
          <table:table-cell table:style-name="ce9" table:formula="of:=ROUND(RAND()*10;)" office:value-type="float" office:value="1" calcext:value-type="float">
            <text:p>1</text:p>
          </table:table-cell>
          <table:table-cell table:style-name="ce9" table:formula="of:=ROUND(RAND()*10;)" office:value-type="float" office:value="1" calcext:value-type="float">
            <text:p>1</text:p>
          </table:table-cell>
          <table:table-cell table:style-name="ce9" table:formula="of:=ROUND(RAND()*10;)" office:value-type="float" office:value="10" calcext:value-type="float">
            <text:p>10</text:p>
          </table:table-cell>
          <table:table-cell table:style-name="ce9" table:formula="of:=ROUND(RAND()*10;)" office:value-type="float" office:value="7" calcext:value-type="float">
            <text:p>7</text:p>
          </table:table-cell>
          <table:table-cell table:style-name="ce12" table:formula="of:=ROUND(RAND()*10;)"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/>
          <table:table-cell table:style-name="ce6" table:formula="of:=ROUND(RAND()*10;)" office:value-type="float" office:value="8" calcext:value-type="float">
            <text:p>8</text:p>
          </table:table-cell>
          <table:table-cell table:style-name="ce9" table:formula="of:=ROUND(RAND()*10;)" office:value-type="float" office:value="5" calcext:value-type="float">
            <text:p>5</text:p>
          </table:table-cell>
          <table:table-cell table:style-name="ce9" table:formula="of:=ROUND(RAND()*10;)" office:value-type="float" office:value="5" calcext:value-type="float">
            <text:p>5</text:p>
          </table:table-cell>
          <table:table-cell table:style-name="ce9" table:formula="of:=ROUND(RAND()*10;)" office:value-type="float" office:value="4" calcext:value-type="float">
            <text:p>4</text:p>
          </table:table-cell>
          <table:table-cell table:style-name="ce9" table:formula="of:=ROUND(RAND()*10;)" office:value-type="float" office:value="6" calcext:value-type="float">
            <text:p>6</text:p>
          </table:table-cell>
          <table:table-cell table:style-name="ce12" table:formula="of:=ROUND(RAND()*10;)" office:value-type="float" office:value="8" calcext:value-type="float">
            <text:p>8</text:p>
          </table:table-cell>
          <table:table-cell table:number-columns-repeated="249"/>
        </table:table-row>
        <table:table-row table:style-name="ro1">
          <table:table-cell/>
          <table:table-cell table:style-name="ce6" table:formula="of:=ROUND(RAND()*10;)" office:value-type="float" office:value="5" calcext:value-type="float">
            <text:p>5</text:p>
          </table:table-cell>
          <table:table-cell table:style-name="ce9" table:formula="of:=ROUND(RAND()*10;)" office:value-type="float" office:value="5" calcext:value-type="float">
            <text:p>5</text:p>
          </table:table-cell>
          <table:table-cell table:style-name="ce9" table:formula="of:=ROUND(RAND()*10;)" office:value-type="float" office:value="10" calcext:value-type="float">
            <text:p>10</text:p>
          </table:table-cell>
          <table:table-cell table:style-name="ce9" table:formula="of:=ROUND(RAND()*10;)" office:value-type="float" office:value="2" calcext:value-type="float">
            <text:p>2</text:p>
          </table:table-cell>
          <table:table-cell table:style-name="ce9" table:formula="of:=ROUND(RAND()*10;)" office:value-type="float" office:value="2" calcext:value-type="float">
            <text:p>2</text:p>
          </table:table-cell>
          <table:table-cell table:style-name="ce12" table:formula="of:=ROUND(RAND()*10;)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/>
          <table:table-cell table:style-name="ce7" table:formula="of:=ROUND(RAND()*10;)" office:value-type="float" office:value="3" calcext:value-type="float">
            <text:p>3</text:p>
          </table:table-cell>
          <table:table-cell table:style-name="ce10" table:formula="of:=ROUND(RAND()*10;)" office:value-type="float" office:value="9" calcext:value-type="float">
            <text:p>9</text:p>
          </table:table-cell>
          <table:table-cell table:style-name="ce10" table:formula="of:=ROUND(RAND()*10;)" office:value-type="float" office:value="1" calcext:value-type="float">
            <text:p>1</text:p>
          </table:table-cell>
          <table:table-cell table:style-name="ce10" table:formula="of:=ROUND(RAND()*10;)" office:value-type="float" office:value="6" calcext:value-type="float">
            <text:p>6</text:p>
          </table:table-cell>
          <table:table-cell table:style-name="ce10" table:formula="of:=ROUND(RAND()*10;)" office:value-type="float" office:value="0" calcext:value-type="float">
            <text:p>0</text:p>
          </table:table-cell>
          <table:table-cell table:style-name="ce13" table:formula="of:=ROUND(RAND()*10;)" office:value-type="float" office:value="5" calcext:value-type="float">
            <text:p>5</text:p>
          </table:table-cell>
          <table:table-cell table:number-columns-repeated="249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7" table:default-cell-style-name="ce1"/>
        <table:table-column table:style-name="co8" table:number-columns-repeated="8" table:default-cell-style-name="ce1"/>
        <table:table-column table:style-name="co1" table:number-columns-repeated="246" table:default-cell-style-name="ce1"/>
        <table:table-row table:style-name="ro2">
          <table:table-cell table:number-columns-repeated="257"/>
        </table:table-row>
        <table:table-row table:style-name="ro2">
          <table:table-cell/>
          <table:table-cell office:value-type="string" calcext:value-type="string">
            <text:p>Xbar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x5</text:p>
          </table:table-cell>
          <table:table-cell table:style-name="ce14" office:value-type="string" calcext:value-type="string">
            <text:p>x6</text:p>
          </table:table-cell>
          <table:table-cell table:style-name="ce14" office:value-type="string" calcext:value-type="string">
            <text:p>x7</text:p>
          </table:table-cell>
          <table:table-cell table:style-name="ce14" office:value-type="string" calcext:value-type="string">
            <text:p>x8</text:p>
          </table:table-cell>
          <table:table-cell table:style-name="ce14" office:value-type="string" calcext:value-type="string">
            <text:p>x9</text:p>
          </table:table-cell>
          <table:table-cell table:number-columns-repeated="246"/>
        </table:table-row>
        <table:table-row table:style-name="ro2">
          <table:table-cell/>
          <table:table-cell table:formula="of:=AVERAGE([.C3:.K3])" office:value-type="float" office:value="56.8888888888889" calcext:value-type="float">
            <text:p>56.888888888888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246"/>
        </table:table-row>
        <table:table-row table:style-name="ro2">
          <table:table-cell/>
          <table:table-cell table:formula="of:=AVERAGE([.C4:.K4])" office:value-type="float" office:value="55.5555555555556" calcext:value-type="float">
            <text:p>55.5555555555556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46"/>
        </table:table-row>
        <table:table-row table:style-name="ro2">
          <table:table-cell/>
          <table:table-cell table:formula="of:=AVERAGE([.C5:.K5])" office:value-type="float" office:value="41.2222222222222" calcext:value-type="float">
            <text:p>41.222222222222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246"/>
        </table:table-row>
        <table:table-row table:style-name="ro2">
          <table:table-cell/>
          <table:table-cell table:formula="of:=AVERAGE([.C6:.K6])" office:value-type="float" office:value="49.8888888888889" calcext:value-type="float">
            <text:p>49.8888888888889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246"/>
        </table:table-row>
        <table:table-row table:style-name="ro2">
          <table:table-cell/>
          <table:table-cell table:formula="of:=AVERAGE([.C7:.K7])" office:value-type="float" office:value="40.1111111111111" calcext:value-type="float">
            <text:p>40.1111111111111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46"/>
        </table:table-row>
        <table:table-row table:style-name="ro2">
          <table:table-cell/>
          <table:table-cell table:formula="of:=AVERAGE([.C8:.K8])" office:value-type="float" office:value="50.8888888888889" calcext:value-type="float">
            <text:p>50.888888888888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46"/>
        </table:table-row>
        <table:table-row table:style-name="ro2">
          <table:table-cell/>
          <table:table-cell table:formula="of:=AVERAGE([.C9:.K9])" office:value-type="float" office:value="30.8888888888889" calcext:value-type="float">
            <text:p>30.8888888888889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46"/>
        </table:table-row>
        <table:table-row table:style-name="ro2">
          <table:table-cell/>
          <table:table-cell table:formula="of:=AVERAGE([.C10:.K10])" office:value-type="float" office:value="42.8888888888889" calcext:value-type="float">
            <text:p>42.888888888888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46"/>
        </table:table-row>
        <table:table-row table:style-name="ro2">
          <table:table-cell/>
          <table:table-cell table:formula="of:=AVERAGE([.C11:.K11])" office:value-type="float" office:value="61.6666666666667" calcext:value-type="float">
            <text:p>61.6666666666667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46"/>
        </table:table-row>
        <table:table-row table:style-name="ro2">
          <table:table-cell/>
          <table:table-cell table:formula="of:=AVERAGE([.C12:.K12])" office:value-type="float" office:value="48.4444444444444" calcext:value-type="float">
            <text:p>48.444444444444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46"/>
        </table:table-row>
        <table:table-row table:style-name="ro2">
          <table:table-cell/>
          <table:table-cell table:formula="of:=AVERAGE([.C13:.K13])" office:value-type="float" office:value="45.2222222222222" calcext:value-type="float">
            <text:p>45.2222222222222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246"/>
        </table:table-row>
        <table:table-row table:style-name="ro2">
          <table:table-cell/>
          <table:table-cell table:formula="of:=AVERAGE([.C14:.K14])" office:value-type="float" office:value="36.8888888888889" calcext:value-type="float">
            <text:p>36.888888888888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46"/>
        </table:table-row>
        <table:table-row table:style-name="ro2">
          <table:table-cell/>
          <table:table-cell table:formula="of:=AVERAGE([.C15:.K15])" office:value-type="float" office:value="47.2222222222222" calcext:value-type="float">
            <text:p>47.222222222222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46"/>
        </table:table-row>
        <table:table-row table:style-name="ro2">
          <table:table-cell/>
          <table:table-cell table:formula="of:=AVERAGE([.C16:.K16])" office:value-type="float" office:value="58.7777777777778" calcext:value-type="float">
            <text:p>58.777777777777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46"/>
        </table:table-row>
        <table:table-row table:style-name="ro2">
          <table:table-cell/>
          <table:table-cell table:formula="of:=AVERAGE([.C17:.K17])" office:value-type="float" office:value="45.3333333333333" calcext:value-type="float">
            <text:p>45.333333333333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46"/>
        </table:table-row>
        <table:table-row table:style-name="ro2">
          <table:table-cell/>
          <table:table-cell table:formula="of:=AVERAGE([.C18:.K18])" office:value-type="float" office:value="55.4444444444444" calcext:value-type="float">
            <text:p>55.4444444444444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246"/>
        </table:table-row>
        <table:table-row table:style-name="ro2">
          <table:table-cell/>
          <table:table-cell table:formula="of:=AVERAGE([.C19:.K19])" office:value-type="float" office:value="49.5555555555556" calcext:value-type="float">
            <text:p>49.5555555555556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246"/>
        </table:table-row>
        <table:table-row table:style-name="ro2">
          <table:table-cell/>
          <table:table-cell table:formula="of:=AVERAGE([.C20:.K20])" office:value-type="float" office:value="38" calcext:value-type="float">
            <text:p>38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46"/>
        </table:table-row>
        <table:table-row table:style-name="ro2">
          <table:table-cell/>
          <table:table-cell table:formula="of:=AVERAGE([.C21:.K21])" office:value-type="float" office:value="52.6666666666667" calcext:value-type="float">
            <text:p>52.6666666666667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" table:style-name="ce9" office:value-type="float" office:value="69" calcext:value-type="float">
            <text:p>69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46"/>
        </table:table-row>
        <table:table-row table:style-name="ro2">
          <table:table-cell/>
          <table:table-cell table:formula="of:=AVERAGE([.C22:.K22])" office:value-type="float" office:value="37.7777777777778" calcext:value-type="float">
            <text:p>37.777777777777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90" calcext:value-type="float">
            <text:p>90</text:p>
          </table:table-cell>
          <table:table-cell table:number-columns-repeated="246"/>
        </table:table-row>
        <table:table-row table:style-name="ro2">
          <table:table-cell/>
          <table:table-cell table:formula="of:=AVERAGE([.C23:.K23])" office:value-type="float" office:value="45.7777777777778" calcext:value-type="float">
            <text:p>45.7777777777778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246"/>
        </table:table-row>
        <table:table-row table:style-name="ro2">
          <table:table-cell/>
          <table:table-cell table:formula="of:=AVERAGE([.C24:.K24])" office:value-type="float" office:value="56.6666666666667" calcext:value-type="float">
            <text:p>56.666666666666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93" calcext:value-type="float">
            <text:p>93</text:p>
          </table:table-cell>
          <table:table-cell table:number-columns-repeated="246"/>
        </table:table-row>
        <table:table-row table:style-name="ro2">
          <table:table-cell/>
          <table:table-cell table:formula="of:=AVERAGE([.C25:.K25])" office:value-type="float" office:value="50" calcext:value-type="float">
            <text:p>50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9" table:formula="of:=AVERAGE([.C3:.C25])" office:value-type="float" office:value="41.8695652173913" calcext:value-type="float">
            <text:p>41.8695652173913</text:p>
          </table:table-cell>
          <table:table-cell table:style-name="ce9" table:formula="of:=AVERAGE([.D3:.D25])" office:value-type="float" office:value="51.7391304347826" calcext:value-type="float">
            <text:p>51.7391304347826</text:p>
          </table:table-cell>
          <table:table-cell table:style-name="ce9" table:formula="of:=AVERAGE([.E3:.E25])" office:value-type="float" office:value="56.304347826087" calcext:value-type="float">
            <text:p>56.304347826087</text:p>
          </table:table-cell>
          <table:table-cell table:style-name="ce9" table:formula="of:=AVERAGE([.F3:.F25])" office:value-type="float" office:value="45.1304347826087" calcext:value-type="float">
            <text:p>45.1304347826087</text:p>
          </table:table-cell>
          <table:table-cell table:style-name="ce9" table:formula="of:=AVERAGE([.G3:.G25])" office:value-type="float" office:value="48.4782608695652" calcext:value-type="float">
            <text:p>48.4782608695652</text:p>
          </table:table-cell>
          <table:table-cell table:style-name="ce9" table:formula="of:=AVERAGE([.H3:.H25])" office:value-type="float" office:value="44.4782608695652" calcext:value-type="float">
            <text:p>44.4782608695652</text:p>
          </table:table-cell>
          <table:table-cell table:style-name="ce9" table:formula="of:=AVERAGE([.I3:.I25])" office:value-type="float" office:value="43.5217391304348" calcext:value-type="float">
            <text:p>43.5217391304348</text:p>
          </table:table-cell>
          <table:table-cell table:style-name="ce9" table:formula="of:=AVERAGE([.J3:.J25])" office:value-type="float" office:value="46.8260869565217" calcext:value-type="float">
            <text:p>46.8260869565217</text:p>
          </table:table-cell>
          <table:table-cell table:style-name="ce9" table:formula="of:=AVERAGE([.K3:.K25])" office:value-type="float" office:value="51.2173913043478" calcext:value-type="float">
            <text:p>51.217391304347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9" table:formula="of:=STDEV([.C3:.C25])" office:value-type="float" office:value="29.64073417663" calcext:value-type="float">
            <text:p>29.64073417663</text:p>
          </table:table-cell>
          <table:table-cell table:style-name="ce9" table:formula="of:=STDEV([.D3:.D25])" office:value-type="float" office:value="29.3074880150951" calcext:value-type="float">
            <text:p>29.3074880150951</text:p>
          </table:table-cell>
          <table:table-cell table:style-name="ce9" table:formula="of:=STDEV([.E3:.E25])" office:value-type="float" office:value="28.6870810052328" calcext:value-type="float">
            <text:p>28.6870810052328</text:p>
          </table:table-cell>
          <table:table-cell table:style-name="ce9" table:formula="of:=STDEV([.F3:.F25])" office:value-type="float" office:value="25.2915802515492" calcext:value-type="float">
            <text:p>25.2915802515492</text:p>
          </table:table-cell>
          <table:table-cell table:style-name="ce9" table:formula="of:=STDEV([.G3:.G25])" office:value-type="float" office:value="28.7858386351493" calcext:value-type="float">
            <text:p>28.7858386351493</text:p>
          </table:table-cell>
          <table:table-cell table:style-name="ce9" table:formula="of:=STDEV([.H3:.H25])" office:value-type="float" office:value="28.5209166708757" calcext:value-type="float">
            <text:p>28.5209166708757</text:p>
          </table:table-cell>
          <table:table-cell table:style-name="ce9" table:formula="of:=STDEV([.I3:.I25])" office:value-type="float" office:value="26.7103479525639" calcext:value-type="float">
            <text:p>26.7103479525639</text:p>
          </table:table-cell>
          <table:table-cell table:style-name="ce9" table:formula="of:=STDEV([.J3:.J25])" office:value-type="float" office:value="29.8582289158633" calcext:value-type="float">
            <text:p>29.8582289158633</text:p>
          </table:table-cell>
          <table:table-cell table:style-name="ce9" table:formula="of:=STDEV([.K3:.K25])" office:value-type="float" office:value="31.6068987316192" calcext:value-type="float">
            <text:p>31.6068987316192</text:p>
          </table:table-cell>
          <table:table-cell table:number-columns-repeated="246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2"/>
          <table:table-cell office:value-type="string" calcext:value-type="string">
            <text:p>covariance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2"/>
          <table:table-cell table:formula="of:=[.C3]-[.$C$26]" office:value-type="float" office:value="-30.8695652173913" calcext:value-type="float">
            <text:p>-30.8695652173913</text:p>
          </table:table-cell>
          <table:table-cell table:formula="of:=[.D3]-[.$D$26]" office:value-type="float" office:value="23.2608695652174" calcext:value-type="float">
            <text:p>23.2608695652174</text:p>
          </table:table-cell>
          <table:table-cell table:formula="of:=[.E3]-[.$E$26]" office:value-type="float" office:value="37.695652173913" calcext:value-type="float">
            <text:p>37.695652173913</text:p>
          </table:table-cell>
          <table:table-cell table:formula="of:=[.F3]-[.$F$26]" office:value-type="float" office:value="2.8695652173913" calcext:value-type="float">
            <text:p>2.8695652173913</text:p>
          </table:table-cell>
          <table:table-cell table:formula="of:=[.G3]-[.$G$26]" office:value-type="float" office:value="2.52173913043478" calcext:value-type="float">
            <text:p>2.5217391304348</text:p>
          </table:table-cell>
          <table:table-cell table:formula="of:=[.H3]-[.$H$26]" office:value-type="float" office:value="-41.4782608695652" calcext:value-type="float">
            <text:p>-41.4782608695652</text:p>
          </table:table-cell>
          <table:table-cell table:formula="of:=[.I3]-[.$I$26]" office:value-type="float" office:value="-7.52173913043478" calcext:value-type="float">
            <text:p>-7.5217391304348</text:p>
          </table:table-cell>
          <table:table-cell table:formula="of:=[.J3]-[.$J$26]" office:value-type="float" office:value="51.1739130434783" calcext:value-type="float">
            <text:p>51.1739130434783</text:p>
          </table:table-cell>
          <table:table-cell table:formula="of:=[.K3]-[.$K$26]" office:value-type="float" office:value="44.7826086956522" calcext:value-type="float">
            <text:p>44.782608695652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4]-[.$C$26]" office:value-type="float" office:value="-5.8695652173913" calcext:value-type="float">
            <text:p>-5.8695652173913</text:p>
          </table:table-cell>
          <table:table-cell table:formula="of:=[.D4]-[.$D$26]" office:value-type="float" office:value="-11.7391304347826" calcext:value-type="float">
            <text:p>-11.7391304347826</text:p>
          </table:table-cell>
          <table:table-cell table:formula="of:=[.E4]-[.$E$26]" office:value-type="float" office:value="-2.30434782608695" calcext:value-type="float">
            <text:p>-2.304347826087</text:p>
          </table:table-cell>
          <table:table-cell table:formula="of:=[.F4]-[.$F$26]" office:value-type="float" office:value="-3.1304347826087" calcext:value-type="float">
            <text:p>-3.1304347826087</text:p>
          </table:table-cell>
          <table:table-cell table:formula="of:=[.G4]-[.$G$26]" office:value-type="float" office:value="42.5217391304348" calcext:value-type="float">
            <text:p>42.5217391304348</text:p>
          </table:table-cell>
          <table:table-cell table:formula="of:=[.H4]-[.$H$26]" office:value-type="float" office:value="-15.4782608695652" calcext:value-type="float">
            <text:p>-15.4782608695652</text:p>
          </table:table-cell>
          <table:table-cell table:formula="of:=[.I4]-[.$I$26]" office:value-type="float" office:value="16.4782608695652" calcext:value-type="float">
            <text:p>16.4782608695652</text:p>
          </table:table-cell>
          <table:table-cell table:formula="of:=[.J4]-[.$J$26]" office:value-type="float" office:value="17.1739130434783" calcext:value-type="float">
            <text:p>17.1739130434783</text:p>
          </table:table-cell>
          <table:table-cell table:formula="of:=[.K4]-[.$K$26]" office:value-type="float" office:value="32.7826086956522" calcext:value-type="float">
            <text:p>32.782608695652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]-[.$C$26]" office:value-type="float" office:value="-28.8695652173913" calcext:value-type="float">
            <text:p>-28.8695652173913</text:p>
          </table:table-cell>
          <table:table-cell table:formula="of:=[.D5]-[.$D$26]" office:value-type="float" office:value="-17.7391304347826" calcext:value-type="float">
            <text:p>-17.7391304347826</text:p>
          </table:table-cell>
          <table:table-cell table:formula="of:=[.E5]-[.$E$26]" office:value-type="float" office:value="-3.30434782608695" calcext:value-type="float">
            <text:p>-3.304347826087</text:p>
          </table:table-cell>
          <table:table-cell table:formula="of:=[.F5]-[.$F$26]" office:value-type="float" office:value="8.8695652173913" calcext:value-type="float">
            <text:p>8.8695652173913</text:p>
          </table:table-cell>
          <table:table-cell table:formula="of:=[.G5]-[.$G$26]" office:value-type="float" office:value="-16.4782608695652" calcext:value-type="float">
            <text:p>-16.4782608695652</text:p>
          </table:table-cell>
          <table:table-cell table:formula="of:=[.H5]-[.$H$26]" office:value-type="float" office:value="31.5217391304348" calcext:value-type="float">
            <text:p>31.5217391304348</text:p>
          </table:table-cell>
          <table:table-cell table:formula="of:=[.I5]-[.$I$26]" office:value-type="float" office:value="-3.52173913043478" calcext:value-type="float">
            <text:p>-3.5217391304348</text:p>
          </table:table-cell>
          <table:table-cell table:formula="of:=[.J5]-[.$J$26]" office:value-type="float" office:value="7.17391304347826" calcext:value-type="float">
            <text:p>7.1739130434783</text:p>
          </table:table-cell>
          <table:table-cell table:formula="of:=[.K5]-[.$K$26]" office:value-type="float" office:value="-36.2173913043478" calcext:value-type="float">
            <text:p>-36.217391304347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6]-[.$C$26]" office:value-type="float" office:value="-0.869565217391305" calcext:value-type="float">
            <text:p>-0.8695652173913</text:p>
          </table:table-cell>
          <table:table-cell table:formula="of:=[.D6]-[.$D$26]" office:value-type="float" office:value="-1.73913043478261" calcext:value-type="float">
            <text:p>-1.7391304347826</text:p>
          </table:table-cell>
          <table:table-cell table:formula="of:=[.E6]-[.$E$26]" office:value-type="float" office:value="19.695652173913" calcext:value-type="float">
            <text:p>19.695652173913</text:p>
          </table:table-cell>
          <table:table-cell table:formula="of:=[.F6]-[.$F$26]" office:value-type="float" office:value="-16.1304347826087" calcext:value-type="float">
            <text:p>-16.1304347826087</text:p>
          </table:table-cell>
          <table:table-cell table:formula="of:=[.G6]-[.$G$26]" office:value-type="float" office:value="-6.47826086956522" calcext:value-type="float">
            <text:p>-6.4782608695652</text:p>
          </table:table-cell>
          <table:table-cell table:formula="of:=[.H6]-[.$H$26]" office:value-type="float" office:value="37.5217391304348" calcext:value-type="float">
            <text:p>37.5217391304348</text:p>
          </table:table-cell>
          <table:table-cell table:formula="of:=[.I6]-[.$I$26]" office:value-type="float" office:value="16.4782608695652" calcext:value-type="float">
            <text:p>16.4782608695652</text:p>
          </table:table-cell>
          <table:table-cell table:formula="of:=[.J6]-[.$J$26]" office:value-type="float" office:value="-24.8260869565217" calcext:value-type="float">
            <text:p>-24.8260869565217</text:p>
          </table:table-cell>
          <table:table-cell table:formula="of:=[.K6]-[.$K$26]" office:value-type="float" office:value="-4.21739130434783" calcext:value-type="float">
            <text:p>-4.217391304347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7]-[.$C$26]" office:value-type="float" office:value="42.1304347826087" calcext:value-type="float">
            <text:p>42.1304347826087</text:p>
          </table:table-cell>
          <table:table-cell table:formula="of:=[.D7]-[.$D$26]" office:value-type="float" office:value="-37.7391304347826" calcext:value-type="float">
            <text:p>-37.7391304347826</text:p>
          </table:table-cell>
          <table:table-cell table:formula="of:=[.E7]-[.$E$26]" office:value-type="float" office:value="-52.304347826087" calcext:value-type="float">
            <text:p>-52.304347826087</text:p>
          </table:table-cell>
          <table:table-cell table:formula="of:=[.F7]-[.$F$26]" office:value-type="float" office:value="-24.1304347826087" calcext:value-type="float">
            <text:p>-24.1304347826087</text:p>
          </table:table-cell>
          <table:table-cell table:formula="of:=[.G7]-[.$G$26]" office:value-type="float" office:value="-43.4782608695652" calcext:value-type="float">
            <text:p>-43.4782608695652</text:p>
          </table:table-cell>
          <table:table-cell table:formula="of:=[.H7]-[.$H$26]" office:value-type="float" office:value="-19.4782608695652" calcext:value-type="float">
            <text:p>-19.4782608695652</text:p>
          </table:table-cell>
          <table:table-cell table:formula="of:=[.I7]-[.$I$26]" office:value-type="float" office:value="20.4782608695652" calcext:value-type="float">
            <text:p>20.4782608695652</text:p>
          </table:table-cell>
          <table:table-cell table:formula="of:=[.J7]-[.$J$26]" office:value-type="float" office:value="40.1739130434783" calcext:value-type="float">
            <text:p>40.1739130434783</text:p>
          </table:table-cell>
          <table:table-cell table:formula="of:=[.K7]-[.$K$26]" office:value-type="float" office:value="5.78260869565217" calcext:value-type="float">
            <text:p>5.782608695652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8]-[.$C$26]" office:value-type="float" office:value="-25.8695652173913" calcext:value-type="float">
            <text:p>-25.8695652173913</text:p>
          </table:table-cell>
          <table:table-cell table:formula="of:=[.D8]-[.$D$26]" office:value-type="float" office:value="24.2608695652174" calcext:value-type="float">
            <text:p>24.2608695652174</text:p>
          </table:table-cell>
          <table:table-cell table:formula="of:=[.E8]-[.$E$26]" office:value-type="float" office:value="13.695652173913" calcext:value-type="float">
            <text:p>13.695652173913</text:p>
          </table:table-cell>
          <table:table-cell table:formula="of:=[.F8]-[.$F$26]" office:value-type="float" office:value="51.8695652173913" calcext:value-type="float">
            <text:p>51.8695652173913</text:p>
          </table:table-cell>
          <table:table-cell table:formula="of:=[.G8]-[.$G$26]" office:value-type="float" office:value="11.5217391304348" calcext:value-type="float">
            <text:p>11.5217391304348</text:p>
          </table:table-cell>
          <table:table-cell table:formula="of:=[.H8]-[.$H$26]" office:value-type="float" office:value="-34.4782608695652" calcext:value-type="float">
            <text:p>-34.4782608695652</text:p>
          </table:table-cell>
          <table:table-cell table:formula="of:=[.I8]-[.$I$26]" office:value-type="float" office:value="-19.5217391304348" calcext:value-type="float">
            <text:p>-19.5217391304348</text:p>
          </table:table-cell>
          <table:table-cell table:formula="of:=[.J8]-[.$J$26]" office:value-type="float" office:value="-10.8260869565217" calcext:value-type="float">
            <text:p>-10.8260869565217</text:p>
          </table:table-cell>
          <table:table-cell table:formula="of:=[.K8]-[.$K$26]" office:value-type="float" office:value="17.7826086956522" calcext:value-type="float">
            <text:p>17.782608695652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9]-[.$C$26]" office:value-type="float" office:value="6.1304347826087" calcext:value-type="float">
            <text:p>6.1304347826087</text:p>
          </table:table-cell>
          <table:table-cell table:formula="of:=[.D9]-[.$D$26]" office:value-type="float" office:value="-47.7391304347826" calcext:value-type="float">
            <text:p>-47.7391304347826</text:p>
          </table:table-cell>
          <table:table-cell table:formula="of:=[.E9]-[.$E$26]" office:value-type="float" office:value="-18.304347826087" calcext:value-type="float">
            <text:p>-18.304347826087</text:p>
          </table:table-cell>
          <table:table-cell table:formula="of:=[.F9]-[.$F$26]" office:value-type="float" office:value="-30.1304347826087" calcext:value-type="float">
            <text:p>-30.1304347826087</text:p>
          </table:table-cell>
          <table:table-cell table:formula="of:=[.G9]-[.$G$26]" office:value-type="float" office:value="-47.4782608695652" calcext:value-type="float">
            <text:p>-47.4782608695652</text:p>
          </table:table-cell>
          <table:table-cell table:formula="of:=[.H9]-[.$H$26]" office:value-type="float" office:value="-0.478260869565219" calcext:value-type="float">
            <text:p>-0.4782608695652</text:p>
          </table:table-cell>
          <table:table-cell table:formula="of:=[.I9]-[.$I$26]" office:value-type="float" office:value="28.4782608695652" calcext:value-type="float">
            <text:p>28.4782608695652</text:p>
          </table:table-cell>
          <table:table-cell table:formula="of:=[.J9]-[.$J$26]" office:value-type="float" office:value="-34.8260869565217" calcext:value-type="float">
            <text:p>-34.8260869565217</text:p>
          </table:table-cell>
          <table:table-cell table:formula="of:=[.K9]-[.$K$26]" office:value-type="float" office:value="-7.21739130434783" calcext:value-type="float">
            <text:p>-7.217391304347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10]-[.$C$26]" office:value-type="float" office:value="-36.8695652173913" calcext:value-type="float">
            <text:p>-36.8695652173913</text:p>
          </table:table-cell>
          <table:table-cell table:formula="of:=[.D10]-[.$D$26]" office:value-type="float" office:value="31.2608695652174" calcext:value-type="float">
            <text:p>31.2608695652174</text:p>
          </table:table-cell>
          <table:table-cell table:formula="of:=[.E10]-[.$E$26]" office:value-type="float" office:value="-47.304347826087" calcext:value-type="float">
            <text:p>-47.304347826087</text:p>
          </table:table-cell>
          <table:table-cell table:formula="of:=[.F10]-[.$F$26]" office:value-type="float" office:value="-20.1304347826087" calcext:value-type="float">
            <text:p>-20.1304347826087</text:p>
          </table:table-cell>
          <table:table-cell table:formula="of:=[.G10]-[.$G$26]" office:value-type="float" office:value="-14.4782608695652" calcext:value-type="float">
            <text:p>-14.4782608695652</text:p>
          </table:table-cell>
          <table:table-cell table:formula="of:=[.H10]-[.$H$26]" office:value-type="float" office:value="-5.47826086956522" calcext:value-type="float">
            <text:p>-5.4782608695652</text:p>
          </table:table-cell>
          <table:table-cell table:formula="of:=[.I10]-[.$I$26]" office:value-type="float" office:value="1.47826086956522" calcext:value-type="float">
            <text:p>1.4782608695652</text:p>
          </table:table-cell>
          <table:table-cell table:formula="of:=[.J10]-[.$J$26]" office:value-type="float" office:value="29.1739130434783" calcext:value-type="float">
            <text:p>29.1739130434783</text:p>
          </table:table-cell>
          <table:table-cell table:formula="of:=[.K10]-[.$K$26]" office:value-type="float" office:value="18.7826086956522" calcext:value-type="float">
            <text:p>18.782608695652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11]-[.$C$26]" office:value-type="float" office:value="35.1304347826087" calcext:value-type="float">
            <text:p>35.1304347826087</text:p>
          </table:table-cell>
          <table:table-cell table:formula="of:=[.D11]-[.$D$26]" office:value-type="float" office:value="1.26086956521739" calcext:value-type="float">
            <text:p>1.2608695652174</text:p>
          </table:table-cell>
          <table:table-cell table:formula="of:=[.E11]-[.$E$26]" office:value-type="float" office:value="11.695652173913" calcext:value-type="float">
            <text:p>11.695652173913</text:p>
          </table:table-cell>
          <table:table-cell table:formula="of:=[.F11]-[.$F$26]" office:value-type="float" office:value="18.8695652173913" calcext:value-type="float">
            <text:p>18.8695652173913</text:p>
          </table:table-cell>
          <table:table-cell table:formula="of:=[.G11]-[.$G$26]" office:value-type="float" office:value="40.5217391304348" calcext:value-type="float">
            <text:p>40.5217391304348</text:p>
          </table:table-cell>
          <table:table-cell table:formula="of:=[.H11]-[.$H$26]" office:value-type="float" office:value="-11.4782608695652" calcext:value-type="float">
            <text:p>-11.4782608695652</text:p>
          </table:table-cell>
          <table:table-cell table:formula="of:=[.I11]-[.$I$26]" office:value-type="float" office:value="-0.521739130434781" calcext:value-type="float">
            <text:p>-0.5217391304348</text:p>
          </table:table-cell>
          <table:table-cell table:formula="of:=[.J11]-[.$J$26]" office:value-type="float" office:value="15.1739130434783" calcext:value-type="float">
            <text:p>15.1739130434783</text:p>
          </table:table-cell>
          <table:table-cell table:formula="of:=[.K11]-[.$K$26]" office:value-type="float" office:value="14.7826086956522" calcext:value-type="float">
            <text:p>14.782608695652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12]-[.$C$26]" office:value-type="float" office:value="-23.8695652173913" calcext:value-type="float">
            <text:p>-23.8695652173913</text:p>
          </table:table-cell>
          <table:table-cell table:formula="of:=[.D12]-[.$D$26]" office:value-type="float" office:value="33.2608695652174" calcext:value-type="float">
            <text:p>33.2608695652174</text:p>
          </table:table-cell>
          <table:table-cell table:formula="of:=[.E12]-[.$E$26]" office:value-type="float" office:value="-12.304347826087" calcext:value-type="float">
            <text:p>-12.304347826087</text:p>
          </table:table-cell>
          <table:table-cell table:formula="of:=[.F12]-[.$F$26]" office:value-type="float" office:value="14.8695652173913" calcext:value-type="float">
            <text:p>14.8695652173913</text:p>
          </table:table-cell>
          <table:table-cell table:formula="of:=[.G12]-[.$G$26]" office:value-type="float" office:value="40.5217391304348" calcext:value-type="float">
            <text:p>40.5217391304348</text:p>
          </table:table-cell>
          <table:table-cell table:formula="of:=[.H12]-[.$H$26]" office:value-type="float" office:value="5.52173913043478" calcext:value-type="float">
            <text:p>5.5217391304348</text:p>
          </table:table-cell>
          <table:table-cell table:formula="of:=[.I12]-[.$I$26]" office:value-type="float" office:value="25.4782608695652" calcext:value-type="float">
            <text:p>25.4782608695652</text:p>
          </table:table-cell>
          <table:table-cell table:formula="of:=[.J12]-[.$J$26]" office:value-type="float" office:value="-34.8260869565217" calcext:value-type="float">
            <text:p>-34.8260869565217</text:p>
          </table:table-cell>
          <table:table-cell table:formula="of:=[.K12]-[.$K$26]" office:value-type="float" office:value="-42.2173913043478" calcext:value-type="float">
            <text:p>-42.217391304347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13]-[.$C$26]" office:value-type="float" office:value="16.1304347826087" calcext:value-type="float">
            <text:p>16.1304347826087</text:p>
          </table:table-cell>
          <table:table-cell table:formula="of:=[.D13]-[.$D$26]" office:value-type="float" office:value="4.26086956521739" calcext:value-type="float">
            <text:p>4.2608695652174</text:p>
          </table:table-cell>
          <table:table-cell table:formula="of:=[.E13]-[.$E$26]" office:value-type="float" office:value="42.6956521739131" calcext:value-type="float">
            <text:p>42.6956521739131</text:p>
          </table:table-cell>
          <table:table-cell table:formula="of:=[.F13]-[.$F$26]" office:value-type="float" office:value="20.8695652173913" calcext:value-type="float">
            <text:p>20.8695652173913</text:p>
          </table:table-cell>
          <table:table-cell table:formula="of:=[.G13]-[.$G$26]" office:value-type="float" office:value="-10.4782608695652" calcext:value-type="float">
            <text:p>-10.4782608695652</text:p>
          </table:table-cell>
          <table:table-cell table:formula="of:=[.H13]-[.$H$26]" office:value-type="float" office:value="-11.4782608695652" calcext:value-type="float">
            <text:p>-11.4782608695652</text:p>
          </table:table-cell>
          <table:table-cell table:formula="of:=[.I13]-[.$I$26]" office:value-type="float" office:value="-24.5217391304348" calcext:value-type="float">
            <text:p>-24.5217391304348</text:p>
          </table:table-cell>
          <table:table-cell table:formula="of:=[.J13]-[.$J$26]" office:value-type="float" office:value="-45.8260869565217" calcext:value-type="float">
            <text:p>-45.8260869565217</text:p>
          </table:table-cell>
          <table:table-cell table:formula="of:=[.K13]-[.$K$26]" office:value-type="float" office:value="-14.2173913043478" calcext:value-type="float">
            <text:p>-14.217391304347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14]-[.$C$26]" office:value-type="float" office:value="-31.8695652173913" calcext:value-type="float">
            <text:p>-31.8695652173913</text:p>
          </table:table-cell>
          <table:table-cell table:formula="of:=[.D14]-[.$D$26]" office:value-type="float" office:value="9.26086956521739" calcext:value-type="float">
            <text:p>9.2608695652174</text:p>
          </table:table-cell>
          <table:table-cell table:formula="of:=[.E14]-[.$E$26]" office:value-type="float" office:value="-24.304347826087" calcext:value-type="float">
            <text:p>-24.304347826087</text:p>
          </table:table-cell>
          <table:table-cell table:formula="of:=[.F14]-[.$F$26]" office:value-type="float" office:value="-39.1304347826087" calcext:value-type="float">
            <text:p>-39.1304347826087</text:p>
          </table:table-cell>
          <table:table-cell table:formula="of:=[.G14]-[.$G$26]" office:value-type="float" office:value="-10.4782608695652" calcext:value-type="float">
            <text:p>-10.4782608695652</text:p>
          </table:table-cell>
          <table:table-cell table:formula="of:=[.H14]-[.$H$26]" office:value-type="float" office:value="20.5217391304348" calcext:value-type="float">
            <text:p>20.5217391304348</text:p>
          </table:table-cell>
          <table:table-cell table:formula="of:=[.I14]-[.$I$26]" office:value-type="float" office:value="-19.5217391304348" calcext:value-type="float">
            <text:p>-19.5217391304348</text:p>
          </table:table-cell>
          <table:table-cell table:formula="of:=[.J14]-[.$J$26]" office:value-type="float" office:value="42.1739130434783" calcext:value-type="float">
            <text:p>42.1739130434783</text:p>
          </table:table-cell>
          <table:table-cell table:formula="of:=[.K14]-[.$K$26]" office:value-type="float" office:value="-44.2173913043478" calcext:value-type="float">
            <text:p>-44.217391304347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15]-[.$C$26]" office:value-type="float" office:value="-8.8695652173913" calcext:value-type="float">
            <text:p>-8.8695652173913</text:p>
          </table:table-cell>
          <table:table-cell table:formula="of:=[.D15]-[.$D$26]" office:value-type="float" office:value="-21.7391304347826" calcext:value-type="float">
            <text:p>-21.7391304347826</text:p>
          </table:table-cell>
          <table:table-cell table:formula="of:=[.E15]-[.$E$26]" office:value-type="float" office:value="-10.304347826087" calcext:value-type="float">
            <text:p>-10.304347826087</text:p>
          </table:table-cell>
          <table:table-cell table:formula="of:=[.F15]-[.$F$26]" office:value-type="float" office:value="33.8695652173913" calcext:value-type="float">
            <text:p>33.8695652173913</text:p>
          </table:table-cell>
          <table:table-cell table:formula="of:=[.G15]-[.$G$26]" office:value-type="float" office:value="16.5217391304348" calcext:value-type="float">
            <text:p>16.5217391304348</text:p>
          </table:table-cell>
          <table:table-cell table:formula="of:=[.H15]-[.$H$26]" office:value-type="float" office:value="3.52173913043478" calcext:value-type="float">
            <text:p>3.5217391304348</text:p>
          </table:table-cell>
          <table:table-cell table:formula="of:=[.I15]-[.$I$26]" office:value-type="float" office:value="-39.5217391304348" calcext:value-type="float">
            <text:p>-39.5217391304348</text:p>
          </table:table-cell>
          <table:table-cell table:formula="of:=[.J15]-[.$J$26]" office:value-type="float" office:value="12.1739130434783" calcext:value-type="float">
            <text:p>12.1739130434783</text:p>
          </table:table-cell>
          <table:table-cell table:formula="of:=[.K15]-[.$K$26]" office:value-type="float" office:value="9.78260869565217" calcext:value-type="float">
            <text:p>9.782608695652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16]-[.$C$26]" office:value-type="float" office:value="-25.8695652173913" calcext:value-type="float">
            <text:p>-25.8695652173913</text:p>
          </table:table-cell>
          <table:table-cell table:formula="of:=[.D16]-[.$D$26]" office:value-type="float" office:value="21.2608695652174" calcext:value-type="float">
            <text:p>21.2608695652174</text:p>
          </table:table-cell>
          <table:table-cell table:formula="of:=[.E16]-[.$E$26]" office:value-type="float" office:value="9.69565217391305" calcext:value-type="float">
            <text:p>9.6956521739131</text:p>
          </table:table-cell>
          <table:table-cell table:formula="of:=[.F16]-[.$F$26]" office:value-type="float" office:value="18.8695652173913" calcext:value-type="float">
            <text:p>18.8695652173913</text:p>
          </table:table-cell>
          <table:table-cell table:formula="of:=[.G16]-[.$G$26]" office:value-type="float" office:value="-16.4782608695652" calcext:value-type="float">
            <text:p>-16.4782608695652</text:p>
          </table:table-cell>
          <table:table-cell table:formula="of:=[.H16]-[.$H$26]" office:value-type="float" office:value="13.5217391304348" calcext:value-type="float">
            <text:p>13.5217391304348</text:p>
          </table:table-cell>
          <table:table-cell table:formula="of:=[.I16]-[.$I$26]" office:value-type="float" office:value="50.4782608695652" calcext:value-type="float">
            <text:p>50.4782608695652</text:p>
          </table:table-cell>
          <table:table-cell table:formula="of:=[.J16]-[.$J$26]" office:value-type="float" office:value="-15.8260869565217" calcext:value-type="float">
            <text:p>-15.8260869565217</text:p>
          </table:table-cell>
          <table:table-cell table:formula="of:=[.K16]-[.$K$26]" office:value-type="float" office:value="43.7826086956522" calcext:value-type="float">
            <text:p>43.782608695652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17]-[.$C$26]" office:value-type="float" office:value="-22.8695652173913" calcext:value-type="float">
            <text:p>-22.8695652173913</text:p>
          </table:table-cell>
          <table:table-cell table:formula="of:=[.D17]-[.$D$26]" office:value-type="float" office:value="46.2608695652174" calcext:value-type="float">
            <text:p>46.2608695652174</text:p>
          </table:table-cell>
          <table:table-cell table:formula="of:=[.E17]-[.$E$26]" office:value-type="float" office:value="-7.30434782608695" calcext:value-type="float">
            <text:p>-7.304347826087</text:p>
          </table:table-cell>
          <table:table-cell table:formula="of:=[.F17]-[.$F$26]" office:value-type="float" office:value="29.8695652173913" calcext:value-type="float">
            <text:p>29.8695652173913</text:p>
          </table:table-cell>
          <table:table-cell table:formula="of:=[.G17]-[.$G$26]" office:value-type="float" office:value="15.5217391304348" calcext:value-type="float">
            <text:p>15.5217391304348</text:p>
          </table:table-cell>
          <table:table-cell table:formula="of:=[.H17]-[.$H$26]" office:value-type="float" office:value="-36.4782608695652" calcext:value-type="float">
            <text:p>-36.4782608695652</text:p>
          </table:table-cell>
          <table:table-cell table:formula="of:=[.I17]-[.$I$26]" office:value-type="float" office:value="8.47826086956522" calcext:value-type="float">
            <text:p>8.4782608695652</text:p>
          </table:table-cell>
          <table:table-cell table:formula="of:=[.J17]-[.$J$26]" office:value-type="float" office:value="-13.8260869565217" calcext:value-type="float">
            <text:p>-13.8260869565217</text:p>
          </table:table-cell>
          <table:table-cell table:formula="of:=[.K17]-[.$K$26]" office:value-type="float" office:value="-41.2173913043478" calcext:value-type="float">
            <text:p>-41.217391304347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18]-[.$C$26]" office:value-type="float" office:value="12.1304347826087" calcext:value-type="float">
            <text:p>12.1304347826087</text:p>
          </table:table-cell>
          <table:table-cell table:formula="of:=[.D18]-[.$D$26]" office:value-type="float" office:value="-26.7391304347826" calcext:value-type="float">
            <text:p>-26.7391304347826</text:p>
          </table:table-cell>
          <table:table-cell table:formula="of:=[.E18]-[.$E$26]" office:value-type="float" office:value="-16.304347826087" calcext:value-type="float">
            <text:p>-16.304347826087</text:p>
          </table:table-cell>
          <table:table-cell table:formula="of:=[.F18]-[.$F$26]" office:value-type="float" office:value="23.8695652173913" calcext:value-type="float">
            <text:p>23.8695652173913</text:p>
          </table:table-cell>
          <table:table-cell table:formula="of:=[.G18]-[.$G$26]" office:value-type="float" office:value="30.5217391304348" calcext:value-type="float">
            <text:p>30.5217391304348</text:p>
          </table:table-cell>
          <table:table-cell table:formula="of:=[.H18]-[.$H$26]" office:value-type="float" office:value="51.5217391304348" calcext:value-type="float">
            <text:p>51.5217391304348</text:p>
          </table:table-cell>
          <table:table-cell table:formula="of:=[.I18]-[.$I$26]" office:value-type="float" office:value="-18.5217391304348" calcext:value-type="float">
            <text:p>-18.5217391304348</text:p>
          </table:table-cell>
          <table:table-cell table:formula="of:=[.J18]-[.$J$26]" office:value-type="float" office:value="-31.8260869565217" calcext:value-type="float">
            <text:p>-31.8260869565217</text:p>
          </table:table-cell>
          <table:table-cell table:formula="of:=[.K18]-[.$K$26]" office:value-type="float" office:value="44.7826086956522" calcext:value-type="float">
            <text:p>44.782608695652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19]-[.$C$26]" office:value-type="float" office:value="40.1304347826087" calcext:value-type="float">
            <text:p>40.1304347826087</text:p>
          </table:table-cell>
          <table:table-cell table:formula="of:=[.D19]-[.$D$26]" office:value-type="float" office:value="-40.7391304347826" calcext:value-type="float">
            <text:p>-40.7391304347826</text:p>
          </table:table-cell>
          <table:table-cell table:formula="of:=[.E19]-[.$E$26]" office:value-type="float" office:value="-5.30434782608695" calcext:value-type="float">
            <text:p>-5.304347826087</text:p>
          </table:table-cell>
          <table:table-cell table:formula="of:=[.F19]-[.$F$26]" office:value-type="float" office:value="14.8695652173913" calcext:value-type="float">
            <text:p>14.8695652173913</text:p>
          </table:table-cell>
          <table:table-cell table:formula="of:=[.G19]-[.$G$26]" office:value-type="float" office:value="-45.4782608695652" calcext:value-type="float">
            <text:p>-45.4782608695652</text:p>
          </table:table-cell>
          <table:table-cell table:formula="of:=[.H19]-[.$H$26]" office:value-type="float" office:value="22.5217391304348" calcext:value-type="float">
            <text:p>22.5217391304348</text:p>
          </table:table-cell>
          <table:table-cell table:formula="of:=[.I19]-[.$I$26]" office:value-type="float" office:value="45.4782608695652" calcext:value-type="float">
            <text:p>45.4782608695652</text:p>
          </table:table-cell>
          <table:table-cell table:formula="of:=[.J19]-[.$J$26]" office:value-type="float" office:value="11.1739130434783" calcext:value-type="float">
            <text:p>11.1739130434783</text:p>
          </table:table-cell>
          <table:table-cell table:formula="of:=[.K19]-[.$K$26]" office:value-type="float" office:value="-26.2173913043478" calcext:value-type="float">
            <text:p>-26.217391304347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20]-[.$C$26]" office:value-type="float" office:value="57.1304347826087" calcext:value-type="float">
            <text:p>57.1304347826087</text:p>
          </table:table-cell>
          <table:table-cell table:formula="of:=[.D20]-[.$D$26]" office:value-type="float" office:value="-19.7391304347826" calcext:value-type="float">
            <text:p>-19.7391304347826</text:p>
          </table:table-cell>
          <table:table-cell table:formula="of:=[.E20]-[.$E$26]" office:value-type="float" office:value="39.695652173913" calcext:value-type="float">
            <text:p>39.695652173913</text:p>
          </table:table-cell>
          <table:table-cell table:formula="of:=[.F20]-[.$F$26]" office:value-type="float" office:value="-21.1304347826087" calcext:value-type="float">
            <text:p>-21.1304347826087</text:p>
          </table:table-cell>
          <table:table-cell table:formula="of:=[.G20]-[.$G$26]" office:value-type="float" office:value="-0.478260869565219" calcext:value-type="float">
            <text:p>-0.4782608695652</text:p>
          </table:table-cell>
          <table:table-cell table:formula="of:=[.H20]-[.$H$26]" office:value-type="float" office:value="-44.4782608695652" calcext:value-type="float">
            <text:p>-44.4782608695652</text:p>
          </table:table-cell>
          <table:table-cell table:formula="of:=[.I20]-[.$I$26]" office:value-type="float" office:value="-28.5217391304348" calcext:value-type="float">
            <text:p>-28.5217391304348</text:p>
          </table:table-cell>
          <table:table-cell table:formula="of:=[.J20]-[.$J$26]" office:value-type="float" office:value="-38.8260869565217" calcext:value-type="float">
            <text:p>-38.8260869565217</text:p>
          </table:table-cell>
          <table:table-cell table:formula="of:=[.K20]-[.$K$26]" office:value-type="float" office:value="-31.2173913043478" calcext:value-type="float">
            <text:p>-31.217391304347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21]-[.$C$26]" office:value-type="float" office:value="31.1304347826087" calcext:value-type="float">
            <text:p>31.1304347826087</text:p>
          </table:table-cell>
          <table:table-cell table:formula="of:=[.D21]-[.$D$26]" office:value-type="float" office:value="-7.73913043478261" calcext:value-type="float">
            <text:p>-7.7391304347826</text:p>
          </table:table-cell>
          <table:table-cell table:formula="of:=[.E21]-[.$E$26]" office:value-type="float" office:value="37.695652173913" calcext:value-type="float">
            <text:p>37.695652173913</text:p>
          </table:table-cell>
          <table:table-cell table:formula="of:=[.F21]-[.$F$26]" office:value-type="float" office:value="-21.1304347826087" calcext:value-type="float">
            <text:p>-21.1304347826087</text:p>
          </table:table-cell>
          <table:table-cell table:formula="of:=[.G21]-[.$G$26]" office:value-type="float" office:value="-32.4782608695652" calcext:value-type="float">
            <text:p>-32.4782608695652</text:p>
          </table:table-cell>
          <table:table-cell table:formula="of:=[.H21]-[.$H$26]" office:value-type="float" office:value="12.5217391304348" calcext:value-type="float">
            <text:p>12.5217391304348</text:p>
          </table:table-cell>
          <table:table-cell table:formula="of:=[.I21]-[.$I$26]" office:value-type="float" office:value="25.4782608695652" calcext:value-type="float">
            <text:p>25.4782608695652</text:p>
          </table:table-cell>
          <table:table-cell table:formula="of:=[.J21]-[.$J$26]" office:value-type="float" office:value="22.1739130434783" calcext:value-type="float">
            <text:p>22.1739130434783</text:p>
          </table:table-cell>
          <table:table-cell table:formula="of:=[.K21]-[.$K$26]" office:value-type="float" office:value="-23.2173913043478" calcext:value-type="float">
            <text:p>-23.217391304347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22]-[.$C$26]" office:value-type="float" office:value="-16.8695652173913" calcext:value-type="float">
            <text:p>-16.8695652173913</text:p>
          </table:table-cell>
          <table:table-cell table:formula="of:=[.D22]-[.$D$26]" office:value-type="float" office:value="27.2608695652174" calcext:value-type="float">
            <text:p>27.2608695652174</text:p>
          </table:table-cell>
          <table:table-cell table:formula="of:=[.E22]-[.$E$26]" office:value-type="float" office:value="34.695652173913" calcext:value-type="float">
            <text:p>34.695652173913</text:p>
          </table:table-cell>
          <table:table-cell table:formula="of:=[.F22]-[.$F$26]" office:value-type="float" office:value="-43.1304347826087" calcext:value-type="float">
            <text:p>-43.1304347826087</text:p>
          </table:table-cell>
          <table:table-cell table:formula="of:=[.G22]-[.$G$26]" office:value-type="float" office:value="-28.4782608695652" calcext:value-type="float">
            <text:p>-28.4782608695652</text:p>
          </table:table-cell>
          <table:table-cell table:formula="of:=[.H22]-[.$H$26]" office:value-type="float" office:value="-37.4782608695652" calcext:value-type="float">
            <text:p>-37.4782608695652</text:p>
          </table:table-cell>
          <table:table-cell table:formula="of:=[.I22]-[.$I$26]" office:value-type="float" office:value="-35.5217391304348" calcext:value-type="float">
            <text:p>-35.5217391304348</text:p>
          </table:table-cell>
          <table:table-cell table:formula="of:=[.J22]-[.$J$26]" office:value-type="float" office:value="-28.8260869565217" calcext:value-type="float">
            <text:p>-28.8260869565217</text:p>
          </table:table-cell>
          <table:table-cell table:formula="of:=[.K22]-[.$K$26]" office:value-type="float" office:value="38.7826086956522" calcext:value-type="float">
            <text:p>38.782608695652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23]-[.$C$26]" office:value-type="float" office:value="35.1304347826087" calcext:value-type="float">
            <text:p>35.1304347826087</text:p>
          </table:table-cell>
          <table:table-cell table:formula="of:=[.D23]-[.$D$26]" office:value-type="float" office:value="-49.7391304347826" calcext:value-type="float">
            <text:p>-49.7391304347826</text:p>
          </table:table-cell>
          <table:table-cell table:formula="of:=[.E23]-[.$E$26]" office:value-type="float" office:value="-54.304347826087" calcext:value-type="float">
            <text:p>-54.304347826087</text:p>
          </table:table-cell>
          <table:table-cell table:formula="of:=[.F23]-[.$F$26]" office:value-type="float" office:value="-21.1304347826087" calcext:value-type="float">
            <text:p>-21.1304347826087</text:p>
          </table:table-cell>
          <table:table-cell table:formula="of:=[.G23]-[.$G$26]" office:value-type="float" office:value="34.5217391304348" calcext:value-type="float">
            <text:p>34.5217391304348</text:p>
          </table:table-cell>
          <table:table-cell table:formula="of:=[.H23]-[.$H$26]" office:value-type="float" office:value="54.5217391304348" calcext:value-type="float">
            <text:p>54.5217391304348</text:p>
          </table:table-cell>
          <table:table-cell table:formula="of:=[.I23]-[.$I$26]" office:value-type="float" office:value="-25.5217391304348" calcext:value-type="float">
            <text:p>-25.5217391304348</text:p>
          </table:table-cell>
          <table:table-cell table:formula="of:=[.J23]-[.$J$26]" office:value-type="float" office:value="47.1739130434783" calcext:value-type="float">
            <text:p>47.1739130434783</text:p>
          </table:table-cell>
          <table:table-cell table:formula="of:=[.K23]-[.$K$26]" office:value-type="float" office:value="-38.2173913043478" calcext:value-type="float">
            <text:p>-38.217391304347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24]-[.$C$26]" office:value-type="float" office:value="-36.8695652173913" calcext:value-type="float">
            <text:p>-36.8695652173913</text:p>
          </table:table-cell>
          <table:table-cell table:formula="of:=[.D24]-[.$D$26]" office:value-type="float" office:value="45.2608695652174" calcext:value-type="float">
            <text:p>45.2608695652174</text:p>
          </table:table-cell>
          <table:table-cell table:formula="of:=[.E24]-[.$E$26]" office:value-type="float" office:value="-10.304347826087" calcext:value-type="float">
            <text:p>-10.304347826087</text:p>
          </table:table-cell>
          <table:table-cell table:formula="of:=[.F24]-[.$F$26]" office:value-type="float" office:value="-10.1304347826087" calcext:value-type="float">
            <text:p>-10.1304347826087</text:p>
          </table:table-cell>
          <table:table-cell table:formula="of:=[.G24]-[.$G$26]" office:value-type="float" office:value="35.5217391304348" calcext:value-type="float">
            <text:p>35.5217391304348</text:p>
          </table:table-cell>
          <table:table-cell table:formula="of:=[.H24]-[.$H$26]" office:value-type="float" office:value="4.52173913043478" calcext:value-type="float">
            <text:p>4.5217391304348</text:p>
          </table:table-cell>
          <table:table-cell table:formula="of:=[.I24]-[.$I$26]" office:value-type="float" office:value="21.4782608695652" calcext:value-type="float">
            <text:p>21.4782608695652</text:p>
          </table:table-cell>
          <table:table-cell table:formula="of:=[.J24]-[.$J$26]" office:value-type="float" office:value="-10.8260869565217" calcext:value-type="float">
            <text:p>-10.8260869565217</text:p>
          </table:table-cell>
          <table:table-cell table:formula="of:=[.K24]-[.$K$26]" office:value-type="float" office:value="41.7826086956522" calcext:value-type="float">
            <text:p>41.782608695652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25]-[.$C$26]" office:value-type="float" office:value="21.1304347826087" calcext:value-type="float">
            <text:p>21.1304347826087</text:p>
          </table:table-cell>
          <table:table-cell table:formula="of:=[.D25]-[.$D$26]" office:value-type="float" office:value="16.2608695652174" calcext:value-type="float">
            <text:p>16.2608695652174</text:p>
          </table:table-cell>
          <table:table-cell table:formula="of:=[.E25]-[.$E$26]" office:value-type="float" office:value="16.695652173913" calcext:value-type="float">
            <text:p>16.695652173913</text:p>
          </table:table-cell>
          <table:table-cell table:formula="of:=[.F25]-[.$F$26]" office:value-type="float" office:value="9.8695652173913" calcext:value-type="float">
            <text:p>9.8695652173913</text:p>
          </table:table-cell>
          <table:table-cell table:formula="of:=[.G25]-[.$G$26]" office:value-type="float" office:value="2.52173913043478" calcext:value-type="float">
            <text:p>2.5217391304348</text:p>
          </table:table-cell>
          <table:table-cell table:formula="of:=[.H25]-[.$H$26]" office:value-type="float" office:value="0.521739130434781" calcext:value-type="float">
            <text:p>0.5217391304348</text:p>
          </table:table-cell>
          <table:table-cell table:formula="of:=[.I25]-[.$I$26]" office:value-type="float" office:value="-37.5217391304348" calcext:value-type="float">
            <text:p>-37.5217391304348</text:p>
          </table:table-cell>
          <table:table-cell table:formula="of:=[.J25]-[.$J$26]" office:value-type="float" office:value="-3.82608695652174" calcext:value-type="float">
            <text:p>-3.8260869565218</text:p>
          </table:table-cell>
          <table:table-cell table:formula="of:=[.K25]-[.$K$26]" office:value-type="float" office:value="-5.21739130434783" calcext:value-type="float">
            <text:p>-5.2173913043478</text:p>
          </table:table-cell>
          <table:table-cell table:number-columns-repeated="246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2"/>
          <table:table-cell office:value-type="string" calcext:value-type="string">
            <text:p>Stdev</text:p>
          </table:table-cell>
          <table:table-cell table:number-columns-repeated="254"/>
        </table:table-row>
        <table:table-row table:style-name="ro2">
          <table:table-cell table:number-columns-repeated="2"/>
          <table:table-cell table:number-matrix-columns-spanned="9" table:number-matrix-rows-spanned="9" table:formula="of:=MMULT(TRANSPOSE([.C27:.K27]); [.C27:.K27])" office:value-type="float" office:value="878.573122529644" calcext:value-type="float">
            <text:p>878.573122529644</text:p>
          </table:table-cell>
          <table:table-cell office:value-type="float" office:value="868.695461640204" calcext:value-type="float">
            <text:p>868.695461640204</text:p>
          </table:table-cell>
          <table:table-cell office:value-type="float" office:value="850.306142379559" calcext:value-type="float">
            <text:p>850.306142379559</text:p>
          </table:table-cell>
          <table:table-cell office:value-type="float" office:value="749.661007143076" calcext:value-type="float">
            <text:p>749.661007143076</text:p>
          </table:table-cell>
          <table:table-cell office:value-type="float" office:value="853.233391035827" calcext:value-type="float">
            <text:p>853.233391035827</text:p>
          </table:table-cell>
          <table:table-cell office:value-type="float" office:value="845.380909515243" calcext:value-type="float">
            <text:p>845.380909515243</text:p>
          </table:table-cell>
          <table:table-cell office:value-type="float" office:value="791.714323427242" calcext:value-type="float">
            <text:p>791.714323427242</text:p>
          </table:table-cell>
          <table:table-cell office:value-type="float" office:value="885.019826280072" calcext:value-type="float">
            <text:p>885.019826280072</text:p>
          </table:table-cell>
          <table:table-cell office:value-type="float" office:value="936.851683451589" calcext:value-type="float">
            <text:p>936.851683451589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868.695461640204" calcext:value-type="float">
            <text:p>868.695461640204</text:p>
          </table:table-cell>
          <table:table-cell office:value-type="float" office:value="858.928853754941" calcext:value-type="float">
            <text:p>858.928853754941</text:p>
          </table:table-cell>
          <table:table-cell office:value-type="float" office:value="840.746282748923" calcext:value-type="float">
            <text:p>840.746282748923</text:p>
          </table:table-cell>
          <table:table-cell office:value-type="float" office:value="741.232685105093" calcext:value-type="float">
            <text:p>741.232685105093</text:p>
          </table:table-cell>
          <table:table-cell office:value-type="float" office:value="843.640620804098" calcext:value-type="float">
            <text:p>843.640620804098</text:p>
          </table:table-cell>
          <table:table-cell office:value-type="float" office:value="835.876423511215" calcext:value-type="float">
            <text:p>835.876423511215</text:p>
          </table:table-cell>
          <table:table-cell office:value-type="float" office:value="782.813202498786" calcext:value-type="float">
            <text:p>782.813202498786</text:p>
          </table:table-cell>
          <table:table-cell office:value-type="float" office:value="875.069686103628" calcext:value-type="float">
            <text:p>875.069686103628</text:p>
          </table:table-cell>
          <table:table-cell office:value-type="float" office:value="926.318805771252" calcext:value-type="float">
            <text:p>926.31880577125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850.306142379559" calcext:value-type="float">
            <text:p>850.306142379559</text:p>
          </table:table-cell>
          <table:table-cell office:value-type="float" office:value="840.746282748923" calcext:value-type="float">
            <text:p>840.746282748923</text:p>
          </table:table-cell>
          <table:table-cell office:value-type="float" office:value="822.948616600791" calcext:value-type="float">
            <text:p>822.948616600791</text:p>
          </table:table-cell>
          <table:table-cell office:value-type="float" office:value="725.541611426539" calcext:value-type="float">
            <text:p>725.541611426539</text:p>
          </table:table-cell>
          <table:table-cell office:value-type="float" office:value="825.781684730089" calcext:value-type="float">
            <text:p>825.781684730089</text:p>
          </table:table-cell>
          <table:table-cell office:value-type="float" office:value="818.181846880907" calcext:value-type="float">
            <text:p>818.181846880907</text:p>
          </table:table-cell>
          <table:table-cell office:value-type="float" office:value="766.241915393156" calcext:value-type="float">
            <text:p>766.241915393156</text:p>
          </table:table-cell>
          <table:table-cell office:value-type="float" office:value="856.545431582156" calcext:value-type="float">
            <text:p>856.545431582156</text:p>
          </table:table-cell>
          <table:table-cell office:value-type="float" office:value="906.70966423815" calcext:value-type="float">
            <text:p>906.70966423815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749.661007143076" calcext:value-type="float">
            <text:p>749.661007143076</text:p>
          </table:table-cell>
          <table:table-cell office:value-type="float" office:value="741.232685105093" calcext:value-type="float">
            <text:p>741.232685105093</text:p>
          </table:table-cell>
          <table:table-cell office:value-type="float" office:value="725.541611426539" calcext:value-type="float">
            <text:p>725.541611426539</text:p>
          </table:table-cell>
          <table:table-cell office:value-type="float" office:value="639.664031620554" calcext:value-type="float">
            <text:p>639.664031620554</text:p>
          </table:table-cell>
          <table:table-cell office:value-type="float" office:value="728.039347949024" calcext:value-type="float">
            <text:p>728.039347949024</text:p>
          </table:table-cell>
          <table:table-cell office:value-type="float" office:value="721.3390528292" calcext:value-type="float">
            <text:p>721.3390528292</text:p>
          </table:table-cell>
          <table:table-cell office:value-type="float" office:value="675.546908789073" calcext:value-type="float">
            <text:p>675.546908789073</text:p>
          </table:table-cell>
          <table:table-cell office:value-type="float" office:value="755.161792794683" calcext:value-type="float">
            <text:p>755.161792794683</text:p>
          </table:table-cell>
          <table:table-cell office:value-type="float" office:value="799.388415773335" calcext:value-type="float">
            <text:p>799.388415773335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853.233391035827" calcext:value-type="float">
            <text:p>853.233391035827</text:p>
          </table:table-cell>
          <table:table-cell office:value-type="float" office:value="843.640620804098" calcext:value-type="float">
            <text:p>843.640620804098</text:p>
          </table:table-cell>
          <table:table-cell office:value-type="float" office:value="825.781684730089" calcext:value-type="float">
            <text:p>825.781684730089</text:p>
          </table:table-cell>
          <table:table-cell office:value-type="float" office:value="728.039347949024" calcext:value-type="float">
            <text:p>728.039347949024</text:p>
          </table:table-cell>
          <table:table-cell office:value-type="float" office:value="828.624505928854" calcext:value-type="float">
            <text:p>828.624505928854</text:p>
          </table:table-cell>
          <table:table-cell office:value-type="float" office:value="820.998505014367" calcext:value-type="float">
            <text:p>820.998505014367</text:p>
          </table:table-cell>
          <table:table-cell office:value-type="float" office:value="768.879766051195" calcext:value-type="float">
            <text:p>768.879766051195</text:p>
          </table:table-cell>
          <table:table-cell office:value-type="float" office:value="859.494159503389" calcext:value-type="float">
            <text:p>859.494159503389</text:p>
          </table:table-cell>
          <table:table-cell office:value-type="float" office:value="909.831086645895" calcext:value-type="float">
            <text:p>909.831086645895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845.380909515243" calcext:value-type="float">
            <text:p>845.380909515243</text:p>
          </table:table-cell>
          <table:table-cell office:value-type="float" office:value="835.876423511215" calcext:value-type="float">
            <text:p>835.876423511215</text:p>
          </table:table-cell>
          <table:table-cell office:value-type="float" office:value="818.181846880907" calcext:value-type="float">
            <text:p>818.181846880907</text:p>
          </table:table-cell>
          <table:table-cell office:value-type="float" office:value="721.3390528292" calcext:value-type="float">
            <text:p>721.3390528292</text:p>
          </table:table-cell>
          <table:table-cell office:value-type="float" office:value="820.998505014367" calcext:value-type="float">
            <text:p>820.998505014367</text:p>
          </table:table-cell>
          <table:table-cell office:value-type="float" office:value="813.442687747036" calcext:value-type="float">
            <text:p>813.442687747036</text:p>
          </table:table-cell>
          <table:table-cell office:value-type="float" office:value="761.803608205171" calcext:value-type="float">
            <text:p>761.803608205171</text:p>
          </table:table-cell>
          <table:table-cell office:value-type="float" office:value="851.584058849268" calcext:value-type="float">
            <text:p>851.584058849268</text:p>
          </table:table-cell>
          <table:table-cell office:value-type="float" office:value="901.457724949318" calcext:value-type="float">
            <text:p>901.457724949318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791.714323427242" calcext:value-type="float">
            <text:p>791.714323427242</text:p>
          </table:table-cell>
          <table:table-cell office:value-type="float" office:value="782.813202498786" calcext:value-type="float">
            <text:p>782.813202498786</text:p>
          </table:table-cell>
          <table:table-cell office:value-type="float" office:value="766.241915393156" calcext:value-type="float">
            <text:p>766.241915393156</text:p>
          </table:table-cell>
          <table:table-cell office:value-type="float" office:value="675.546908789073" calcext:value-type="float">
            <text:p>675.546908789073</text:p>
          </table:table-cell>
          <table:table-cell office:value-type="float" office:value="768.879766051195" calcext:value-type="float">
            <text:p>768.879766051195</text:p>
          </table:table-cell>
          <table:table-cell office:value-type="float" office:value="761.803608205171" calcext:value-type="float">
            <text:p>761.803608205171</text:p>
          </table:table-cell>
          <table:table-cell office:value-type="float" office:value="713.442687747036" calcext:value-type="float">
            <text:p>713.442687747036</text:p>
          </table:table-cell>
          <table:table-cell office:value-type="float" office:value="797.523683590014" calcext:value-type="float">
            <text:p>797.523683590014</text:p>
          </table:table-cell>
          <table:table-cell office:value-type="float" office:value="844.231262822999" calcext:value-type="float">
            <text:p>844.231262822999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885.019826280072" calcext:value-type="float">
            <text:p>885.019826280072</text:p>
          </table:table-cell>
          <table:table-cell office:value-type="float" office:value="875.069686103628" calcext:value-type="float">
            <text:p>875.069686103628</text:p>
          </table:table-cell>
          <table:table-cell office:value-type="float" office:value="856.545431582156" calcext:value-type="float">
            <text:p>856.545431582156</text:p>
          </table:table-cell>
          <table:table-cell office:value-type="float" office:value="755.161792794683" calcext:value-type="float">
            <text:p>755.161792794683</text:p>
          </table:table-cell>
          <table:table-cell office:value-type="float" office:value="859.494159503389" calcext:value-type="float">
            <text:p>859.494159503389</text:p>
          </table:table-cell>
          <table:table-cell office:value-type="float" office:value="851.584058849268" calcext:value-type="float">
            <text:p>851.584058849268</text:p>
          </table:table-cell>
          <table:table-cell office:value-type="float" office:value="797.523683590014" calcext:value-type="float">
            <text:p>797.523683590014</text:p>
          </table:table-cell>
          <table:table-cell office:value-type="float" office:value="891.513833992095" calcext:value-type="float">
            <text:p>891.513833992095</text:p>
          </table:table-cell>
          <table:table-cell office:value-type="float" office:value="943.726017649195" calcext:value-type="float">
            <text:p>943.726017649195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936.851683451589" calcext:value-type="float">
            <text:p>936.851683451589</text:p>
          </table:table-cell>
          <table:table-cell office:value-type="float" office:value="926.318805771252" calcext:value-type="float">
            <text:p>926.318805771252</text:p>
          </table:table-cell>
          <table:table-cell office:value-type="float" office:value="906.70966423815" calcext:value-type="float">
            <text:p>906.70966423815</text:p>
          </table:table-cell>
          <table:table-cell office:value-type="float" office:value="799.388415773335" calcext:value-type="float">
            <text:p>799.388415773335</text:p>
          </table:table-cell>
          <table:table-cell office:value-type="float" office:value="909.831086645895" calcext:value-type="float">
            <text:p>909.831086645895</text:p>
          </table:table-cell>
          <table:table-cell office:value-type="float" office:value="901.457724949318" calcext:value-type="float">
            <text:p>901.457724949318</text:p>
          </table:table-cell>
          <table:table-cell office:value-type="float" office:value="844.231262822999" calcext:value-type="float">
            <text:p>844.231262822999</text:p>
          </table:table-cell>
          <table:table-cell office:value-type="float" office:value="943.726017649195" calcext:value-type="float">
            <text:p>943.726017649195</text:p>
          </table:table-cell>
          <table:table-cell office:value-type="float" office:value="998.99604743083" calcext:value-type="float">
            <text:p>998.99604743083</text:p>
          </table:table-cell>
          <table:table-cell table:number-columns-repeated="246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2"/>
          <table:table-cell office:value-type="string" calcext:value-type="string">
            <text:p>covariance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2"/>
          <table:table-cell table:number-matrix-columns-spanned="9" table:number-matrix-rows-spanned="9" table:formula="of:=MMULT(TRANSPOSE([.C31:.K53]); [.C31:.K53])" office:value-type="float" office:value="19328.6086956522" calcext:value-type="float">
            <text:p>19328.6086956522</text:p>
          </table:table-cell>
          <table:table-cell office:value-type="float" office:value="-13049.7826086957" calcext:value-type="float">
            <text:p>-13049.7826086957</text:p>
          </table:table-cell>
          <table:table-cell office:value-type="float" office:value="1447.91304347826" calcext:value-type="float">
            <text:p>1447.91304347826</text:p>
          </table:table-cell>
          <table:table-cell office:value-type="float" office:value="-2104.60869565217" calcext:value-type="float">
            <text:p>-2104.60869565217</text:p>
          </table:table-cell>
          <table:table-cell office:value-type="float" office:value="-3243.5652173913" calcext:value-type="float">
            <text:p>-3243.5652173913</text:p>
          </table:table-cell>
          <table:table-cell office:value-type="float" office:value="1547.4347826087" calcext:value-type="float">
            <text:p>1547.4347826087</text:p>
          </table:table-cell>
          <table:table-cell office:value-type="float" office:value="-956.434782608696" calcext:value-type="float">
            <text:p>-956.434782608696</text:p>
          </table:table-cell>
          <table:table-cell office:value-type="float" office:value="-287.521739130435" calcext:value-type="float">
            <text:p>-287.521739130435</text:p>
          </table:table-cell>
          <table:table-cell office:value-type="float" office:value="-5711.34782608696" calcext:value-type="float">
            <text:p>-5711.34782608696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-13049.7826086957" calcext:value-type="float">
            <text:p>-13049.7826086957</text:p>
          </table:table-cell>
          <table:table-cell office:value-type="float" office:value="18896.4347826087" calcext:value-type="float">
            <text:p>18896.4347826087</text:p>
          </table:table-cell>
          <table:table-cell office:value-type="float" office:value="5312.82608695652" calcext:value-type="float">
            <text:p>5312.82608695652</text:p>
          </table:table-cell>
          <table:table-cell office:value-type="float" office:value="3157.78260869565" calcext:value-type="float">
            <text:p>3157.78260869565</text:p>
          </table:table-cell>
          <table:table-cell office:value-type="float" office:value="5315.86956521739" calcext:value-type="float">
            <text:p>5315.86956521739</text:p>
          </table:table-cell>
          <table:table-cell office:value-type="float" office:value="-7858.13043478261" calcext:value-type="float">
            <text:p>-7858.13043478261</text:p>
          </table:table-cell>
          <table:table-cell office:value-type="float" office:value="-336.869565217391" calcext:value-type="float">
            <text:p>-336.869565217391</text:p>
          </table:table-cell>
          <table:table-cell office:value-type="float" office:value="-3178.04347826087" calcext:value-type="float">
            <text:p>-3178.04347826087</text:p>
          </table:table-cell>
          <table:table-cell office:value-type="float" office:value="4838.30434782609" calcext:value-type="float">
            <text:p>4838.30434782609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1447.91304347826" calcext:value-type="float">
            <text:p>1447.91304347826</text:p>
          </table:table-cell>
          <table:table-cell office:value-type="float" office:value="5312.82608695652" calcext:value-type="float">
            <text:p>5312.82608695652</text:p>
          </table:table-cell>
          <table:table-cell office:value-type="float" office:value="18104.8695652174" calcext:value-type="float">
            <text:p>18104.8695652174</text:p>
          </table:table-cell>
          <table:table-cell office:value-type="float" office:value="2557.08695652174" calcext:value-type="float">
            <text:p>2557.08695652174</text:p>
          </table:table-cell>
          <table:table-cell office:value-type="float" office:value="-1437.34782608696" calcext:value-type="float">
            <text:p>-1437.34782608696</text:p>
          </table:table-cell>
          <table:table-cell office:value-type="float" office:value="-7460.34782608696" calcext:value-type="float">
            <text:p>-7460.34782608696</text:p>
          </table:table-cell>
          <table:table-cell office:value-type="float" office:value="-2777.65217391304" calcext:value-type="float">
            <text:p>-2777.65217391304</text:p>
          </table:table-cell>
          <table:table-cell office:value-type="float" office:value="-7928.78260869565" calcext:value-type="float">
            <text:p>-7928.78260869565</text:p>
          </table:table-cell>
          <table:table-cell office:value-type="float" office:value="2816.47826086957" calcext:value-type="float">
            <text:p>2816.47826086957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-2104.60869565217" calcext:value-type="float">
            <text:p>-2104.60869565217</text:p>
          </table:table-cell>
          <table:table-cell office:value-type="float" office:value="3157.78260869565" calcext:value-type="float">
            <text:p>3157.78260869565</text:p>
          </table:table-cell>
          <table:table-cell office:value-type="float" office:value="2557.08695652174" calcext:value-type="float">
            <text:p>2557.08695652174</text:p>
          </table:table-cell>
          <table:table-cell office:value-type="float" office:value="14072.6086956522" calcext:value-type="float">
            <text:p>14072.6086956522</text:p>
          </table:table-cell>
          <table:table-cell office:value-type="float" office:value="6384.5652173913" calcext:value-type="float">
            <text:p>6384.5652173913</text:p>
          </table:table-cell>
          <table:table-cell office:value-type="float" office:value="-818.434782608696" calcext:value-type="float">
            <text:p>-818.434782608696</text:p>
          </table:table-cell>
          <table:table-cell office:value-type="float" office:value="-494.565217391303" calcext:value-type="float">
            <text:p>-494.565217391303</text:p>
          </table:table-cell>
          <table:table-cell office:value-type="float" office:value="-3572.47826086957" calcext:value-type="float">
            <text:p>-3572.47826086957</text:p>
          </table:table-cell>
          <table:table-cell office:value-type="float" office:value="1895.34782608696" calcext:value-type="float">
            <text:p>1895.34782608696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-3243.5652173913" calcext:value-type="float">
            <text:p>-3243.5652173913</text:p>
          </table:table-cell>
          <table:table-cell office:value-type="float" office:value="5315.86956521739" calcext:value-type="float">
            <text:p>5315.86956521739</text:p>
          </table:table-cell>
          <table:table-cell office:value-type="float" office:value="-1437.34782608696" calcext:value-type="float">
            <text:p>-1437.34782608696</text:p>
          </table:table-cell>
          <table:table-cell office:value-type="float" office:value="6384.5652173913" calcext:value-type="float">
            <text:p>6384.5652173913</text:p>
          </table:table-cell>
          <table:table-cell office:value-type="float" office:value="18229.7391304348" calcext:value-type="float">
            <text:p>18229.7391304348</text:p>
          </table:table-cell>
          <table:table-cell office:value-type="float" office:value="1233.73913043478" calcext:value-type="float">
            <text:p>1233.73913043478</text:p>
          </table:table-cell>
          <table:table-cell office:value-type="float" office:value="-4384.73913043478" calcext:value-type="float">
            <text:p>-4384.73913043478</text:p>
          </table:table-cell>
          <table:table-cell office:value-type="float" office:value="-375.086956521739" calcext:value-type="float">
            <text:p>-375.086956521739</text:p>
          </table:table-cell>
          <table:table-cell office:value-type="float" office:value="2831.60869565217" calcext:value-type="float">
            <text:p>2831.60869565217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1547.4347826087" calcext:value-type="float">
            <text:p>1547.4347826087</text:p>
          </table:table-cell>
          <table:table-cell office:value-type="float" office:value="-7858.13043478261" calcext:value-type="float">
            <text:p>-7858.13043478261</text:p>
          </table:table-cell>
          <table:table-cell office:value-type="float" office:value="-7460.34782608696" calcext:value-type="float">
            <text:p>-7460.34782608696</text:p>
          </table:table-cell>
          <table:table-cell office:value-type="float" office:value="-818.434782608696" calcext:value-type="float">
            <text:p>-818.434782608696</text:p>
          </table:table-cell>
          <table:table-cell office:value-type="float" office:value="1233.73913043478" calcext:value-type="float">
            <text:p>1233.73913043478</text:p>
          </table:table-cell>
          <table:table-cell office:value-type="float" office:value="17895.7391304348" calcext:value-type="float">
            <text:p>17895.7391304348</text:p>
          </table:table-cell>
          <table:table-cell office:value-type="float" office:value="2753.26086956522" calcext:value-type="float">
            <text:p>2753.26086956522</text:p>
          </table:table-cell>
          <table:table-cell office:value-type="float" office:value="1929.91304347826" calcext:value-type="float">
            <text:p>1929.91304347826</text:p>
          </table:table-cell>
          <table:table-cell office:value-type="float" office:value="-4043.39130434783" calcext:value-type="float">
            <text:p>-4043.39130434783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-956.434782608696" calcext:value-type="float">
            <text:p>-956.434782608696</text:p>
          </table:table-cell>
          <table:table-cell office:value-type="float" office:value="-336.869565217391" calcext:value-type="float">
            <text:p>-336.869565217391</text:p>
          </table:table-cell>
          <table:table-cell office:value-type="float" office:value="-2777.65217391304" calcext:value-type="float">
            <text:p>-2777.65217391304</text:p>
          </table:table-cell>
          <table:table-cell office:value-type="float" office:value="-494.565217391303" calcext:value-type="float">
            <text:p>-494.565217391303</text:p>
          </table:table-cell>
          <table:table-cell office:value-type="float" office:value="-4384.73913043478" calcext:value-type="float">
            <text:p>-4384.73913043478</text:p>
          </table:table-cell>
          <table:table-cell office:value-type="float" office:value="2753.26086956522" calcext:value-type="float">
            <text:p>2753.26086956522</text:p>
          </table:table-cell>
          <table:table-cell office:value-type="float" office:value="15695.7391304348" calcext:value-type="float">
            <text:p>15695.7391304348</text:p>
          </table:table-cell>
          <table:table-cell office:value-type="float" office:value="58.0869565217391" calcext:value-type="float">
            <text:p>58.0869565217391</text:p>
          </table:table-cell>
          <table:table-cell office:value-type="float" office:value="425.391304347826" calcext:value-type="float">
            <text:p>425.391304347826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-287.521739130435" calcext:value-type="float">
            <text:p>-287.521739130435</text:p>
          </table:table-cell>
          <table:table-cell office:value-type="float" office:value="-3178.04347826087" calcext:value-type="float">
            <text:p>-3178.04347826087</text:p>
          </table:table-cell>
          <table:table-cell office:value-type="float" office:value="-7928.78260869565" calcext:value-type="float">
            <text:p>-7928.78260869565</text:p>
          </table:table-cell>
          <table:table-cell office:value-type="float" office:value="-3572.47826086957" calcext:value-type="float">
            <text:p>-3572.47826086957</text:p>
          </table:table-cell>
          <table:table-cell office:value-type="float" office:value="-375.086956521739" calcext:value-type="float">
            <text:p>-375.086956521739</text:p>
          </table:table-cell>
          <table:table-cell office:value-type="float" office:value="1929.91304347826" calcext:value-type="float">
            <text:p>1929.91304347826</text:p>
          </table:table-cell>
          <table:table-cell office:value-type="float" office:value="58.0869565217391" calcext:value-type="float">
            <text:p>58.0869565217391</text:p>
          </table:table-cell>
          <table:table-cell office:value-type="float" office:value="19613.3043478261" calcext:value-type="float">
            <text:p>19613.3043478261</text:p>
          </table:table-cell>
          <table:table-cell office:value-type="float" office:value="-358.130434782608" calcext:value-type="float">
            <text:p>-358.130434782608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-5711.34782608696" calcext:value-type="float">
            <text:p>-5711.34782608696</text:p>
          </table:table-cell>
          <table:table-cell office:value-type="float" office:value="4838.30434782609" calcext:value-type="float">
            <text:p>4838.30434782609</text:p>
          </table:table-cell>
          <table:table-cell office:value-type="float" office:value="2816.47826086957" calcext:value-type="float">
            <text:p>2816.47826086957</text:p>
          </table:table-cell>
          <table:table-cell office:value-type="float" office:value="1895.34782608696" calcext:value-type="float">
            <text:p>1895.34782608696</text:p>
          </table:table-cell>
          <table:table-cell office:value-type="float" office:value="2831.60869565217" calcext:value-type="float">
            <text:p>2831.60869565217</text:p>
          </table:table-cell>
          <table:table-cell office:value-type="float" office:value="-4043.39130434783" calcext:value-type="float">
            <text:p>-4043.39130434783</text:p>
          </table:table-cell>
          <table:table-cell office:value-type="float" office:value="425.391304347826" calcext:value-type="float">
            <text:p>425.391304347826</text:p>
          </table:table-cell>
          <table:table-cell office:value-type="float" office:value="-358.130434782608" calcext:value-type="float">
            <text:p>-358.130434782608</text:p>
          </table:table-cell>
          <table:table-cell office:value-type="float" office:value="21977.9130434783" calcext:value-type="float">
            <text:p>21977.9130434783</text:p>
          </table:table-cell>
          <table:table-cell table:number-columns-repeated="246"/>
        </table:table-row>
        <table:table-row table:style-name="ro2" table:number-rows-repeated="2">
          <table:table-cell table:number-columns-repeated="257"/>
        </table:table-row>
        <table:table-row table:style-name="ro2">
          <table:table-cell table:number-columns-repeated="2"/>
          <table:table-cell table:formula="of:=[.C68]/[.C56]" office:value-type="float" office:value="22" calcext:value-type="float">
            <text:p>22</text:p>
          </table:table-cell>
          <table:table-cell table:formula="of:=[.D68]/[.D56]" office:value-type="float" office:value="-15.0222755671545" calcext:value-type="float">
            <text:p>-15.0222755671545</text:p>
          </table:table-cell>
          <table:table-cell table:formula="of:=[.E68]/[.E56]" office:value-type="float" office:value="1.70281381177174" calcext:value-type="float">
            <text:p>1.7028138117717</text:p>
          </table:table-cell>
          <table:table-cell table:formula="of:=[.F68]/[.F56]" office:value-type="float" office:value="-2.80741385185918" calcext:value-type="float">
            <text:p>-2.8074138518592</text:p>
          </table:table-cell>
          <table:table-cell table:formula="of:=[.G68]/[.G56]" office:value-type="float" office:value="-3.80149822014538" calcext:value-type="float">
            <text:p>-3.8014982201454</text:p>
          </table:table-cell>
          <table:table-cell table:formula="of:=[.H68]/[.H56]" office:value-type="float" office:value="1.83045863135947" calcext:value-type="float">
            <text:p>1.8304586313595</text:p>
          </table:table-cell>
          <table:table-cell table:formula="of:=[.I68]/[.I56]" office:value-type="float" office:value="-1.20805542391654" calcext:value-type="float">
            <text:p>-1.2080554239166</text:p>
          </table:table-cell>
          <table:table-cell table:formula="of:=[.J68]/[.J56]" office:value-type="float" office:value="-0.32487604299098" calcext:value-type="float">
            <text:p>-0.324876042991</text:p>
          </table:table-cell>
          <table:table-cell table:formula="of:=[.K68]/[.K56]" office:value-type="float" office:value="-6.09632018276891" calcext:value-type="float">
            <text:p>-6.0963201827689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69]/[.C57]" office:value-type="float" office:value="-15.0222755671545" calcext:value-type="float">
            <text:p>-15.0222755671545</text:p>
          </table:table-cell>
          <table:table-cell table:formula="of:=[.D69]/[.D57]" office:value-type="float" office:value="22" calcext:value-type="float">
            <text:p>22</text:p>
          </table:table-cell>
          <table:table-cell table:formula="of:=[.E69]/[.E57]" office:value-type="float" office:value="6.31917880098808" calcext:value-type="float">
            <text:p>6.3191788009881</text:p>
          </table:table-cell>
          <table:table-cell table:formula="of:=[.F69]/[.F57]" office:value-type="float" office:value="4.26017723199556" calcext:value-type="float">
            <text:p>4.2601772319956</text:p>
          </table:table-cell>
          <table:table-cell table:formula="of:=[.G69]/[.G57]" office:value-type="float" office:value="6.3011066965347" calcext:value-type="float">
            <text:p>6.3011066965347</text:p>
          </table:table-cell>
          <table:table-cell table:formula="of:=[.H69]/[.H57]" office:value-type="float" office:value="-9.40106720772604" calcext:value-type="float">
            <text:p>-9.4010672077261</text:p>
          </table:table-cell>
          <table:table-cell table:formula="of:=[.I69]/[.I57]" office:value-type="float" office:value="-0.430331992539323" calcext:value-type="float">
            <text:p>-0.4303319925393</text:p>
          </table:table-cell>
          <table:table-cell table:formula="of:=[.J69]/[.J57]" office:value-type="float" office:value="-3.63176045145794" calcext:value-type="float">
            <text:p>-3.6317604514579</text:p>
          </table:table-cell>
          <table:table-cell table:formula="of:=[.K69]/[.K57]" office:value-type="float" office:value="5.22315245861571" calcext:value-type="float">
            <text:p>5.2231524586157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70]/[.C58]" office:value-type="float" office:value="1.70281381177174" calcext:value-type="float">
            <text:p>1.7028138117717</text:p>
          </table:table-cell>
          <table:table-cell table:formula="of:=[.D70]/[.D58]" office:value-type="float" office:value="6.31917880098808" calcext:value-type="float">
            <text:p>6.3191788009881</text:p>
          </table:table-cell>
          <table:table-cell table:formula="of:=[.E70]/[.E58]" office:value-type="float" office:value="22" calcext:value-type="float">
            <text:p>22</text:p>
          </table:table-cell>
          <table:table-cell table:formula="of:=[.F70]/[.F58]" office:value-type="float" office:value="3.52438360012745" calcext:value-type="float">
            <text:p>3.5243836001275</text:p>
          </table:table-cell>
          <table:table-cell table:formula="of:=[.G70]/[.G58]" office:value-type="float" office:value="-1.74059058546057" calcext:value-type="float">
            <text:p>-1.7405905854606</text:p>
          </table:table-cell>
          <table:table-cell table:formula="of:=[.H70]/[.H58]" office:value-type="float" office:value="-9.1182025787146" calcext:value-type="float">
            <text:p>-9.1182025787146</text:p>
          </table:table-cell>
          <table:table-cell table:formula="of:=[.I70]/[.I58]" office:value-type="float" office:value="-3.62503292773776" calcext:value-type="float">
            <text:p>-3.6250329277378</text:p>
          </table:table-cell>
          <table:table-cell table:formula="of:=[.J70]/[.J58]" office:value-type="float" office:value="-9.25669826298661" calcext:value-type="float">
            <text:p>-9.2566982629866</text:p>
          </table:table-cell>
          <table:table-cell table:formula="of:=[.K70]/[.K58]" office:value-type="float" office:value="3.10626253579868" calcext:value-type="float">
            <text:p>3.1062625357987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71]/[.C59]" office:value-type="float" office:value="-2.80741385185918" calcext:value-type="float">
            <text:p>-2.8074138518592</text:p>
          </table:table-cell>
          <table:table-cell table:formula="of:=[.D71]/[.D59]" office:value-type="float" office:value="4.26017723199556" calcext:value-type="float">
            <text:p>4.2601772319956</text:p>
          </table:table-cell>
          <table:table-cell table:formula="of:=[.E71]/[.E59]" office:value-type="float" office:value="3.52438360012745" calcext:value-type="float">
            <text:p>3.5243836001275</text:p>
          </table:table-cell>
          <table:table-cell table:formula="of:=[.F71]/[.F59]" office:value-type="float" office:value="22" calcext:value-type="float">
            <text:p>22</text:p>
          </table:table-cell>
          <table:table-cell table:formula="of:=[.G71]/[.G59]" office:value-type="float" office:value="8.76953317891046" calcext:value-type="float">
            <text:p>8.7695331789105</text:p>
          </table:table-cell>
          <table:table-cell table:formula="of:=[.H71]/[.H59]" office:value-type="float" office:value="-1.13460484275553" calcext:value-type="float">
            <text:p>-1.1346048427555</text:p>
          </table:table-cell>
          <table:table-cell table:formula="of:=[.I71]/[.I59]" office:value-type="float" office:value="-0.732096040936399" calcext:value-type="float">
            <text:p>-0.7320960409364</text:p>
          </table:table-cell>
          <table:table-cell table:formula="of:=[.J71]/[.J59]" office:value-type="float" office:value="-4.73074551037418" calcext:value-type="float">
            <text:p>-4.7307455103742</text:p>
          </table:table-cell>
          <table:table-cell table:formula="of:=[.K71]/[.K59]" office:value-type="float" office:value="2.3709973633448" calcext:value-type="float">
            <text:p>2.370997363344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72]/[.C60]" office:value-type="float" office:value="-3.80149822014538" calcext:value-type="float">
            <text:p>-3.8014982201454</text:p>
          </table:table-cell>
          <table:table-cell table:formula="of:=[.D72]/[.D60]" office:value-type="float" office:value="6.3011066965347" calcext:value-type="float">
            <text:p>6.3011066965347</text:p>
          </table:table-cell>
          <table:table-cell table:formula="of:=[.E72]/[.E60]" office:value-type="float" office:value="-1.74059058546057" calcext:value-type="float">
            <text:p>-1.7405905854606</text:p>
          </table:table-cell>
          <table:table-cell table:formula="of:=[.F72]/[.F60]" office:value-type="float" office:value="8.76953317891046" calcext:value-type="float">
            <text:p>8.7695331789105</text:p>
          </table:table-cell>
          <table:table-cell table:formula="of:=[.G72]/[.G60]" office:value-type="float" office:value="22" calcext:value-type="float">
            <text:p>22</text:p>
          </table:table-cell>
          <table:table-cell table:formula="of:=[.H72]/[.H60]" office:value-type="float" office:value="1.50273005724072" calcext:value-type="float">
            <text:p>1.5027300572407</text:p>
          </table:table-cell>
          <table:table-cell table:formula="of:=[.I72]/[.I60]" office:value-type="float" office:value="-5.70276306392335" calcext:value-type="float">
            <text:p>-5.7027630639234</text:p>
          </table:table-cell>
          <table:table-cell table:formula="of:=[.J72]/[.J60]" office:value-type="float" office:value="-0.436404311040883" calcext:value-type="float">
            <text:p>-0.4364043110409</text:p>
          </table:table-cell>
          <table:table-cell table:formula="of:=[.K72]/[.K60]" office:value-type="float" office:value="3.11223559758871" calcext:value-type="float">
            <text:p>3.1122355975887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73]/[.C61]" office:value-type="float" office:value="1.83045863135947" calcext:value-type="float">
            <text:p>1.8304586313595</text:p>
          </table:table-cell>
          <table:table-cell table:formula="of:=[.D73]/[.D61]" office:value-type="float" office:value="-9.40106720772604" calcext:value-type="float">
            <text:p>-9.4010672077261</text:p>
          </table:table-cell>
          <table:table-cell table:formula="of:=[.E73]/[.E61]" office:value-type="float" office:value="-9.1182025787146" calcext:value-type="float">
            <text:p>-9.1182025787146</text:p>
          </table:table-cell>
          <table:table-cell table:formula="of:=[.F73]/[.F61]" office:value-type="float" office:value="-1.13460484275553" calcext:value-type="float">
            <text:p>-1.1346048427555</text:p>
          </table:table-cell>
          <table:table-cell table:formula="of:=[.G73]/[.G61]" office:value-type="float" office:value="1.50273005724072" calcext:value-type="float">
            <text:p>1.5027300572407</text:p>
          </table:table-cell>
          <table:table-cell table:formula="of:=[.H73]/[.H61]" office:value-type="float" office:value="22" calcext:value-type="float">
            <text:p>22</text:p>
          </table:table-cell>
          <table:table-cell table:formula="of:=[.I73]/[.I61]" office:value-type="float" office:value="3.61413471912003" calcext:value-type="float">
            <text:p>3.61413471912</text:p>
          </table:table-cell>
          <table:table-cell table:formula="of:=[.J73]/[.J61]" office:value-type="float" office:value="2.26626252972152" calcext:value-type="float">
            <text:p>2.2662625297215</text:p>
          </table:table-cell>
          <table:table-cell table:formula="of:=[.K73]/[.K61]" office:value-type="float" office:value="-4.48539204051433" calcext:value-type="float">
            <text:p>-4.4853920405143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74]/[.C62]" office:value-type="float" office:value="-1.20805542391654" calcext:value-type="float">
            <text:p>-1.2080554239166</text:p>
          </table:table-cell>
          <table:table-cell table:formula="of:=[.D74]/[.D62]" office:value-type="float" office:value="-0.430331992539323" calcext:value-type="float">
            <text:p>-0.4303319925393</text:p>
          </table:table-cell>
          <table:table-cell table:formula="of:=[.E74]/[.E62]" office:value-type="float" office:value="-3.62503292773776" calcext:value-type="float">
            <text:p>-3.6250329277378</text:p>
          </table:table-cell>
          <table:table-cell table:formula="of:=[.F74]/[.F62]" office:value-type="float" office:value="-0.732096040936399" calcext:value-type="float">
            <text:p>-0.7320960409364</text:p>
          </table:table-cell>
          <table:table-cell table:formula="of:=[.G74]/[.G62]" office:value-type="float" office:value="-5.70276306392335" calcext:value-type="float">
            <text:p>-5.7027630639234</text:p>
          </table:table-cell>
          <table:table-cell table:formula="of:=[.H74]/[.H62]" office:value-type="float" office:value="3.61413471912003" calcext:value-type="float">
            <text:p>3.61413471912</text:p>
          </table:table-cell>
          <table:table-cell table:formula="of:=[.I74]/[.I62]" office:value-type="float" office:value="22" calcext:value-type="float">
            <text:p>22</text:p>
          </table:table-cell>
          <table:table-cell table:formula="of:=[.J74]/[.J62]" office:value-type="float" office:value="0.0728341461412952" calcext:value-type="float">
            <text:p>0.0728341461413</text:p>
          </table:table-cell>
          <table:table-cell table:formula="of:=[.K74]/[.K62]" office:value-type="float" office:value="0.503880065902053" calcext:value-type="float">
            <text:p>0.5038800659021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75]/[.C63]" office:value-type="float" office:value="-0.32487604299098" calcext:value-type="float">
            <text:p>-0.324876042991</text:p>
          </table:table-cell>
          <table:table-cell table:formula="of:=[.D75]/[.D63]" office:value-type="float" office:value="-3.63176045145794" calcext:value-type="float">
            <text:p>-3.6317604514579</text:p>
          </table:table-cell>
          <table:table-cell table:formula="of:=[.E75]/[.E63]" office:value-type="float" office:value="-9.25669826298661" calcext:value-type="float">
            <text:p>-9.2566982629866</text:p>
          </table:table-cell>
          <table:table-cell table:formula="of:=[.F75]/[.F63]" office:value-type="float" office:value="-4.73074551037418" calcext:value-type="float">
            <text:p>-4.7307455103742</text:p>
          </table:table-cell>
          <table:table-cell table:formula="of:=[.G75]/[.G63]" office:value-type="float" office:value="-0.436404311040883" calcext:value-type="float">
            <text:p>-0.4364043110409</text:p>
          </table:table-cell>
          <table:table-cell table:formula="of:=[.H75]/[.H63]" office:value-type="float" office:value="2.26626252972152" calcext:value-type="float">
            <text:p>2.2662625297215</text:p>
          </table:table-cell>
          <table:table-cell table:formula="of:=[.I75]/[.I63]" office:value-type="float" office:value="0.0728341461412952" calcext:value-type="float">
            <text:p>0.0728341461413</text:p>
          </table:table-cell>
          <table:table-cell table:formula="of:=[.J75]/[.J63]" office:value-type="float" office:value="22" calcext:value-type="float">
            <text:p>22</text:p>
          </table:table-cell>
          <table:table-cell table:formula="of:=[.K75]/[.K63]" office:value-type="float" office:value="-0.379485600783482" calcext:value-type="float">
            <text:p>-0.3794856007835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76]/[.C64]" office:value-type="float" office:value="-6.09632018276891" calcext:value-type="float">
            <text:p>-6.0963201827689</text:p>
          </table:table-cell>
          <table:table-cell table:formula="of:=[.D76]/[.D64]" office:value-type="float" office:value="5.22315245861571" calcext:value-type="float">
            <text:p>5.2231524586157</text:p>
          </table:table-cell>
          <table:table-cell table:formula="of:=[.E76]/[.E64]" office:value-type="float" office:value="3.10626253579868" calcext:value-type="float">
            <text:p>3.1062625357987</text:p>
          </table:table-cell>
          <table:table-cell table:formula="of:=[.F76]/[.F64]" office:value-type="float" office:value="2.3709973633448" calcext:value-type="float">
            <text:p>2.3709973633448</text:p>
          </table:table-cell>
          <table:table-cell table:formula="of:=[.G76]/[.G64]" office:value-type="float" office:value="3.11223559758871" calcext:value-type="float">
            <text:p>3.1122355975887</text:p>
          </table:table-cell>
          <table:table-cell table:formula="of:=[.H76]/[.H64]" office:value-type="float" office:value="-4.48539204051433" calcext:value-type="float">
            <text:p>-4.4853920405143</text:p>
          </table:table-cell>
          <table:table-cell table:formula="of:=[.I76]/[.I64]" office:value-type="float" office:value="0.503880065902053" calcext:value-type="float">
            <text:p>0.5038800659021</text:p>
          </table:table-cell>
          <table:table-cell table:formula="of:=[.J76]/[.J64]" office:value-type="float" office:value="-0.379485600783482" calcext:value-type="float">
            <text:p>-0.3794856007835</text:p>
          </table:table-cell>
          <table:table-cell table:formula="of:=[.K76]/[.K64]" office:value-type="float" office:value="22" calcext:value-type="float">
            <text:p>22</text:p>
          </table:table-cell>
          <table:table-cell table:number-columns-repeated="246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2"/>
          <table:table-cell office:value-type="string" calcext:value-type="string">
            <text:p>Correlation</text:p>
          </table:table-cell>
          <table:table-cell table:number-columns-repeated="254"/>
        </table:table-row>
        <table:table-row table:style-name="ro2">
          <table:table-cell table:number-columns-repeated="2"/>
          <table:table-cell table:formula="of:=[.C79]/22" office:value-type="float" office:value="1" calcext:value-type="float">
            <text:p>1</text:p>
          </table:table-cell>
          <table:table-cell table:formula="of:=[.D79]/22" office:value-type="float" office:value="-0.682830707597933" calcext:value-type="float">
            <text:p>-0.6828307075979</text:p>
          </table:table-cell>
          <table:table-cell table:formula="of:=[.E79]/22" office:value-type="float" office:value="0.0774006278078064" calcext:value-type="float">
            <text:p>0.0774006278078</text:p>
          </table:table-cell>
          <table:table-cell table:formula="of:=[.F79]/22" office:value-type="float" office:value="-0.127609720539054" calcext:value-type="float">
            <text:p>-0.1276097205391</text:p>
          </table:table-cell>
          <table:table-cell table:formula="of:=[.G79]/22" office:value-type="float" office:value="-0.172795373642972" calcext:value-type="float">
            <text:p>-0.172795373643</text:p>
          </table:table-cell>
          <table:table-cell table:formula="of:=[.H79]/22" office:value-type="float" office:value="0.0832026650617941" calcext:value-type="float">
            <text:p>0.0832026650618</text:p>
          </table:table-cell>
          <table:table-cell table:formula="of:=[.I79]/22" office:value-type="float" office:value="-0.0549116101780247" calcext:value-type="float">
            <text:p>-0.054911610178</text:p>
          </table:table-cell>
          <table:table-cell table:formula="of:=[.J79]/22" office:value-type="float" office:value="-0.0147670928632264" calcext:value-type="float">
            <text:p>-0.0147670928632</text:p>
          </table:table-cell>
          <table:table-cell table:formula="of:=[.K79]/22" office:value-type="float" office:value="-0.277105462853132" calcext:value-type="float">
            <text:p>-0.2771054628531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80]/22" office:value-type="float" office:value="-0.682830707597933" calcext:value-type="float">
            <text:p>-0.6828307075979</text:p>
          </table:table-cell>
          <table:table-cell table:formula="of:=[.D80]/22" office:value-type="float" office:value="1" calcext:value-type="float">
            <text:p>1</text:p>
          </table:table-cell>
          <table:table-cell table:formula="of:=[.E80]/22" office:value-type="float" office:value="0.287235400044913" calcext:value-type="float">
            <text:p>0.2872354000449</text:p>
          </table:table-cell>
          <table:table-cell table:formula="of:=[.F80]/22" office:value-type="float" office:value="0.193644419636162" calcext:value-type="float">
            <text:p>0.1936444196362</text:p>
          </table:table-cell>
          <table:table-cell table:formula="of:=[.G80]/22" office:value-type="float" office:value="0.286413940751577" calcext:value-type="float">
            <text:p>0.2864139407516</text:p>
          </table:table-cell>
          <table:table-cell table:formula="of:=[.H80]/22" office:value-type="float" office:value="-0.42732123671482" calcext:value-type="float">
            <text:p>-0.4273212367148</text:p>
          </table:table-cell>
          <table:table-cell table:formula="of:=[.I80]/22" office:value-type="float" office:value="-0.0195605451154238" calcext:value-type="float">
            <text:p>-0.0195605451154</text:p>
          </table:table-cell>
          <table:table-cell table:formula="of:=[.J80]/22" office:value-type="float" office:value="-0.165080020520815" calcext:value-type="float">
            <text:p>-0.1650800205208</text:p>
          </table:table-cell>
          <table:table-cell table:formula="of:=[.K80]/22" office:value-type="float" office:value="0.237416020846169" calcext:value-type="float">
            <text:p>0.237416020846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81]/22" office:value-type="float" office:value="0.0774006278078064" calcext:value-type="float">
            <text:p>0.0774006278078</text:p>
          </table:table-cell>
          <table:table-cell table:formula="of:=[.D81]/22" office:value-type="float" office:value="0.287235400044913" calcext:value-type="float">
            <text:p>0.2872354000449</text:p>
          </table:table-cell>
          <table:table-cell table:formula="of:=[.E81]/22" office:value-type="float" office:value="1" calcext:value-type="float">
            <text:p>1</text:p>
          </table:table-cell>
          <table:table-cell table:formula="of:=[.F81]/22" office:value-type="float" office:value="0.160199254551248" calcext:value-type="float">
            <text:p>0.1601992545512</text:p>
          </table:table-cell>
          <table:table-cell table:formula="of:=[.G81]/22" office:value-type="float" office:value="-0.0791177538845712" calcext:value-type="float">
            <text:p>-0.0791177538846</text:p>
          </table:table-cell>
          <table:table-cell table:formula="of:=[.H81]/22" office:value-type="float" office:value="-0.414463753577936" calcext:value-type="float">
            <text:p>-0.4144637535779</text:p>
          </table:table-cell>
          <table:table-cell table:formula="of:=[.I81]/22" office:value-type="float" office:value="-0.16477422398808" calcext:value-type="float">
            <text:p>-0.1647742239881</text:p>
          </table:table-cell>
          <table:table-cell table:formula="of:=[.J81]/22" office:value-type="float" office:value="-0.420759011953937" calcext:value-type="float">
            <text:p>-0.4207590119539</text:p>
          </table:table-cell>
          <table:table-cell table:formula="of:=[.K81]/22" office:value-type="float" office:value="0.141193751627213" calcext:value-type="float">
            <text:p>0.141193751627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82]/22" office:value-type="float" office:value="-0.127609720539054" calcext:value-type="float">
            <text:p>-0.1276097205391</text:p>
          </table:table-cell>
          <table:table-cell table:formula="of:=[.D82]/22" office:value-type="float" office:value="0.193644419636162" calcext:value-type="float">
            <text:p>0.1936444196362</text:p>
          </table:table-cell>
          <table:table-cell table:formula="of:=[.E82]/22" office:value-type="float" office:value="0.160199254551248" calcext:value-type="float">
            <text:p>0.1601992545512</text:p>
          </table:table-cell>
          <table:table-cell table:formula="of:=[.F82]/22" office:value-type="float" office:value="1" calcext:value-type="float">
            <text:p>1</text:p>
          </table:table-cell>
          <table:table-cell table:formula="of:=[.G82]/22" office:value-type="float" office:value="0.39861514449593" calcext:value-type="float">
            <text:p>0.3986151444959</text:p>
          </table:table-cell>
          <table:table-cell table:formula="of:=[.H82]/22" office:value-type="float" office:value="-0.0515729473979785" calcext:value-type="float">
            <text:p>-0.051572947398</text:p>
          </table:table-cell>
          <table:table-cell table:formula="of:=[.I82]/22" office:value-type="float" office:value="-0.0332770927698363" calcext:value-type="float">
            <text:p>-0.0332770927698</text:p>
          </table:table-cell>
          <table:table-cell table:formula="of:=[.J82]/22" office:value-type="float" office:value="-0.21503388683519" calcext:value-type="float">
            <text:p>-0.2150338868352</text:p>
          </table:table-cell>
          <table:table-cell table:formula="of:=[.K82]/22" office:value-type="float" office:value="0.107772607424764" calcext:value-type="float">
            <text:p>0.107772607424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83]/22" office:value-type="float" office:value="-0.172795373642972" calcext:value-type="float">
            <text:p>-0.172795373643</text:p>
          </table:table-cell>
          <table:table-cell table:formula="of:=[.D83]/22" office:value-type="float" office:value="0.286413940751577" calcext:value-type="float">
            <text:p>0.2864139407516</text:p>
          </table:table-cell>
          <table:table-cell table:formula="of:=[.E83]/22" office:value-type="float" office:value="-0.0791177538845712" calcext:value-type="float">
            <text:p>-0.0791177538846</text:p>
          </table:table-cell>
          <table:table-cell table:formula="of:=[.F83]/22" office:value-type="float" office:value="0.39861514449593" calcext:value-type="float">
            <text:p>0.3986151444959</text:p>
          </table:table-cell>
          <table:table-cell table:formula="of:=[.G83]/22" office:value-type="float" office:value="1" calcext:value-type="float">
            <text:p>1</text:p>
          </table:table-cell>
          <table:table-cell table:formula="of:=[.H83]/22" office:value-type="float" office:value="0.0683059116927598" calcext:value-type="float">
            <text:p>0.0683059116928</text:p>
          </table:table-cell>
          <table:table-cell table:formula="of:=[.I83]/22" office:value-type="float" office:value="-0.259216502905607" calcext:value-type="float">
            <text:p>-0.2592165029056</text:p>
          </table:table-cell>
          <table:table-cell table:formula="of:=[.J83]/22" office:value-type="float" office:value="-0.0198365595927674" calcext:value-type="float">
            <text:p>-0.0198365595928</text:p>
          </table:table-cell>
          <table:table-cell table:formula="of:=[.K83]/22" office:value-type="float" office:value="0.141465254435851" calcext:value-type="float">
            <text:p>0.1414652544359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84]/22" office:value-type="float" office:value="0.0832026650617941" calcext:value-type="float">
            <text:p>0.0832026650618</text:p>
          </table:table-cell>
          <table:table-cell table:formula="of:=[.D84]/22" office:value-type="float" office:value="-0.42732123671482" calcext:value-type="float">
            <text:p>-0.4273212367148</text:p>
          </table:table-cell>
          <table:table-cell table:formula="of:=[.E84]/22" office:value-type="float" office:value="-0.414463753577936" calcext:value-type="float">
            <text:p>-0.4144637535779</text:p>
          </table:table-cell>
          <table:table-cell table:formula="of:=[.F84]/22" office:value-type="float" office:value="-0.0515729473979785" calcext:value-type="float">
            <text:p>-0.051572947398</text:p>
          </table:table-cell>
          <table:table-cell table:formula="of:=[.G84]/22" office:value-type="float" office:value="0.0683059116927598" calcext:value-type="float">
            <text:p>0.0683059116928</text:p>
          </table:table-cell>
          <table:table-cell table:formula="of:=[.H84]/22" office:value-type="float" office:value="1" calcext:value-type="float">
            <text:p>1</text:p>
          </table:table-cell>
          <table:table-cell table:formula="of:=[.I84]/22" office:value-type="float" office:value="0.164278850869092" calcext:value-type="float">
            <text:p>0.1642788508691</text:p>
          </table:table-cell>
          <table:table-cell table:formula="of:=[.J84]/22" office:value-type="float" office:value="0.10301193316916" calcext:value-type="float">
            <text:p>0.1030119331692</text:p>
          </table:table-cell>
          <table:table-cell table:formula="of:=[.K84]/22" office:value-type="float" office:value="-0.203881456387015" calcext:value-type="float">
            <text:p>-0.203881456387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85]/22" office:value-type="float" office:value="-0.0549116101780247" calcext:value-type="float">
            <text:p>-0.054911610178</text:p>
          </table:table-cell>
          <table:table-cell table:formula="of:=[.D85]/22" office:value-type="float" office:value="-0.0195605451154238" calcext:value-type="float">
            <text:p>-0.0195605451154</text:p>
          </table:table-cell>
          <table:table-cell table:formula="of:=[.E85]/22" office:value-type="float" office:value="-0.16477422398808" calcext:value-type="float">
            <text:p>-0.1647742239881</text:p>
          </table:table-cell>
          <table:table-cell table:formula="of:=[.F85]/22" office:value-type="float" office:value="-0.0332770927698363" calcext:value-type="float">
            <text:p>-0.0332770927698</text:p>
          </table:table-cell>
          <table:table-cell table:formula="of:=[.G85]/22" office:value-type="float" office:value="-0.259216502905607" calcext:value-type="float">
            <text:p>-0.2592165029056</text:p>
          </table:table-cell>
          <table:table-cell table:formula="of:=[.H85]/22" office:value-type="float" office:value="0.164278850869092" calcext:value-type="float">
            <text:p>0.1642788508691</text:p>
          </table:table-cell>
          <table:table-cell table:formula="of:=[.I85]/22" office:value-type="float" office:value="1" calcext:value-type="float">
            <text:p>1</text:p>
          </table:table-cell>
          <table:table-cell table:formula="of:=[.J85]/22" office:value-type="float" office:value="0.00331064300642251" calcext:value-type="float">
            <text:p>0.0033106430064</text:p>
          </table:table-cell>
          <table:table-cell table:formula="of:=[.K85]/22" office:value-type="float" office:value="0.0229036393591842" calcext:value-type="float">
            <text:p>0.022903639359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86]/22" office:value-type="float" office:value="-0.0147670928632264" calcext:value-type="float">
            <text:p>-0.0147670928632</text:p>
          </table:table-cell>
          <table:table-cell table:formula="of:=[.D86]/22" office:value-type="float" office:value="-0.165080020520815" calcext:value-type="float">
            <text:p>-0.1650800205208</text:p>
          </table:table-cell>
          <table:table-cell table:formula="of:=[.E86]/22" office:value-type="float" office:value="-0.420759011953937" calcext:value-type="float">
            <text:p>-0.4207590119539</text:p>
          </table:table-cell>
          <table:table-cell table:formula="of:=[.F86]/22" office:value-type="float" office:value="-0.21503388683519" calcext:value-type="float">
            <text:p>-0.2150338868352</text:p>
          </table:table-cell>
          <table:table-cell table:formula="of:=[.G86]/22" office:value-type="float" office:value="-0.0198365595927674" calcext:value-type="float">
            <text:p>-0.0198365595928</text:p>
          </table:table-cell>
          <table:table-cell table:formula="of:=[.H86]/22" office:value-type="float" office:value="0.10301193316916" calcext:value-type="float">
            <text:p>0.1030119331692</text:p>
          </table:table-cell>
          <table:table-cell table:formula="of:=[.I86]/22" office:value-type="float" office:value="0.00331064300642251" calcext:value-type="float">
            <text:p>0.0033106430064</text:p>
          </table:table-cell>
          <table:table-cell table:formula="of:=[.J86]/22" office:value-type="float" office:value="1" calcext:value-type="float">
            <text:p>1</text:p>
          </table:table-cell>
          <table:table-cell table:formula="of:=[.K86]/22" office:value-type="float" office:value="-0.0172493454901583" calcext:value-type="float">
            <text:p>-0.017249345490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87]/22" office:value-type="float" office:value="-0.277105462853132" calcext:value-type="float">
            <text:p>-0.2771054628531</text:p>
          </table:table-cell>
          <table:table-cell table:formula="of:=[.D87]/22" office:value-type="float" office:value="0.237416020846169" calcext:value-type="float">
            <text:p>0.2374160208462</text:p>
          </table:table-cell>
          <table:table-cell table:formula="of:=[.E87]/22" office:value-type="float" office:value="0.141193751627213" calcext:value-type="float">
            <text:p>0.1411937516272</text:p>
          </table:table-cell>
          <table:table-cell table:formula="of:=[.F87]/22" office:value-type="float" office:value="0.107772607424764" calcext:value-type="float">
            <text:p>0.1077726074248</text:p>
          </table:table-cell>
          <table:table-cell table:formula="of:=[.G87]/22" office:value-type="float" office:value="0.141465254435851" calcext:value-type="float">
            <text:p>0.1414652544359</text:p>
          </table:table-cell>
          <table:table-cell table:formula="of:=[.H87]/22" office:value-type="float" office:value="-0.203881456387015" calcext:value-type="float">
            <text:p>-0.203881456387</text:p>
          </table:table-cell>
          <table:table-cell table:formula="of:=[.I87]/22" office:value-type="float" office:value="0.0229036393591842" calcext:value-type="float">
            <text:p>0.0229036393592</text:p>
          </table:table-cell>
          <table:table-cell table:formula="of:=[.J87]/22" office:value-type="float" office:value="-0.0172493454901583" calcext:value-type="float">
            <text:p>-0.0172493454902</text:p>
          </table:table-cell>
          <table:table-cell table:formula="of:=[.K87]/22" office:value-type="float" office:value="1" calcext:value-type="float">
            <text:p>1</text:p>
          </table:table-cell>
          <table:table-cell table:number-columns-repeated="246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number-columns-repeated="255"/>
        </table:table-row>
        <table:table-row table:style-name="ro2">
          <table:table-cell table:number-columns-repeated="2"/>
          <table:table-cell table:style-name="Default"/>
          <table:table-cell table:number-columns-repeated="254"/>
        </table:table-row>
        <table:table-row table:style-name="ro2">
          <table:table-cell table:number-columns-repeated="2"/>
          <table:table-cell table:formula="of:=RAND()" office:value-type="float" office:value="0.544984551612288" calcext:value-type="float">
            <text:p>0.5449845516123</text:p>
          </table:table-cell>
          <table:table-cell table:formula="of:=RAND()" office:value-type="float" office:value="0.787683845497668" calcext:value-type="float">
            <text:p>0.7876838454977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0708284976426512" calcext:value-type="float">
            <text:p>0.0708284976427</text:p>
          </table:table-cell>
          <table:table-cell table:formula="of:=RAND()" office:value-type="float" office:value="0.574589168187231" calcext:value-type="float">
            <text:p>0.5745891681872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0650129979476333" calcext:value-type="float">
            <text:p>0.0650129979476</text:p>
          </table:table-cell>
          <table:table-cell table:formula="of:=RAND()" office:value-type="float" office:value="0.0656124234665185" calcext:value-type="float">
            <text:p>0.0656124234665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257441290654242" calcext:value-type="float">
            <text:p>0.2574412906542</text:p>
          </table:table-cell>
          <table:table-cell table:formula="of:=RAND()" office:value-type="float" office:value="0.720015809172764" calcext:value-type="float">
            <text:p>0.7200158091728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772450622171164" calcext:value-type="float">
            <text:p>0.7724506221712</text:p>
          </table:table-cell>
          <table:table-cell table:formula="of:=RAND()" office:value-type="float" office:value="0.615548512665555" calcext:value-type="float">
            <text:p>0.6155485126656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844215275719762" calcext:value-type="float">
            <text:p>0.8442152757198</text:p>
          </table:table-cell>
          <table:table-cell table:formula="of:=RAND()" office:value-type="float" office:value="0.227466692449525" calcext:value-type="float">
            <text:p>0.2274666924495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108895427780226" calcext:value-type="float">
            <text:p>0.1088954277802</text:p>
          </table:table-cell>
          <table:table-cell table:formula="of:=RAND()" office:value-type="float" office:value="0.429349492304027" calcext:value-type="float">
            <text:p>0.429349492304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404649653006345" calcext:value-type="float">
            <text:p>0.4046496530063</text:p>
          </table:table-cell>
          <table:table-cell table:formula="of:=RAND()" office:value-type="float" office:value="0.329073391156271" calcext:value-type="float">
            <text:p>0.3290733911563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645320997107774" calcext:value-type="float">
            <text:p>0.6453209971078</text:p>
          </table:table-cell>
          <table:table-cell table:formula="of:=RAND()" office:value-type="float" office:value="0.70842095091939" calcext:value-type="float">
            <text:p>0.7084209509194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668538921745494" calcext:value-type="float">
            <text:p>0.6685389217455</text:p>
          </table:table-cell>
          <table:table-cell table:formula="of:=RAND()" office:value-type="float" office:value="0.732768204761669" calcext:value-type="float">
            <text:p>0.7327682047617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27626724448055" calcext:value-type="float">
            <text:p>0.2762672444806</text:p>
          </table:table-cell>
          <table:table-cell table:formula="of:=RAND()" office:value-type="float" office:value="0.0444029346108437" calcext:value-type="float">
            <text:p>0.0444029346108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109739143634215" calcext:value-type="float">
            <text:p>0.1097391436342</text:p>
          </table:table-cell>
          <table:table-cell table:formula="of:=RAND()" office:value-type="float" office:value="0.909419457660988" calcext:value-type="float">
            <text:p>0.909419457661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307673854753375" calcext:value-type="float">
            <text:p>0.3076738547534</text:p>
          </table:table-cell>
          <table:table-cell table:formula="of:=RAND()" office:value-type="float" office:value="0.480725718429312" calcext:value-type="float">
            <text:p>0.4807257184293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645052731269971" calcext:value-type="float">
            <text:p>0.64505273127</text:p>
          </table:table-cell>
          <table:table-cell table:formula="of:=RAND()" office:value-type="float" office:value="0.734919737093151" calcext:value-type="float">
            <text:p>0.7349197370932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143894060282037" calcext:value-type="float">
            <text:p>0.143894060282</text:p>
          </table:table-cell>
          <table:table-cell table:formula="of:=RAND()" office:value-type="float" office:value="0.124686528928578" calcext:value-type="float">
            <text:p>0.1246865289286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938435783376917" calcext:value-type="float">
            <text:p>0.9384357833769</text:p>
          </table:table-cell>
          <table:table-cell table:formula="of:=RAND()" office:value-type="float" office:value="0.0951410687994212" calcext:value-type="float">
            <text:p>0.0951410687994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183874204754829" calcext:value-type="float">
            <text:p>0.1838742047548</text:p>
          </table:table-cell>
          <table:table-cell table:formula="of:=RAND()" office:value-type="float" office:value="0.476099311374128" calcext:value-type="float">
            <text:p>0.4760993113741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98542500147596" calcext:value-type="float">
            <text:p>0.985425001476</text:p>
          </table:table-cell>
          <table:table-cell table:formula="of:=RAND()" office:value-type="float" office:value="0.630594332935289" calcext:value-type="float">
            <text:p>0.6305943329353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RAND()" office:value-type="float" office:value="0.617309920489788" calcext:value-type="float">
            <text:p>0.6173099204898</text:p>
          </table:table-cell>
          <table:table-cell table:formula="of:=RAND()" office:value-type="float" office:value="0.504134054295719" calcext:value-type="float">
            <text:p>0.5041340542957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2"/>
          <table:table-cell table:number-matrix-columns-spanned="2" table:number-matrix-rows-spanned="5" table:formula="of:=LINEST([.D102:.D120]; [.C102:.C120]; 1; 1)" office:value-type="float" office:value="0.0930160602410876" calcext:value-type="float">
            <text:p>0.0930160602411</text:p>
          </table:table-cell>
          <table:table-cell office:value-type="float" office:value="0.441665406860128" calcext:value-type="float">
            <text:p>0.4416654068601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float" office:value="0.208844172435577" calcext:value-type="float">
            <text:p>0.2088441724356</text:p>
          </table:table-cell>
          <table:table-cell office:value-type="float" office:value="0.113454927495542" calcext:value-type="float">
            <text:p>0.1134549274955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float" office:value="0.0115341056914175" calcext:value-type="float">
            <text:p>0.0115341056914</text:p>
          </table:table-cell>
          <table:table-cell office:value-type="float" office:value="0.274193388046517" calcext:value-type="float">
            <text:p>0.2741933880465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float" office:value="0.198367791830847" calcext:value-type="float">
            <text:p>0.1983677918308</text:p>
          </table:table-cell>
          <table:table-cell office:value-type="float" office:value="17" calcext:value-type="float">
            <text:p>17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float" office:value="0.0149136901121823" calcext:value-type="float">
            <text:p>0.0149136901122</text:p>
          </table:table-cell>
          <table:table-cell office:value-type="float" office:value="1.27809423882327" calcext:value-type="float">
            <text:p>1.2780942388233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table:number-matrix-columns-spanned="10" table:number-matrix-rows-spanned="5" table:formula="of:=LINEST([.B3:.B25]; [.C3:.K25]; 1; 1)" office:value-type="float" office:value="0.111111111111111" calcext:value-type="float">
            <text:p>0.1111111111111</text:p>
          </table:table-cell>
          <table:table-cell office:value-type="float" office:value="0.111111111111111" calcext:value-type="float">
            <text:p>0.1111111111111</text:p>
          </table:table-cell>
          <table:table-cell office:value-type="float" office:value="0.111111111111111" calcext:value-type="float">
            <text:p>0.1111111111111</text:p>
          </table:table-cell>
          <table:table-cell office:value-type="float" office:value="0.111111111111111" calcext:value-type="float">
            <text:p>0.1111111111111</text:p>
          </table:table-cell>
          <table:table-cell office:value-type="float" office:value="0.111111111111111" calcext:value-type="float">
            <text:p>0.1111111111111</text:p>
          </table:table-cell>
          <table:table-cell office:value-type="float" office:value="0.111111111111111" calcext:value-type="float">
            <text:p>0.1111111111111</text:p>
          </table:table-cell>
          <table:table-cell office:value-type="float" office:value="0.111111111111111" calcext:value-type="float">
            <text:p>0.1111111111111</text:p>
          </table:table-cell>
          <table:table-cell office:value-type="float" office:value="0.111111111111111" calcext:value-type="float">
            <text:p>0.1111111111111</text:p>
          </table:table-cell>
          <table:table-cell office:value-type="float" office:value="0.111111111111111" calcext:value-type="float">
            <text:p>0.1111111111111</text:p>
          </table:table-cell>
          <table:table-cell office:value-type="float" office:value="0.0000000000000129479760246909" calcext:value-type="float">
            <text:p>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.3510033254898E-016" calcext:value-type="float">
            <text:p>0</text:p>
          </table:table-cell>
          <table:table-cell office:value-type="float" office:value="1.48219476607766E-016" calcext:value-type="float">
            <text:p>0</text:p>
          </table:table-cell>
          <table:table-cell office:value-type="float" office:value="1.61889514487074E-016" calcext:value-type="float">
            <text:p>0</text:p>
          </table:table-cell>
          <table:table-cell office:value-type="float" office:value="1.76353432111744E-016" calcext:value-type="float">
            <text:p>0</text:p>
          </table:table-cell>
          <table:table-cell office:value-type="float" office:value="1.75580017858778E-016" calcext:value-type="float">
            <text:p>0</text:p>
          </table:table-cell>
          <table:table-cell office:value-type="float" office:value="1.77074707041592E-016" calcext:value-type="float">
            <text:p>0</text:p>
          </table:table-cell>
          <table:table-cell office:value-type="float" office:value="1.82050311804844E-016" calcext:value-type="float">
            <text:p>0</text:p>
          </table:table-cell>
          <table:table-cell office:value-type="float" office:value="2.4724486224515E-016" calcext:value-type="float">
            <text:p>0</text:p>
          </table:table-cell>
          <table:table-cell office:value-type="float" office:value="2.12773627956477E-016" calcext:value-type="float">
            <text:p>0</text:p>
          </table:table-cell>
          <table:table-cell office:value-type="float" office:value="0.0000000000000290325542806604" calcext:value-type="float">
            <text:p>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0000000000000183784413036729" calcext:value-type="float">
            <text:p>0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.55146172434738E+029" calcext:value-type="float">
            <text:p>4.5514617243474E+029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83.60064412238" calcext:value-type="float">
            <text:p>1383.60064412238</text:p>
          </table:table-cell>
          <table:table-cell office:value-type="float" office:value="4.39097236178317E-027" calcext:value-type="float">
            <text:p>0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table:number-columns-repeated="246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office:value-type="string" calcext:value-type="string">
            <text:p>Implied matrix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table:number-matrix-columns-spanned="9" table:number-matrix-rows-spanned="9" table:formula="of:=MMULT( TRANSPOSE([.B128:.J128]); [.B128:.J128])" office:value-type="float" office:value="0.0123456790123457" calcext:value-type="float">
            <text:p>0.0123456790123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table:formula="of:=1-[.B128]" office:value-type="float" office:value="0.888888888888889" calcext:value-type="float">
            <text:p>0.8888888888889</text:p>
          </table:table-cell>
          <table:table-cell office:value-type="float" office:value="0" calcext:value-type="float">
            <text:p>0</text:p>
          </table:table-cell>
          <table:table-cell table:number-matrix-columns-spanned="1" table:number-matrix-rows-spanned="2" table:formula="of:=0" office:value-type="float" office:value="0" calcext:value-type="float">
            <text:p>0</text:p>
          </table:table-cell>
          <table:table-cell table:number-matrix-columns-spanned="1" table:number-matrix-rows-spanned="3" table:formula="of:=0" office:value-type="float" office:value="0" calcext:value-type="float">
            <text:p>0</text:p>
          </table:table-cell>
          <table:table-cell table:number-matrix-columns-spanned="1" table:number-matrix-rows-spanned="4" table:formula="of:=0" office:value-type="float" office:value="0" calcext:value-type="float">
            <text:p>0</text:p>
          </table:table-cell>
          <table:table-cell table:number-matrix-columns-spanned="1" table:number-matrix-rows-spanned="5" table:formula="of:=0" office:value-type="float" office:value="0" calcext:value-type="float">
            <text:p>0</text:p>
          </table:table-cell>
          <table:table-cell table:number-matrix-columns-spanned="1" table:number-matrix-rows-spanned="6" table:formula="of:=0" office:value-type="float" office:value="0" calcext:value-type="float">
            <text:p>0</text:p>
          </table:table-cell>
          <table:table-cell table:number-matrix-columns-spanned="1" table:number-matrix-rows-spanned="7" table:formula="of:=0" office:value-type="float" office:value="0" calcext:value-type="float">
            <text:p>0</text:p>
          </table:table-cell>
          <table:table-cell table:number-matrix-columns-spanned="1" table:number-matrix-rows-spanned="8" table:formula="of:=0" office:value-type="float" office:value="0" calcext:value-type="float">
            <text:p>0</text:p>
          </table:table-cell>
          <table:table-cell table:number-columns-repeated="247"/>
        </table:table-row>
        <table:table-row table:style-name="ro2">
          <table:table-cell/>
          <table:table-cell table:number-matrix-columns-spanned="1" table:number-matrix-rows-spanned="8" table:formula="of:=0" office:value-type="float" office:value="0" calcext:value-type="float">
            <text:p>0</text:p>
          </table:table-cell>
          <table:table-cell office:value-type="float" office:value="0.888888888888889" calcext:value-type="float">
            <text:p>0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4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matrix-columns-spanned="1" table:number-matrix-rows-spanned="7" table:formula="of:=0" office:value-type="float" office:value="0" calcext:value-type="float">
            <text:p>0</text:p>
          </table:table-cell>
          <table:table-cell office:value-type="float" office:value="0.888888888888889" calcext:value-type="float">
            <text:p>0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4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matrix-columns-spanned="1" table:number-matrix-rows-spanned="6" table:formula="of:=0" office:value-type="float" office:value="0" calcext:value-type="float">
            <text:p>0</text:p>
          </table:table-cell>
          <table:table-cell office:value-type="float" office:value="0.888888888888889" calcext:value-type="float">
            <text:p>0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4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matrix-columns-spanned="1" table:number-matrix-rows-spanned="5" table:formula="of:=0" office:value-type="float" office:value="0" calcext:value-type="float">
            <text:p>0</text:p>
          </table:table-cell>
          <table:table-cell office:value-type="float" office:value="0.888888888888889" calcext:value-type="float">
            <text:p>0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4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matrix-columns-spanned="1" table:number-matrix-rows-spanned="4" table:formula="of:=-0" office:value-type="float" office:value="-0" calcext:value-type="float">
            <text:p>0</text:p>
          </table:table-cell>
          <table:table-cell office:value-type="float" office:value="0.888888888888889" calcext:value-type="float">
            <text:p>0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4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number-matrix-columns-spanned="1" table:number-matrix-rows-spanned="3" table:formula="of:=0" office:value-type="float" office:value="0" calcext:value-type="float">
            <text:p>0</text:p>
          </table:table-cell>
          <table:table-cell office:value-type="float" office:value="0.888888888888889" calcext:value-type="float">
            <text:p>0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4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matrix-columns-spanned="1" table:number-matrix-rows-spanned="2" table:formula="of:=0" office:value-type="float" office:value="0" calcext:value-type="float">
            <text:p>0</text:p>
          </table:table-cell>
          <table:table-cell office:value-type="float" office:value="0.888888888888889" calcext:value-type="float">
            <text:p>0.8888888888889</text:p>
          </table:table-cell>
          <table:table-cell office:value-type="float" office:value="0" calcext:value-type="float">
            <text:p>0</text:p>
          </table:table-cell>
          <table:table-cell table:number-columns-repeated="24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888888888888889" calcext:value-type="float">
            <text:p>0.8888888888889</text:p>
          </table:table-cell>
          <table:table-cell table:number-columns-repeated="247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table:formula="of:=[.$B$136]+[.B138]" office:value-type="float" office:value="0.901234567901235" calcext:value-type="float">
            <text:p>0.9012345679012</text:p>
          </table:table-cell>
          <table:table-cell table:formula="of:=[.$B$136]+[.C138]" office:value-type="float" office:value="0.0123456790123457" calcext:value-type="float">
            <text:p>0.0123456790123</text:p>
          </table:table-cell>
          <table:table-cell table:formula="of:=[.$B$136]+[.D138]" office:value-type="float" office:value="0.0123456790123457" calcext:value-type="float">
            <text:p>0.0123456790123</text:p>
          </table:table-cell>
          <table:table-cell table:formula="of:=[.$B$136]+[.E138]" office:value-type="float" office:value="0.0123456790123457" calcext:value-type="float">
            <text:p>0.0123456790123</text:p>
          </table:table-cell>
          <table:table-cell table:formula="of:=[.$B$136]+[.F138]" office:value-type="float" office:value="0.0123456790123457" calcext:value-type="float">
            <text:p>0.0123456790123</text:p>
          </table:table-cell>
          <table:table-cell table:formula="of:=[.$B$136]+[.G138]" office:value-type="float" office:value="0.0123456790123457" calcext:value-type="float">
            <text:p>0.0123456790123</text:p>
          </table:table-cell>
          <table:table-cell table:formula="of:=[.$B$136]+[.H138]" office:value-type="float" office:value="0.0123456790123457" calcext:value-type="float">
            <text:p>0.0123456790123</text:p>
          </table:table-cell>
          <table:table-cell table:formula="of:=[.$B$136]+[.I138]" office:value-type="float" office:value="0.0123456790123457" calcext:value-type="float">
            <text:p>0.0123456790123</text:p>
          </table:table-cell>
          <table:table-cell table:formula="of:=[.$B$136]+[.J138]" office:value-type="float" office:value="0.0123456790123457" calcext:value-type="float">
            <text:p>0.0123456790123</text:p>
          </table:table-cell>
          <table:table-cell table:number-columns-repeated="247"/>
        </table:table-row>
        <table:table-row table:style-name="ro2">
          <table:table-cell/>
          <table:table-cell table:formula="of:=[.$B$136]+[.B139]" office:value-type="float" office:value="0.0123456790123457" calcext:value-type="float">
            <text:p>0.0123456790123</text:p>
          </table:table-cell>
          <table:table-cell table:formula="of:=[.$B$136]+[.C139]" office:value-type="float" office:value="0.901234567901235" calcext:value-type="float">
            <text:p>0.9012345679012</text:p>
          </table:table-cell>
          <table:table-cell table:formula="of:=[.$B$136]+[.D139]" office:value-type="float" office:value="0.0123456790123457" calcext:value-type="float">
            <text:p>0.0123456790123</text:p>
          </table:table-cell>
          <table:table-cell table:formula="of:=[.$B$136]+[.E139]" office:value-type="float" office:value="0.0123456790123457" calcext:value-type="float">
            <text:p>0.0123456790123</text:p>
          </table:table-cell>
          <table:table-cell table:formula="of:=[.$B$136]+[.F139]" office:value-type="float" office:value="0.0123456790123457" calcext:value-type="float">
            <text:p>0.0123456790123</text:p>
          </table:table-cell>
          <table:table-cell table:formula="of:=[.$B$136]+[.G139]" office:value-type="float" office:value="0.0123456790123457" calcext:value-type="float">
            <text:p>0.0123456790123</text:p>
          </table:table-cell>
          <table:table-cell table:formula="of:=[.$B$136]+[.H139]" office:value-type="float" office:value="0.0123456790123457" calcext:value-type="float">
            <text:p>0.0123456790123</text:p>
          </table:table-cell>
          <table:table-cell table:formula="of:=[.$B$136]+[.I139]" office:value-type="float" office:value="0.0123456790123457" calcext:value-type="float">
            <text:p>0.0123456790123</text:p>
          </table:table-cell>
          <table:table-cell table:formula="of:=[.$B$136]+[.J139]" office:value-type="float" office:value="0.0123456790123457" calcext:value-type="float">
            <text:p>0.0123456790123</text:p>
          </table:table-cell>
          <table:table-cell table:number-columns-repeated="247"/>
        </table:table-row>
        <table:table-row table:style-name="ro2">
          <table:table-cell/>
          <table:table-cell table:formula="of:=[.$B$136]+[.B140]" office:value-type="float" office:value="0.0123456790123457" calcext:value-type="float">
            <text:p>0.0123456790123</text:p>
          </table:table-cell>
          <table:table-cell table:formula="of:=[.$B$136]+[.C140]" office:value-type="float" office:value="0.0123456790123457" calcext:value-type="float">
            <text:p>0.0123456790123</text:p>
          </table:table-cell>
          <table:table-cell table:formula="of:=[.$B$136]+[.D140]" office:value-type="float" office:value="0.901234567901235" calcext:value-type="float">
            <text:p>0.9012345679012</text:p>
          </table:table-cell>
          <table:table-cell table:formula="of:=[.$B$136]+[.E140]" office:value-type="float" office:value="0.0123456790123457" calcext:value-type="float">
            <text:p>0.0123456790123</text:p>
          </table:table-cell>
          <table:table-cell table:formula="of:=[.$B$136]+[.F140]" office:value-type="float" office:value="0.0123456790123457" calcext:value-type="float">
            <text:p>0.0123456790123</text:p>
          </table:table-cell>
          <table:table-cell table:formula="of:=[.$B$136]+[.G140]" office:value-type="float" office:value="0.0123456790123457" calcext:value-type="float">
            <text:p>0.0123456790123</text:p>
          </table:table-cell>
          <table:table-cell table:formula="of:=[.$B$136]+[.H140]" office:value-type="float" office:value="0.0123456790123457" calcext:value-type="float">
            <text:p>0.0123456790123</text:p>
          </table:table-cell>
          <table:table-cell table:formula="of:=[.$B$136]+[.I140]" office:value-type="float" office:value="0.0123456790123457" calcext:value-type="float">
            <text:p>0.0123456790123</text:p>
          </table:table-cell>
          <table:table-cell table:formula="of:=[.$B$136]+[.J140]" office:value-type="float" office:value="0.0123456790123457" calcext:value-type="float">
            <text:p>0.0123456790123</text:p>
          </table:table-cell>
          <table:table-cell table:number-columns-repeated="247"/>
        </table:table-row>
        <table:table-row table:style-name="ro2">
          <table:table-cell/>
          <table:table-cell table:formula="of:=[.$B$136]+[.B141]" office:value-type="float" office:value="0.0123456790123457" calcext:value-type="float">
            <text:p>0.0123456790123</text:p>
          </table:table-cell>
          <table:table-cell table:formula="of:=[.$B$136]+[.C141]" office:value-type="float" office:value="0.0123456790123457" calcext:value-type="float">
            <text:p>0.0123456790123</text:p>
          </table:table-cell>
          <table:table-cell table:formula="of:=[.$B$136]+[.D141]" office:value-type="float" office:value="0.0123456790123457" calcext:value-type="float">
            <text:p>0.0123456790123</text:p>
          </table:table-cell>
          <table:table-cell table:formula="of:=[.$B$136]+[.E141]" office:value-type="float" office:value="0.901234567901235" calcext:value-type="float">
            <text:p>0.9012345679012</text:p>
          </table:table-cell>
          <table:table-cell table:formula="of:=[.$B$136]+[.F141]" office:value-type="float" office:value="0.0123456790123457" calcext:value-type="float">
            <text:p>0.0123456790123</text:p>
          </table:table-cell>
          <table:table-cell table:formula="of:=[.$B$136]+[.G141]" office:value-type="float" office:value="0.0123456790123457" calcext:value-type="float">
            <text:p>0.0123456790123</text:p>
          </table:table-cell>
          <table:table-cell table:formula="of:=[.$B$136]+[.H141]" office:value-type="float" office:value="0.0123456790123457" calcext:value-type="float">
            <text:p>0.0123456790123</text:p>
          </table:table-cell>
          <table:table-cell table:formula="of:=[.$B$136]+[.I141]" office:value-type="float" office:value="0.0123456790123457" calcext:value-type="float">
            <text:p>0.0123456790123</text:p>
          </table:table-cell>
          <table:table-cell table:formula="of:=[.$B$136]+[.J141]" office:value-type="float" office:value="0.0123456790123457" calcext:value-type="float">
            <text:p>0.0123456790123</text:p>
          </table:table-cell>
          <table:table-cell table:number-columns-repeated="247"/>
        </table:table-row>
        <table:table-row table:style-name="ro2">
          <table:table-cell/>
          <table:table-cell table:formula="of:=[.$B$136]+[.B142]" office:value-type="float" office:value="0.0123456790123457" calcext:value-type="float">
            <text:p>0.0123456790123</text:p>
          </table:table-cell>
          <table:table-cell table:formula="of:=[.$B$136]+[.C142]" office:value-type="float" office:value="0.0123456790123457" calcext:value-type="float">
            <text:p>0.0123456790123</text:p>
          </table:table-cell>
          <table:table-cell table:formula="of:=[.$B$136]+[.D142]" office:value-type="float" office:value="0.0123456790123457" calcext:value-type="float">
            <text:p>0.0123456790123</text:p>
          </table:table-cell>
          <table:table-cell table:formula="of:=[.$B$136]+[.E142]" office:value-type="float" office:value="0.0123456790123457" calcext:value-type="float">
            <text:p>0.0123456790123</text:p>
          </table:table-cell>
          <table:table-cell table:formula="of:=[.$B$136]+[.F142]" office:value-type="float" office:value="0.901234567901235" calcext:value-type="float">
            <text:p>0.9012345679012</text:p>
          </table:table-cell>
          <table:table-cell table:formula="of:=[.$B$136]+[.G142]" office:value-type="float" office:value="0.0123456790123457" calcext:value-type="float">
            <text:p>0.0123456790123</text:p>
          </table:table-cell>
          <table:table-cell table:formula="of:=[.$B$136]+[.H142]" office:value-type="float" office:value="0.0123456790123457" calcext:value-type="float">
            <text:p>0.0123456790123</text:p>
          </table:table-cell>
          <table:table-cell table:formula="of:=[.$B$136]+[.I142]" office:value-type="float" office:value="0.0123456790123457" calcext:value-type="float">
            <text:p>0.0123456790123</text:p>
          </table:table-cell>
          <table:table-cell table:formula="of:=[.$B$136]+[.J142]" office:value-type="float" office:value="0.0123456790123457" calcext:value-type="float">
            <text:p>0.0123456790123</text:p>
          </table:table-cell>
          <table:table-cell table:number-columns-repeated="247"/>
        </table:table-row>
        <table:table-row table:style-name="ro2">
          <table:table-cell/>
          <table:table-cell table:formula="of:=[.$B$136]+[.B143]" office:value-type="float" office:value="0.0123456790123457" calcext:value-type="float">
            <text:p>0.0123456790123</text:p>
          </table:table-cell>
          <table:table-cell table:formula="of:=[.$B$136]+[.C143]" office:value-type="float" office:value="0.0123456790123457" calcext:value-type="float">
            <text:p>0.0123456790123</text:p>
          </table:table-cell>
          <table:table-cell table:formula="of:=[.$B$136]+[.D143]" office:value-type="float" office:value="0.0123456790123457" calcext:value-type="float">
            <text:p>0.0123456790123</text:p>
          </table:table-cell>
          <table:table-cell table:formula="of:=[.$B$136]+[.E143]" office:value-type="float" office:value="0.0123456790123457" calcext:value-type="float">
            <text:p>0.0123456790123</text:p>
          </table:table-cell>
          <table:table-cell table:formula="of:=[.$B$136]+[.F143]" office:value-type="float" office:value="0.0123456790123457" calcext:value-type="float">
            <text:p>0.0123456790123</text:p>
          </table:table-cell>
          <table:table-cell table:formula="of:=[.$B$136]+[.G143]" office:value-type="float" office:value="0.901234567901235" calcext:value-type="float">
            <text:p>0.9012345679012</text:p>
          </table:table-cell>
          <table:table-cell table:formula="of:=[.$B$136]+[.H143]" office:value-type="float" office:value="0.0123456790123457" calcext:value-type="float">
            <text:p>0.0123456790123</text:p>
          </table:table-cell>
          <table:table-cell table:formula="of:=[.$B$136]+[.I143]" office:value-type="float" office:value="0.0123456790123457" calcext:value-type="float">
            <text:p>0.0123456790123</text:p>
          </table:table-cell>
          <table:table-cell table:formula="of:=[.$B$136]+[.J143]" office:value-type="float" office:value="0.0123456790123457" calcext:value-type="float">
            <text:p>0.0123456790123</text:p>
          </table:table-cell>
          <table:table-cell table:number-columns-repeated="247"/>
        </table:table-row>
        <table:table-row table:style-name="ro2">
          <table:table-cell/>
          <table:table-cell table:formula="of:=[.$B$136]+[.B144]" office:value-type="float" office:value="0.0123456790123457" calcext:value-type="float">
            <text:p>0.0123456790123</text:p>
          </table:table-cell>
          <table:table-cell table:formula="of:=[.$B$136]+[.C144]" office:value-type="float" office:value="0.0123456790123457" calcext:value-type="float">
            <text:p>0.0123456790123</text:p>
          </table:table-cell>
          <table:table-cell table:formula="of:=[.$B$136]+[.D144]" office:value-type="float" office:value="0.0123456790123457" calcext:value-type="float">
            <text:p>0.0123456790123</text:p>
          </table:table-cell>
          <table:table-cell table:formula="of:=[.$B$136]+[.E144]" office:value-type="float" office:value="0.0123456790123457" calcext:value-type="float">
            <text:p>0.0123456790123</text:p>
          </table:table-cell>
          <table:table-cell table:formula="of:=[.$B$136]+[.F144]" office:value-type="float" office:value="0.0123456790123457" calcext:value-type="float">
            <text:p>0.0123456790123</text:p>
          </table:table-cell>
          <table:table-cell table:formula="of:=[.$B$136]+[.G144]" office:value-type="float" office:value="0.0123456790123457" calcext:value-type="float">
            <text:p>0.0123456790123</text:p>
          </table:table-cell>
          <table:table-cell table:formula="of:=[.$B$136]+[.H144]" office:value-type="float" office:value="0.901234567901235" calcext:value-type="float">
            <text:p>0.9012345679012</text:p>
          </table:table-cell>
          <table:table-cell table:formula="of:=[.$B$136]+[.I144]" office:value-type="float" office:value="0.0123456790123457" calcext:value-type="float">
            <text:p>0.0123456790123</text:p>
          </table:table-cell>
          <table:table-cell table:formula="of:=[.$B$136]+[.J144]" office:value-type="float" office:value="0.0123456790123457" calcext:value-type="float">
            <text:p>0.0123456790123</text:p>
          </table:table-cell>
          <table:table-cell table:number-columns-repeated="247"/>
        </table:table-row>
        <table:table-row table:style-name="ro2">
          <table:table-cell/>
          <table:table-cell table:formula="of:=[.$B$136]+[.B145]" office:value-type="float" office:value="0.0123456790123457" calcext:value-type="float">
            <text:p>0.0123456790123</text:p>
          </table:table-cell>
          <table:table-cell table:formula="of:=[.$B$136]+[.C145]" office:value-type="float" office:value="0.0123456790123457" calcext:value-type="float">
            <text:p>0.0123456790123</text:p>
          </table:table-cell>
          <table:table-cell table:formula="of:=[.$B$136]+[.D145]" office:value-type="float" office:value="0.0123456790123457" calcext:value-type="float">
            <text:p>0.0123456790123</text:p>
          </table:table-cell>
          <table:table-cell table:formula="of:=[.$B$136]+[.E145]" office:value-type="float" office:value="0.0123456790123457" calcext:value-type="float">
            <text:p>0.0123456790123</text:p>
          </table:table-cell>
          <table:table-cell table:formula="of:=[.$B$136]+[.F145]" office:value-type="float" office:value="0.0123456790123457" calcext:value-type="float">
            <text:p>0.0123456790123</text:p>
          </table:table-cell>
          <table:table-cell table:formula="of:=[.$B$136]+[.G145]" office:value-type="float" office:value="0.0123456790123457" calcext:value-type="float">
            <text:p>0.0123456790123</text:p>
          </table:table-cell>
          <table:table-cell table:formula="of:=[.$B$136]+[.H145]" office:value-type="float" office:value="0.0123456790123457" calcext:value-type="float">
            <text:p>0.0123456790123</text:p>
          </table:table-cell>
          <table:table-cell table:formula="of:=[.$B$136]+[.I145]" office:value-type="float" office:value="0.901234567901235" calcext:value-type="float">
            <text:p>0.9012345679012</text:p>
          </table:table-cell>
          <table:table-cell table:formula="of:=[.$B$136]+[.J145]" office:value-type="float" office:value="0.0123456790123457" calcext:value-type="float">
            <text:p>0.0123456790123</text:p>
          </table:table-cell>
          <table:table-cell table:number-columns-repeated="247"/>
        </table:table-row>
        <table:table-row table:style-name="ro2">
          <table:table-cell/>
          <table:table-cell table:formula="of:=[.$B$136]+[.B146]" office:value-type="float" office:value="0.0123456790123457" calcext:value-type="float">
            <text:p>0.0123456790123</text:p>
          </table:table-cell>
          <table:table-cell table:formula="of:=[.$B$136]+[.C146]" office:value-type="float" office:value="0.0123456790123457" calcext:value-type="float">
            <text:p>0.0123456790123</text:p>
          </table:table-cell>
          <table:table-cell table:formula="of:=[.$B$136]+[.D146]" office:value-type="float" office:value="0.0123456790123457" calcext:value-type="float">
            <text:p>0.0123456790123</text:p>
          </table:table-cell>
          <table:table-cell table:formula="of:=[.$B$136]+[.E146]" office:value-type="float" office:value="0.0123456790123457" calcext:value-type="float">
            <text:p>0.0123456790123</text:p>
          </table:table-cell>
          <table:table-cell table:formula="of:=[.$B$136]+[.F146]" office:value-type="float" office:value="0.0123456790123457" calcext:value-type="float">
            <text:p>0.0123456790123</text:p>
          </table:table-cell>
          <table:table-cell table:formula="of:=[.$B$136]+[.G146]" office:value-type="float" office:value="0.0123456790123457" calcext:value-type="float">
            <text:p>0.0123456790123</text:p>
          </table:table-cell>
          <table:table-cell table:formula="of:=[.$B$136]+[.H146]" office:value-type="float" office:value="0.0123456790123457" calcext:value-type="float">
            <text:p>0.0123456790123</text:p>
          </table:table-cell>
          <table:table-cell table:formula="of:=[.$B$136]+[.I146]" office:value-type="float" office:value="0.0123456790123457" calcext:value-type="float">
            <text:p>0.0123456790123</text:p>
          </table:table-cell>
          <table:table-cell table:formula="of:=[.$B$136]+[.J146]" office:value-type="float" office:value="0.901234567901235" calcext:value-type="float">
            <text:p>0.9012345679012</text:p>
          </table:table-cell>
          <table:table-cell table:number-columns-repeated="247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office:value-type="string" calcext:value-type="string">
            <text:p>Det(s)</text:p>
          </table:table-cell>
          <table:table-cell table:formula="of:=MDETERM([.C79:.K87])" office:value-type="float" office:value="128453648241.834" calcext:value-type="float">
            <text:p>128453648241.834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table:number-matrix-columns-spanned="9" table:number-matrix-rows-spanned="9" table:formula="of:=LOG([.C79:.K87]; 10)" office:value-type="float" office:value="1.34242268082221" calcext:value-type="float">
            <text:p>1.3424226808222</text:p>
          </table:table-cell>
          <table:table-cell office:value-type="string" office:string-value="" calcext:value-type="error">
            <text:p>Err:502</text:p>
          </table:table-cell>
          <table:table-cell office:value-type="float" office:value="0.231167164145412" calcext:value-type="float">
            <text:p>0.2311671641454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float" office:value="0.262559918207813" calcext:value-type="float">
            <text:p>0.2625599182078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247"/>
        </table:table-row>
        <table:table-row table:style-name="ro2">
          <table:table-cell/>
          <table:table-cell office:value-type="string" office:string-value="" calcext:value-type="error">
            <text:p>Err:502</text:p>
          </table:table-cell>
          <table:table-cell office:value-type="float" office:value="1.34242268082221" calcext:value-type="float">
            <text:p>1.3424226808222</text:p>
          </table:table-cell>
          <table:table-cell office:value-type="float" office:value="0.800660643888104" calcext:value-type="float">
            <text:p>0.8006606438881</text:p>
          </table:table-cell>
          <table:table-cell office:value-type="float" office:value="0.629427667008023" calcext:value-type="float">
            <text:p>0.629427667008</text:p>
          </table:table-cell>
          <table:table-cell office:value-type="float" office:value="0.799416833578615" calcext:value-type="float">
            <text:p>0.7994168335786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float" office:value="0.717932702645185" calcext:value-type="float">
            <text:p>0.7179327026452</text:p>
          </table:table-cell>
          <table:table-cell table:number-columns-repeated="247"/>
        </table:table-row>
        <table:table-row table:style-name="ro2">
          <table:table-cell/>
          <table:table-cell office:value-type="float" office:value="0.231167164145412" calcext:value-type="float">
            <text:p>0.2311671641454</text:p>
          </table:table-cell>
          <table:table-cell office:value-type="float" office:value="0.800660643888104" calcext:value-type="float">
            <text:p>0.8006606438881</text:p>
          </table:table-cell>
          <table:table-cell office:value-type="float" office:value="1.34242268082221" calcext:value-type="float">
            <text:p>1.3424226808222</text:p>
          </table:table-cell>
          <table:table-cell office:value-type="float" office:value="0.547083171690071" calcext:value-type="float">
            <text:p>0.5470831716901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float" office:value="0.492238158742907" calcext:value-type="float">
            <text:p>0.4922381587429</text:p>
          </table:table-cell>
          <table:table-cell table:number-columns-repeated="247"/>
        </table:table-row>
        <table:table-row table:style-name="ro2">
          <table:table-cell/>
          <table:table-cell office:value-type="string" office:string-value="" calcext:value-type="error">
            <text:p>Err:502</text:p>
          </table:table-cell>
          <table:table-cell office:value-type="float" office:value="0.629427667008023" calcext:value-type="float">
            <text:p>0.629427667008</text:p>
          </table:table-cell>
          <table:table-cell office:value-type="float" office:value="0.547083171690071" calcext:value-type="float">
            <text:p>0.5470831716901</text:p>
          </table:table-cell>
          <table:table-cell office:value-type="float" office:value="1.34242268082221" calcext:value-type="float">
            <text:p>1.3424226808222</text:p>
          </table:table-cell>
          <table:table-cell office:value-type="float" office:value="0.942976475553131" calcext:value-type="float">
            <text:p>0.9429764755531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float" office:value="0.374931071023553" calcext:value-type="float">
            <text:p>0.3749310710236</text:p>
          </table:table-cell>
          <table:table-cell table:number-columns-repeated="247"/>
        </table:table-row>
        <table:table-row table:style-name="ro2">
          <table:table-cell/>
          <table:table-cell office:value-type="string" office:string-value="" calcext:value-type="error">
            <text:p>Err:502</text:p>
          </table:table-cell>
          <table:table-cell office:value-type="float" office:value="0.799416833578615" calcext:value-type="float">
            <text:p>0.7994168335786</text:p>
          </table:table-cell>
          <table:table-cell office:value-type="string" office:string-value="" calcext:value-type="error">
            <text:p>Err:502</text:p>
          </table:table-cell>
          <table:table-cell office:value-type="float" office:value="0.942976475553131" calcext:value-type="float">
            <text:p>0.9429764755531</text:p>
          </table:table-cell>
          <table:table-cell office:value-type="float" office:value="1.34242268082221" calcext:value-type="float">
            <text:p>1.3424226808222</text:p>
          </table:table-cell>
          <table:table-cell office:value-type="float" office:value="0.176880973148536" calcext:value-type="float">
            <text:p>0.1768809731485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float" office:value="0.493072465843308" calcext:value-type="float">
            <text:p>0.4930724658433</text:p>
          </table:table-cell>
          <table:table-cell table:number-columns-repeated="247"/>
        </table:table-row>
        <table:table-row table:style-name="ro2">
          <table:table-cell/>
          <table:table-cell office:value-type="float" office:value="0.262559918207813" calcext:value-type="float">
            <text:p>0.2625599182078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float" office:value="0.176880973148536" calcext:value-type="float">
            <text:p>0.1768809731485</text:p>
          </table:table-cell>
          <table:table-cell office:value-type="float" office:value="1.34242268082221" calcext:value-type="float">
            <text:p>1.3424226808222</text:p>
          </table:table-cell>
          <table:table-cell office:value-type="float" office:value="0.55800433712363" calcext:value-type="float">
            <text:p>0.5580043371236</text:p>
          </table:table-cell>
          <table:table-cell office:value-type="float" office:value="0.355310218239306" calcext:value-type="float">
            <text:p>0.3553102182393</text:p>
          </table:table-cell>
          <table:table-cell office:value-type="string" office:string-value="" calcext:value-type="error">
            <text:p>Err:502</text:p>
          </table:table-cell>
          <table:table-cell table:number-columns-repeated="247"/>
        </table:table-row>
        <table:table-row table:style-name="ro2">
          <table:table-cell/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float" office:value="0.55800433712363" calcext:value-type="float">
            <text:p>0.5580043371236</text:p>
          </table:table-cell>
          <table:table-cell office:value-type="float" office:value="1.34242268082221" calcext:value-type="float">
            <text:p>1.3424226808222</text:p>
          </table:table-cell>
          <table:table-cell office:value-type="float" office:value="-1.13766496678563" calcext:value-type="float">
            <text:p>-1.1376649667856</text:p>
          </table:table-cell>
          <table:table-cell office:value-type="float" office:value="-0.297672822513419" calcext:value-type="float">
            <text:p>-0.2976728225134</text:p>
          </table:table-cell>
          <table:table-cell table:number-columns-repeated="247"/>
        </table:table-row>
        <table:table-row table:style-name="ro2">
          <table:table-cell/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float" office:value="0.355310218239306" calcext:value-type="float">
            <text:p>0.3553102182393</text:p>
          </table:table-cell>
          <table:table-cell office:value-type="float" office:value="-1.13766496678563" calcext:value-type="float">
            <text:p>-1.1376649667856</text:p>
          </table:table-cell>
          <table:table-cell office:value-type="float" office:value="1.34242268082221" calcext:value-type="float">
            <text:p>1.3424226808222</text:p>
          </table:table-cell>
          <table:table-cell office:value-type="string" office:string-value="" calcext:value-type="error">
            <text:p>Err:502</text:p>
          </table:table-cell>
          <table:table-cell table:number-columns-repeated="247"/>
        </table:table-row>
        <table:table-row table:style-name="ro2">
          <table:table-cell/>
          <table:table-cell office:value-type="string" office:string-value="" calcext:value-type="error">
            <text:p>Err:502</text:p>
          </table:table-cell>
          <table:table-cell office:value-type="float" office:value="0.717932702645185" calcext:value-type="float">
            <text:p>0.7179327026452</text:p>
          </table:table-cell>
          <table:table-cell office:value-type="float" office:value="0.492238158742907" calcext:value-type="float">
            <text:p>0.4922381587429</text:p>
          </table:table-cell>
          <table:table-cell office:value-type="float" office:value="0.374931071023553" calcext:value-type="float">
            <text:p>0.3749310710236</text:p>
          </table:table-cell>
          <table:table-cell office:value-type="float" office:value="0.493072465843308" calcext:value-type="float">
            <text:p>0.4930724658433</text:p>
          </table:table-cell>
          <table:table-cell office:value-type="string" office:string-value="" calcext:value-type="error">
            <text:p>Err:502</text:p>
          </table:table-cell>
          <table:table-cell office:value-type="float" office:value="-0.297672822513419" calcext:value-type="float">
            <text:p>-0.2976728225134</text:p>
          </table:table-cell>
          <table:table-cell office:value-type="string" office:string-value="" calcext:value-type="error">
            <text:p>Err:502</text:p>
          </table:table-cell>
          <table:table-cell office:value-type="float" office:value="1.34242268082221" calcext:value-type="float">
            <text:p>1.3424226808222</text:p>
          </table:table-cell>
          <table:table-cell table:number-columns-repeated="247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table:number-matrix-columns-spanned="9" table:number-matrix-rows-spanned="9" table:formula="of:=[.C79:.K87]/[.B136]" office:value-type="float" office:value="1782" calcext:value-type="float">
            <text:p>1782</text:p>
          </table:table-cell>
          <table:table-cell office:value-type="float" office:value="-1216.80432093952" calcext:value-type="float">
            <text:p>-1216.80432093952</text:p>
          </table:table-cell>
          <table:table-cell office:value-type="float" office:value="137.927918753511" calcext:value-type="float">
            <text:p>137.927918753511</text:p>
          </table:table-cell>
          <table:table-cell office:value-type="float" office:value="-227.400522000594" calcext:value-type="float">
            <text:p>-227.400522000594</text:p>
          </table:table-cell>
          <table:table-cell office:value-type="float" office:value="-307.921355831776" calcext:value-type="float">
            <text:p>-307.921355831776</text:p>
          </table:table-cell>
          <table:table-cell office:value-type="float" office:value="148.267149140117" calcext:value-type="float">
            <text:p>148.267149140117</text:p>
          </table:table-cell>
          <table:table-cell office:value-type="float" office:value="-97.85248933724" calcext:value-type="float">
            <text:p>-97.85248933724</text:p>
          </table:table-cell>
          <table:table-cell office:value-type="float" office:value="-26.3149594822694" calcext:value-type="float">
            <text:p>-26.3149594822694</text:p>
          </table:table-cell>
          <table:table-cell office:value-type="float" office:value="-493.801934804282" calcext:value-type="float">
            <text:p>-493.801934804282</text:p>
          </table:table-cell>
          <table:table-cell table:number-columns-repeated="247"/>
        </table:table-row>
        <table:table-row table:style-name="ro2">
          <table:table-cell/>
          <table:table-cell office:value-type="float" office:value="-1216.80432093952" calcext:value-type="float">
            <text:p>-1216.80432093952</text:p>
          </table:table-cell>
          <table:table-cell office:value-type="float" office:value="1782" calcext:value-type="float">
            <text:p>1782</text:p>
          </table:table-cell>
          <table:table-cell office:value-type="float" office:value="511.853482880035" calcext:value-type="float">
            <text:p>511.853482880035</text:p>
          </table:table-cell>
          <table:table-cell office:value-type="float" office:value="345.07435579164" calcext:value-type="float">
            <text:p>345.07435579164</text:p>
          </table:table-cell>
          <table:table-cell office:value-type="float" office:value="510.38964241931" calcext:value-type="float">
            <text:p>510.38964241931</text:p>
          </table:table-cell>
          <table:table-cell office:value-type="float" office:value="-761.48644382581" calcext:value-type="float">
            <text:p>-761.48644382581</text:p>
          </table:table-cell>
          <table:table-cell office:value-type="float" office:value="-34.8568913956852" calcext:value-type="float">
            <text:p>-34.8568913956852</text:p>
          </table:table-cell>
          <table:table-cell office:value-type="float" office:value="-294.172596568093" calcext:value-type="float">
            <text:p>-294.172596568093</text:p>
          </table:table-cell>
          <table:table-cell office:value-type="float" office:value="423.075349147873" calcext:value-type="float">
            <text:p>423.075349147873</text:p>
          </table:table-cell>
          <table:table-cell table:number-columns-repeated="247"/>
        </table:table-row>
        <table:table-row table:style-name="ro2">
          <table:table-cell/>
          <table:table-cell office:value-type="float" office:value="137.927918753511" calcext:value-type="float">
            <text:p>137.927918753511</text:p>
          </table:table-cell>
          <table:table-cell office:value-type="float" office:value="511.853482880035" calcext:value-type="float">
            <text:p>511.853482880035</text:p>
          </table:table-cell>
          <table:table-cell office:value-type="float" office:value="1782" calcext:value-type="float">
            <text:p>1782</text:p>
          </table:table-cell>
          <table:table-cell office:value-type="float" office:value="285.475071610324" calcext:value-type="float">
            <text:p>285.475071610324</text:p>
          </table:table-cell>
          <table:table-cell office:value-type="float" office:value="-140.987837422306" calcext:value-type="float">
            <text:p>-140.987837422306</text:p>
          </table:table-cell>
          <table:table-cell office:value-type="float" office:value="-738.574408875882" calcext:value-type="float">
            <text:p>-738.574408875882</text:p>
          </table:table-cell>
          <table:table-cell office:value-type="float" office:value="-293.627667146759" calcext:value-type="float">
            <text:p>-293.627667146759</text:p>
          </table:table-cell>
          <table:table-cell office:value-type="float" office:value="-749.792559301915" calcext:value-type="float">
            <text:p>-749.792559301915</text:p>
          </table:table-cell>
          <table:table-cell office:value-type="float" office:value="251.607265399693" calcext:value-type="float">
            <text:p>251.607265399693</text:p>
          </table:table-cell>
          <table:table-cell table:number-columns-repeated="247"/>
        </table:table-row>
        <table:table-row table:style-name="ro2">
          <table:table-cell/>
          <table:table-cell office:value-type="float" office:value="-227.400522000594" calcext:value-type="float">
            <text:p>-227.400522000594</text:p>
          </table:table-cell>
          <table:table-cell office:value-type="float" office:value="345.07435579164" calcext:value-type="float">
            <text:p>345.07435579164</text:p>
          </table:table-cell>
          <table:table-cell office:value-type="float" office:value="285.475071610324" calcext:value-type="float">
            <text:p>285.475071610324</text:p>
          </table:table-cell>
          <table:table-cell office:value-type="float" office:value="1782" calcext:value-type="float">
            <text:p>1782</text:p>
          </table:table-cell>
          <table:table-cell office:value-type="float" office:value="710.332187491748" calcext:value-type="float">
            <text:p>710.332187491748</text:p>
          </table:table-cell>
          <table:table-cell office:value-type="float" office:value="-91.9029922631977" calcext:value-type="float">
            <text:p>-91.9029922631977</text:p>
          </table:table-cell>
          <table:table-cell office:value-type="float" office:value="-59.2997793158483" calcext:value-type="float">
            <text:p>-59.2997793158483</text:p>
          </table:table-cell>
          <table:table-cell office:value-type="float" office:value="-383.190386340309" calcext:value-type="float">
            <text:p>-383.190386340309</text:p>
          </table:table-cell>
          <table:table-cell office:value-type="float" office:value="192.050786430929" calcext:value-type="float">
            <text:p>192.050786430929</text:p>
          </table:table-cell>
          <table:table-cell table:number-columns-repeated="247"/>
        </table:table-row>
        <table:table-row table:style-name="ro2">
          <table:table-cell/>
          <table:table-cell office:value-type="float" office:value="-307.921355831776" calcext:value-type="float">
            <text:p>-307.921355831776</text:p>
          </table:table-cell>
          <table:table-cell office:value-type="float" office:value="510.38964241931" calcext:value-type="float">
            <text:p>510.38964241931</text:p>
          </table:table-cell>
          <table:table-cell office:value-type="float" office:value="-140.987837422306" calcext:value-type="float">
            <text:p>-140.987837422306</text:p>
          </table:table-cell>
          <table:table-cell office:value-type="float" office:value="710.332187491748" calcext:value-type="float">
            <text:p>710.332187491748</text:p>
          </table:table-cell>
          <table:table-cell office:value-type="float" office:value="1782" calcext:value-type="float">
            <text:p>1782</text:p>
          </table:table-cell>
          <table:table-cell office:value-type="float" office:value="121.721134636498" calcext:value-type="float">
            <text:p>121.721134636498</text:p>
          </table:table-cell>
          <table:table-cell office:value-type="float" office:value="-461.923808177791" calcext:value-type="float">
            <text:p>-461.923808177791</text:p>
          </table:table-cell>
          <table:table-cell office:value-type="float" office:value="-35.3487491943115" calcext:value-type="float">
            <text:p>-35.3487491943115</text:p>
          </table:table-cell>
          <table:table-cell office:value-type="float" office:value="252.091083404686" calcext:value-type="float">
            <text:p>252.091083404686</text:p>
          </table:table-cell>
          <table:table-cell table:number-columns-repeated="247"/>
        </table:table-row>
        <table:table-row table:style-name="ro2">
          <table:table-cell/>
          <table:table-cell office:value-type="float" office:value="148.267149140117" calcext:value-type="float">
            <text:p>148.267149140117</text:p>
          </table:table-cell>
          <table:table-cell office:value-type="float" office:value="-761.48644382581" calcext:value-type="float">
            <text:p>-761.48644382581</text:p>
          </table:table-cell>
          <table:table-cell office:value-type="float" office:value="-738.574408875882" calcext:value-type="float">
            <text:p>-738.574408875882</text:p>
          </table:table-cell>
          <table:table-cell office:value-type="float" office:value="-91.9029922631977" calcext:value-type="float">
            <text:p>-91.9029922631977</text:p>
          </table:table-cell>
          <table:table-cell office:value-type="float" office:value="121.721134636498" calcext:value-type="float">
            <text:p>121.721134636498</text:p>
          </table:table-cell>
          <table:table-cell office:value-type="float" office:value="1782" calcext:value-type="float">
            <text:p>1782</text:p>
          </table:table-cell>
          <table:table-cell office:value-type="float" office:value="292.744912248722" calcext:value-type="float">
            <text:p>292.744912248722</text:p>
          </table:table-cell>
          <table:table-cell office:value-type="float" office:value="183.567264907443" calcext:value-type="float">
            <text:p>183.567264907443</text:p>
          </table:table-cell>
          <table:table-cell office:value-type="float" office:value="-363.316755281661" calcext:value-type="float">
            <text:p>-363.316755281661</text:p>
          </table:table-cell>
          <table:table-cell table:number-columns-repeated="247"/>
        </table:table-row>
        <table:table-row table:style-name="ro2">
          <table:table-cell/>
          <table:table-cell office:value-type="float" office:value="-97.85248933724" calcext:value-type="float">
            <text:p>-97.85248933724</text:p>
          </table:table-cell>
          <table:table-cell office:value-type="float" office:value="-34.8568913956852" calcext:value-type="float">
            <text:p>-34.8568913956852</text:p>
          </table:table-cell>
          <table:table-cell office:value-type="float" office:value="-293.627667146759" calcext:value-type="float">
            <text:p>-293.627667146759</text:p>
          </table:table-cell>
          <table:table-cell office:value-type="float" office:value="-59.2997793158483" calcext:value-type="float">
            <text:p>-59.2997793158483</text:p>
          </table:table-cell>
          <table:table-cell office:value-type="float" office:value="-461.923808177791" calcext:value-type="float">
            <text:p>-461.923808177791</text:p>
          </table:table-cell>
          <table:table-cell office:value-type="float" office:value="292.744912248722" calcext:value-type="float">
            <text:p>292.744912248722</text:p>
          </table:table-cell>
          <table:table-cell office:value-type="float" office:value="1782" calcext:value-type="float">
            <text:p>1782</text:p>
          </table:table-cell>
          <table:table-cell office:value-type="float" office:value="5.89956583744491" calcext:value-type="float">
            <text:p>5.8995658374449</text:p>
          </table:table-cell>
          <table:table-cell office:value-type="float" office:value="40.8142853380663" calcext:value-type="float">
            <text:p>40.8142853380663</text:p>
          </table:table-cell>
          <table:table-cell table:number-columns-repeated="247"/>
        </table:table-row>
        <table:table-row table:style-name="ro2">
          <table:table-cell/>
          <table:table-cell office:value-type="float" office:value="-26.3149594822694" calcext:value-type="float">
            <text:p>-26.3149594822694</text:p>
          </table:table-cell>
          <table:table-cell office:value-type="float" office:value="-294.172596568093" calcext:value-type="float">
            <text:p>-294.172596568093</text:p>
          </table:table-cell>
          <table:table-cell office:value-type="float" office:value="-749.792559301915" calcext:value-type="float">
            <text:p>-749.792559301915</text:p>
          </table:table-cell>
          <table:table-cell office:value-type="float" office:value="-383.190386340309" calcext:value-type="float">
            <text:p>-383.190386340309</text:p>
          </table:table-cell>
          <table:table-cell office:value-type="float" office:value="-35.3487491943115" calcext:value-type="float">
            <text:p>-35.3487491943115</text:p>
          </table:table-cell>
          <table:table-cell office:value-type="float" office:value="183.567264907443" calcext:value-type="float">
            <text:p>183.567264907443</text:p>
          </table:table-cell>
          <table:table-cell office:value-type="float" office:value="5.89956583744491" calcext:value-type="float">
            <text:p>5.8995658374449</text:p>
          </table:table-cell>
          <table:table-cell office:value-type="float" office:value="1782" calcext:value-type="float">
            <text:p>1782</text:p>
          </table:table-cell>
          <table:table-cell office:value-type="float" office:value="-30.738333663462" calcext:value-type="float">
            <text:p>-30.738333663462</text:p>
          </table:table-cell>
          <table:table-cell table:number-columns-repeated="247"/>
        </table:table-row>
        <table:table-row table:style-name="ro2">
          <table:table-cell/>
          <table:table-cell office:value-type="float" office:value="-493.801934804282" calcext:value-type="float">
            <text:p>-493.801934804282</text:p>
          </table:table-cell>
          <table:table-cell office:value-type="float" office:value="423.075349147873" calcext:value-type="float">
            <text:p>423.075349147873</text:p>
          </table:table-cell>
          <table:table-cell office:value-type="float" office:value="251.607265399693" calcext:value-type="float">
            <text:p>251.607265399693</text:p>
          </table:table-cell>
          <table:table-cell office:value-type="float" office:value="192.050786430929" calcext:value-type="float">
            <text:p>192.050786430929</text:p>
          </table:table-cell>
          <table:table-cell office:value-type="float" office:value="252.091083404686" calcext:value-type="float">
            <text:p>252.091083404686</text:p>
          </table:table-cell>
          <table:table-cell office:value-type="float" office:value="-363.316755281661" calcext:value-type="float">
            <text:p>-363.316755281661</text:p>
          </table:table-cell>
          <table:table-cell office:value-type="float" office:value="40.8142853380663" calcext:value-type="float">
            <text:p>40.8142853380663</text:p>
          </table:table-cell>
          <table:table-cell office:value-type="float" office:value="-30.738333663462" calcext:value-type="float">
            <text:p>-30.738333663462</text:p>
          </table:table-cell>
          <table:table-cell office:value-type="float" office:value="1782" calcext:value-type="float">
            <text:p>1782</text:p>
          </table:table-cell>
          <table:table-cell table:number-columns-repeated="247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table:formula="of:=SUM([.B170]; [.C171]; [.D172]; [.E173]; [.F174]; [.G175]; [.H176]; [.I177]; [.J178])" office:value-type="float" office:value="16038" calcext:value-type="float">
            <text:p>16038</text:p>
          </table:table-cell>
          <table:table-cell table:number-columns-repeated="255"/>
        </table:table-row>
        <table:table-row table:style-name="ro2" table:number-rows-repeated="65356">
          <table:table-cell table:number-columns-repeated="257"/>
        </table:table-row>
        <table:table-row table:style-name="ro2">
          <table:table-cell table:number-columns-repeated="257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table table:name="Principal Components Analysis (1)" table:style-name="ta4">
        <office:forms form:automatic-focus="false" form:apply-design-mode="false"/>
        <table:table-column table:style-name="co9" table:default-cell-style-name="ce17"/>
        <table:table-column table:style-name="co10" table:number-columns-repeated="9" table:default-cell-style-name="ce17"/>
        <table:table-column table:style-name="co1" table:default-cell-style-name="ce17"/>
        <table:table-column table:style-name="co11" table:number-columns-repeated="3" table:default-cell-style-name="ce17"/>
        <table:table-column table:style-name="co12" table:default-cell-style-name="ce17"/>
        <table:table-column table:style-name="co11" table:number-columns-repeated="3" table:default-cell-style-name="ce17"/>
        <table:table-column table:style-name="co1" table:number-columns-repeated="238" table:default-cell-style-name="ce17"/>
        <table:table-row table:style-name="ro1">
          <table:table-cell table:style-name="ce15" table:formula="of:=IF(AND(23=[.J13];23=[.I13];23=[.H13];23=[.G13];23=[.F13];23=[.E13];23=[.D13];23=[.C13];23=[.B13]);1;-1)" office:value-type="float" office:value="1" calcext:value-type="float" table:number-columns-spanned="3" table:number-rows-spanned="1">
            <text:p>Principal Components Analysis</text:p>
          </table:table-cell>
          <table:covered-table-cell table:number-columns-repeated="2"/>
          <table:table-cell table:number-columns-repeated="253"/>
        </table:table-row>
        <table:table-row table:style-name="ro1">
          <table:table-cell table:style-name="ce16" office:value-type="string" calcext:value-type="string">
            <text:p>Covariances</text:p>
          </table:table-cell>
          <table:table-cell table:style-name="ce16" table:formula="of:=[$Sheet3.$C$2:.$C$2]" office:value-type="string" office:string-value="x1" calcext:value-type="string">
            <text:p>x1</text:p>
          </table:table-cell>
          <table:table-cell table:style-name="ce16" table:formula="of:=[$Sheet3.$D$2:.$D$2]" office:value-type="string" office:string-value="x2" calcext:value-type="string">
            <text:p>x2</text:p>
          </table:table-cell>
          <table:table-cell table:style-name="ce16" table:formula="of:=[$Sheet3.$E$2:.$E$2]" office:value-type="string" office:string-value="x3" calcext:value-type="string">
            <text:p>x3</text:p>
          </table:table-cell>
          <table:table-cell table:style-name="ce16" table:formula="of:=[$Sheet3.$F$2:.$F$2]" office:value-type="string" office:string-value="x4" calcext:value-type="string">
            <text:p>x4</text:p>
          </table:table-cell>
          <table:table-cell table:style-name="ce16" table:formula="of:=[$Sheet3.$G$2:.$G$2]" office:value-type="string" office:string-value="x5" calcext:value-type="string">
            <text:p>x5</text:p>
          </table:table-cell>
          <table:table-cell table:style-name="ce16" table:formula="of:=[$Sheet3.$H$2:.$H$2]" office:value-type="string" office:string-value="x6" calcext:value-type="string">
            <text:p>x6</text:p>
          </table:table-cell>
          <table:table-cell table:style-name="ce16" table:formula="of:=[$Sheet3.$I$2:.$I$2]" office:value-type="string" office:string-value="x7" calcext:value-type="string">
            <text:p>x7</text:p>
          </table:table-cell>
          <table:table-cell table:style-name="ce16" table:formula="of:=[$Sheet3.$J$2:.$J$2]" office:value-type="string" office:string-value="x8" calcext:value-type="string">
            <text:p>x8</text:p>
          </table:table-cell>
          <table:table-cell table:style-name="ce16" table:formula="of:=[$Sheet3.$K$2:.$K$2]" office:value-type="string" office:string-value="x9" calcext:value-type="string">
            <text:p>x9</text:p>
          </table:table-cell>
          <table:table-cell table:number-columns-repeated="246"/>
        </table:table-row>
        <table:table-row table:style-name="ro1">
          <table:table-cell table:style-name="ce16" table:formula="of:=[$Sheet3.$C$2:.$C$2]" office:value-type="string" office:string-value="x1" calcext:value-type="string">
            <text:p>x1</text:p>
          </table:table-cell>
          <table:table-cell table:formula="of:=COVAR([$Sheet3.$C$3:.$C$25];[$Sheet3.$C$3:.$C$25])" office:value-type="float" office:value="840.374291115312" calcext:value-type="float">
            <text:p>840.374291115312</text:p>
          </table:table-cell>
          <table:table-cell table:formula="of:=COVAR([$Sheet3.$D$3:.$D$25];[$Sheet3.$C$3:.$C$25])" office:value-type="float" office:value="-567.381852551985" calcext:value-type="float">
            <text:p>-567.381852551985</text:p>
          </table:table-cell>
          <table:table-cell table:formula="of:=COVAR([$Sheet3.$E$3:.$E$25];[$Sheet3.$C$3:.$C$25])" office:value-type="float" office:value="62.952741020794" calcext:value-type="float">
            <text:p>62.952741020794</text:p>
          </table:table-cell>
          <table:table-cell table:formula="of:=COVAR([$Sheet3.$F$3:.$F$25];[$Sheet3.$C$3:.$C$25])" office:value-type="float" office:value="-91.5047258979206" calcext:value-type="float">
            <text:p>-91.5047258979206</text:p>
          </table:table-cell>
          <table:table-cell table:formula="of:=COVAR([$Sheet3.$G$3:.$G$25];[$Sheet3.$C$3:.$C$25])" office:value-type="float" office:value="-141.024574669187" calcext:value-type="float">
            <text:p>-141.024574669187</text:p>
          </table:table-cell>
          <table:table-cell table:formula="of:=COVAR([$Sheet3.$H$3:.$H$25];[$Sheet3.$C$3:.$C$25])" office:value-type="float" office:value="67.2797731568998" calcext:value-type="float">
            <text:p>67.2797731568998</text:p>
          </table:table-cell>
          <table:table-cell table:formula="of:=COVAR([$Sheet3.$I$3:.$I$25];[$Sheet3.$C$3:.$C$25])" office:value-type="float" office:value="-41.5841209829868" calcext:value-type="float">
            <text:p>-41.5841209829868</text:p>
          </table:table-cell>
          <table:table-cell table:formula="of:=COVAR([$Sheet3.$J$3:.$J$25];[$Sheet3.$C$3:.$C$25])" office:value-type="float" office:value="-12.5009451795841" calcext:value-type="float">
            <text:p>-12.5009451795841</text:p>
          </table:table-cell>
          <table:table-cell table:formula="of:=COVAR([$Sheet3.$K$3:.$K$25];[$Sheet3.$C$3:.$C$25])" office:value-type="float" office:value="-248.319470699433" calcext:value-type="float">
            <text:p>-248.319470699433</text:p>
          </table:table-cell>
          <table:table-cell table:number-columns-repeated="246"/>
        </table:table-row>
        <table:table-row table:style-name="ro1">
          <table:table-cell table:style-name="ce16" table:formula="of:=[$Sheet3.$D$2:.$D$2]" office:value-type="string" office:string-value="x2" calcext:value-type="string">
            <text:p>x2</text:p>
          </table:table-cell>
          <table:table-cell table:formula="of:=COVAR([$Sheet3.$C$3:.$C$25];[$Sheet3.$D$3:.$D$25])" office:value-type="float" office:value="-567.381852551985" calcext:value-type="float">
            <text:p>-567.381852551985</text:p>
          </table:table-cell>
          <table:table-cell table:formula="of:=COVAR([$Sheet3.$D$3:.$D$25];[$Sheet3.$D$3:.$D$25])" office:value-type="float" office:value="821.584120982987" calcext:value-type="float">
            <text:p>821.584120982987</text:p>
          </table:table-cell>
          <table:table-cell table:formula="of:=COVAR([$Sheet3.$E$3:.$E$25];[$Sheet3.$D$3:.$D$25])" office:value-type="float" office:value="230.992438563327" calcext:value-type="float">
            <text:p>230.992438563327</text:p>
          </table:table-cell>
          <table:table-cell table:formula="of:=COVAR([$Sheet3.$F$3:.$F$25];[$Sheet3.$D$3:.$D$25])" office:value-type="float" office:value="137.294896030246" calcext:value-type="float">
            <text:p>137.294896030246</text:p>
          </table:table-cell>
          <table:table-cell table:formula="of:=COVAR([$Sheet3.$G$3:.$G$25];[$Sheet3.$D$3:.$D$25])" office:value-type="float" office:value="231.124763705104" calcext:value-type="float">
            <text:p>231.124763705104</text:p>
          </table:table-cell>
          <table:table-cell table:formula="of:=COVAR([$Sheet3.$H$3:.$H$25];[$Sheet3.$D$3:.$D$25])" office:value-type="float" office:value="-341.657844990548" calcext:value-type="float">
            <text:p>-341.657844990548</text:p>
          </table:table-cell>
          <table:table-cell table:formula="of:=COVAR([$Sheet3.$I$3:.$I$25];[$Sheet3.$D$3:.$D$25])" office:value-type="float" office:value="-14.6465028355388" calcext:value-type="float">
            <text:p>-14.6465028355388</text:p>
          </table:table-cell>
          <table:table-cell table:formula="of:=COVAR([$Sheet3.$J$3:.$J$25];[$Sheet3.$D$3:.$D$25])" office:value-type="float" office:value="-138.175803402647" calcext:value-type="float">
            <text:p>-138.175803402647</text:p>
          </table:table-cell>
          <table:table-cell table:formula="of:=COVAR([$Sheet3.$K$3:.$K$25];[$Sheet3.$D$3:.$D$25])" office:value-type="float" office:value="210.361058601134" calcext:value-type="float">
            <text:p>210.361058601134</text:p>
          </table:table-cell>
          <table:table-cell table:number-columns-repeated="246"/>
        </table:table-row>
        <table:table-row table:style-name="ro1">
          <table:table-cell table:style-name="ce16" table:formula="of:=[$Sheet3.$E$2:.$E$2]" office:value-type="string" office:string-value="x3" calcext:value-type="string">
            <text:p>x3</text:p>
          </table:table-cell>
          <table:table-cell table:formula="of:=COVAR([$Sheet3.$C$3:.$C$25];[$Sheet3.$E$3:.$E$25])" office:value-type="float" office:value="62.952741020794" calcext:value-type="float">
            <text:p>62.952741020794</text:p>
          </table:table-cell>
          <table:table-cell table:formula="of:=COVAR([$Sheet3.$D$3:.$D$25];[$Sheet3.$E$3:.$E$25])" office:value-type="float" office:value="230.992438563327" calcext:value-type="float">
            <text:p>230.992438563327</text:p>
          </table:table-cell>
          <table:table-cell table:formula="of:=COVAR([$Sheet3.$E$3:.$E$25];[$Sheet3.$E$3:.$E$25])" office:value-type="float" office:value="787.168241965973" calcext:value-type="float">
            <text:p>787.168241965973</text:p>
          </table:table-cell>
          <table:table-cell table:formula="of:=COVAR([$Sheet3.$F$3:.$F$25];[$Sheet3.$E$3:.$E$25])" office:value-type="float" office:value="111.177693761815" calcext:value-type="float">
            <text:p>111.177693761815</text:p>
          </table:table-cell>
          <table:table-cell table:formula="of:=COVAR([$Sheet3.$G$3:.$G$25];[$Sheet3.$E$3:.$E$25])" office:value-type="float" office:value="-62.4933837429112" calcext:value-type="float">
            <text:p>-62.4933837429112</text:p>
          </table:table-cell>
          <table:table-cell table:formula="of:=COVAR([$Sheet3.$H$3:.$H$25];[$Sheet3.$E$3:.$E$25])" office:value-type="float" office:value="-324.362948960302" calcext:value-type="float">
            <text:p>-324.362948960302</text:p>
          </table:table-cell>
          <table:table-cell table:formula="of:=COVAR([$Sheet3.$I$3:.$I$25];[$Sheet3.$E$3:.$E$25])" office:value-type="float" office:value="-120.767485822306" calcext:value-type="float">
            <text:p>-120.767485822306</text:p>
          </table:table-cell>
          <table:table-cell table:formula="of:=COVAR([$Sheet3.$J$3:.$J$25];[$Sheet3.$E$3:.$E$25])" office:value-type="float" office:value="-344.729678638941" calcext:value-type="float">
            <text:p>-344.729678638941</text:p>
          </table:table-cell>
          <table:table-cell table:formula="of:=COVAR([$Sheet3.$K$3:.$K$25];[$Sheet3.$E$3:.$E$25])" office:value-type="float" office:value="122.455576559546" calcext:value-type="float">
            <text:p>122.455576559546</text:p>
          </table:table-cell>
          <table:table-cell table:number-columns-repeated="246"/>
        </table:table-row>
        <table:table-row table:style-name="ro1">
          <table:table-cell table:style-name="ce16" table:formula="of:=[$Sheet3.$F$2:.$F$2]" office:value-type="string" office:string-value="x4" calcext:value-type="string">
            <text:p>x4</text:p>
          </table:table-cell>
          <table:table-cell table:formula="of:=COVAR([$Sheet3.$C$3:.$C$25];[$Sheet3.$F$3:.$F$25])" office:value-type="float" office:value="-91.5047258979206" calcext:value-type="float">
            <text:p>-91.5047258979206</text:p>
          </table:table-cell>
          <table:table-cell table:formula="of:=COVAR([$Sheet3.$D$3:.$D$25];[$Sheet3.$F$3:.$F$25])" office:value-type="float" office:value="137.294896030246" calcext:value-type="float">
            <text:p>137.294896030246</text:p>
          </table:table-cell>
          <table:table-cell table:formula="of:=COVAR([$Sheet3.$E$3:.$E$25];[$Sheet3.$F$3:.$F$25])" office:value-type="float" office:value="111.177693761815" calcext:value-type="float">
            <text:p>111.177693761815</text:p>
          </table:table-cell>
          <table:table-cell table:formula="of:=COVAR([$Sheet3.$F$3:.$F$25];[$Sheet3.$F$3:.$F$25])" office:value-type="float" office:value="611.852551984877" calcext:value-type="float">
            <text:p>611.852551984877</text:p>
          </table:table-cell>
          <table:table-cell table:formula="of:=COVAR([$Sheet3.$G$3:.$G$25];[$Sheet3.$F$3:.$F$25])" office:value-type="float" office:value="277.589792060491" calcext:value-type="float">
            <text:p>277.589792060491</text:p>
          </table:table-cell>
          <table:table-cell table:formula="of:=COVAR([$Sheet3.$H$3:.$H$25];[$Sheet3.$F$3:.$F$25])" office:value-type="float" office:value="-35.5841209829868" calcext:value-type="float">
            <text:p>-35.5841209829868</text:p>
          </table:table-cell>
          <table:table-cell table:formula="of:=COVAR([$Sheet3.$I$3:.$I$25];[$Sheet3.$F$3:.$F$25])" office:value-type="float" office:value="-21.5028355387523" calcext:value-type="float">
            <text:p>-21.5028355387523</text:p>
          </table:table-cell>
          <table:table-cell table:formula="of:=COVAR([$Sheet3.$J$3:.$J$25];[$Sheet3.$F$3:.$F$25])" office:value-type="float" office:value="-155.325141776938" calcext:value-type="float">
            <text:p>-155.325141776938</text:p>
          </table:table-cell>
          <table:table-cell table:formula="of:=COVAR([$Sheet3.$K$3:.$K$25];[$Sheet3.$F$3:.$F$25])" office:value-type="float" office:value="82.406427221172" calcext:value-type="float">
            <text:p>82.406427221172</text:p>
          </table:table-cell>
          <table:table-cell table:number-columns-repeated="246"/>
        </table:table-row>
        <table:table-row table:style-name="ro1">
          <table:table-cell table:style-name="ce16" table:formula="of:=[$Sheet3.$G$2:.$G$2]" office:value-type="string" office:string-value="x5" calcext:value-type="string">
            <text:p>x5</text:p>
          </table:table-cell>
          <table:table-cell table:formula="of:=COVAR([$Sheet3.$C$3:.$C$25];[$Sheet3.$G$3:.$G$25])" office:value-type="float" office:value="-141.024574669187" calcext:value-type="float">
            <text:p>-141.024574669187</text:p>
          </table:table-cell>
          <table:table-cell table:formula="of:=COVAR([$Sheet3.$D$3:.$D$25];[$Sheet3.$G$3:.$G$25])" office:value-type="float" office:value="231.124763705104" calcext:value-type="float">
            <text:p>231.124763705104</text:p>
          </table:table-cell>
          <table:table-cell table:formula="of:=COVAR([$Sheet3.$E$3:.$E$25];[$Sheet3.$G$3:.$G$25])" office:value-type="float" office:value="-62.4933837429112" calcext:value-type="float">
            <text:p>-62.4933837429112</text:p>
          </table:table-cell>
          <table:table-cell table:formula="of:=COVAR([$Sheet3.$F$3:.$F$25];[$Sheet3.$G$3:.$G$25])" office:value-type="float" office:value="277.589792060491" calcext:value-type="float">
            <text:p>277.589792060491</text:p>
          </table:table-cell>
          <table:table-cell table:formula="of:=COVAR([$Sheet3.$G$3:.$G$25];[$Sheet3.$G$3:.$G$25])" office:value-type="float" office:value="792.597353497164" calcext:value-type="float">
            <text:p>792.597353497164</text:p>
          </table:table-cell>
          <table:table-cell table:formula="of:=COVAR([$Sheet3.$H$3:.$H$25];[$Sheet3.$G$3:.$G$25])" office:value-type="float" office:value="53.640831758034" calcext:value-type="float">
            <text:p>53.640831758034</text:p>
          </table:table-cell>
          <table:table-cell table:formula="of:=COVAR([$Sheet3.$I$3:.$I$25];[$Sheet3.$G$3:.$G$25])" office:value-type="float" office:value="-190.640831758034" calcext:value-type="float">
            <text:p>-190.640831758034</text:p>
          </table:table-cell>
          <table:table-cell table:formula="of:=COVAR([$Sheet3.$J$3:.$J$25];[$Sheet3.$G$3:.$G$25])" office:value-type="float" office:value="-16.3081285444234" calcext:value-type="float">
            <text:p>-16.3081285444234</text:p>
          </table:table-cell>
          <table:table-cell table:formula="of:=COVAR([$Sheet3.$K$3:.$K$25];[$Sheet3.$G$3:.$G$25])" office:value-type="float" office:value="123.113421550095" calcext:value-type="float">
            <text:p>123.113421550095</text:p>
          </table:table-cell>
          <table:table-cell table:number-columns-repeated="246"/>
        </table:table-row>
        <table:table-row table:style-name="ro1">
          <table:table-cell table:style-name="ce16" table:formula="of:=[$Sheet3.$H$2:.$H$2]" office:value-type="string" office:string-value="x6" calcext:value-type="string">
            <text:p>x6</text:p>
          </table:table-cell>
          <table:table-cell table:formula="of:=COVAR([$Sheet3.$C$3:.$C$25];[$Sheet3.$H$3:.$H$25])" office:value-type="float" office:value="67.2797731568998" calcext:value-type="float">
            <text:p>67.2797731568998</text:p>
          </table:table-cell>
          <table:table-cell table:formula="of:=COVAR([$Sheet3.$D$3:.$D$25];[$Sheet3.$H$3:.$H$25])" office:value-type="float" office:value="-341.657844990548" calcext:value-type="float">
            <text:p>-341.657844990548</text:p>
          </table:table-cell>
          <table:table-cell table:formula="of:=COVAR([$Sheet3.$E$3:.$E$25];[$Sheet3.$H$3:.$H$25])" office:value-type="float" office:value="-324.362948960302" calcext:value-type="float">
            <text:p>-324.362948960302</text:p>
          </table:table-cell>
          <table:table-cell table:formula="of:=COVAR([$Sheet3.$F$3:.$F$25];[$Sheet3.$H$3:.$H$25])" office:value-type="float" office:value="-35.5841209829868" calcext:value-type="float">
            <text:p>-35.5841209829868</text:p>
          </table:table-cell>
          <table:table-cell table:formula="of:=COVAR([$Sheet3.$G$3:.$G$25];[$Sheet3.$H$3:.$H$25])" office:value-type="float" office:value="53.640831758034" calcext:value-type="float">
            <text:p>53.640831758034</text:p>
          </table:table-cell>
          <table:table-cell table:formula="of:=COVAR([$Sheet3.$H$3:.$H$25];[$Sheet3.$H$3:.$H$25])" office:value-type="float" office:value="778.07561436673" calcext:value-type="float">
            <text:p>778.07561436673</text:p>
          </table:table-cell>
          <table:table-cell table:formula="of:=COVAR([$Sheet3.$I$3:.$I$25];[$Sheet3.$H$3:.$H$25])" office:value-type="float" office:value="119.706994328922" calcext:value-type="float">
            <text:p>119.706994328922</text:p>
          </table:table-cell>
          <table:table-cell table:formula="of:=COVAR([$Sheet3.$J$3:.$J$25];[$Sheet3.$H$3:.$H$25])" office:value-type="float" office:value="83.9092627599244" calcext:value-type="float">
            <text:p>83.9092627599244</text:p>
          </table:table-cell>
          <table:table-cell table:formula="of:=COVAR([$Sheet3.$K$3:.$K$25];[$Sheet3.$H$3:.$H$25])" office:value-type="float" office:value="-175.799621928166" calcext:value-type="float">
            <text:p>-175.799621928166</text:p>
          </table:table-cell>
          <table:table-cell table:number-columns-repeated="246"/>
        </table:table-row>
        <table:table-row table:style-name="ro1">
          <table:table-cell table:style-name="ce16" table:formula="of:=[$Sheet3.$I$2:.$I$2]" office:value-type="string" office:string-value="x7" calcext:value-type="string">
            <text:p>x7</text:p>
          </table:table-cell>
          <table:table-cell table:formula="of:=COVAR([$Sheet3.$C$3:.$C$25];[$Sheet3.$I$3:.$I$25])" office:value-type="float" office:value="-41.5841209829868" calcext:value-type="float">
            <text:p>-41.5841209829868</text:p>
          </table:table-cell>
          <table:table-cell table:formula="of:=COVAR([$Sheet3.$D$3:.$D$25];[$Sheet3.$I$3:.$I$25])" office:value-type="float" office:value="-14.6465028355388" calcext:value-type="float">
            <text:p>-14.6465028355388</text:p>
          </table:table-cell>
          <table:table-cell table:formula="of:=COVAR([$Sheet3.$E$3:.$E$25];[$Sheet3.$I$3:.$I$25])" office:value-type="float" office:value="-120.767485822306" calcext:value-type="float">
            <text:p>-120.767485822306</text:p>
          </table:table-cell>
          <table:table-cell table:formula="of:=COVAR([$Sheet3.$F$3:.$F$25];[$Sheet3.$I$3:.$I$25])" office:value-type="float" office:value="-21.5028355387523" calcext:value-type="float">
            <text:p>-21.5028355387523</text:p>
          </table:table-cell>
          <table:table-cell table:formula="of:=COVAR([$Sheet3.$G$3:.$G$25];[$Sheet3.$I$3:.$I$25])" office:value-type="float" office:value="-190.640831758034" calcext:value-type="float">
            <text:p>-190.640831758034</text:p>
          </table:table-cell>
          <table:table-cell table:formula="of:=COVAR([$Sheet3.$H$3:.$H$25];[$Sheet3.$I$3:.$I$25])" office:value-type="float" office:value="119.706994328922" calcext:value-type="float">
            <text:p>119.706994328922</text:p>
          </table:table-cell>
          <table:table-cell table:formula="of:=COVAR([$Sheet3.$I$3:.$I$25];[$Sheet3.$I$3:.$I$25])" office:value-type="float" office:value="682.423440453686" calcext:value-type="float">
            <text:p>682.423440453686</text:p>
          </table:table-cell>
          <table:table-cell table:formula="of:=COVAR([$Sheet3.$J$3:.$J$25];[$Sheet3.$I$3:.$I$25])" office:value-type="float" office:value="2.52551984877127" calcext:value-type="float">
            <text:p>2.5255198487713</text:p>
          </table:table-cell>
          <table:table-cell table:formula="of:=COVAR([$Sheet3.$K$3:.$K$25];[$Sheet3.$I$3:.$I$25])" office:value-type="float" office:value="18.4952741020794" calcext:value-type="float">
            <text:p>18.4952741020794</text:p>
          </table:table-cell>
          <table:table-cell table:number-columns-repeated="246"/>
        </table:table-row>
        <table:table-row table:style-name="ro1">
          <table:table-cell table:style-name="ce16" table:formula="of:=[$Sheet3.$J$2:.$J$2]" office:value-type="string" office:string-value="x8" calcext:value-type="string">
            <text:p>x8</text:p>
          </table:table-cell>
          <table:table-cell table:formula="of:=COVAR([$Sheet3.$C$3:.$C$25];[$Sheet3.$J$3:.$J$25])" office:value-type="float" office:value="-12.5009451795841" calcext:value-type="float">
            <text:p>-12.5009451795841</text:p>
          </table:table-cell>
          <table:table-cell table:formula="of:=COVAR([$Sheet3.$D$3:.$D$25];[$Sheet3.$J$3:.$J$25])" office:value-type="float" office:value="-138.175803402647" calcext:value-type="float">
            <text:p>-138.175803402647</text:p>
          </table:table-cell>
          <table:table-cell table:formula="of:=COVAR([$Sheet3.$E$3:.$E$25];[$Sheet3.$J$3:.$J$25])" office:value-type="float" office:value="-344.729678638941" calcext:value-type="float">
            <text:p>-344.729678638941</text:p>
          </table:table-cell>
          <table:table-cell table:formula="of:=COVAR([$Sheet3.$F$3:.$F$25];[$Sheet3.$J$3:.$J$25])" office:value-type="float" office:value="-155.325141776938" calcext:value-type="float">
            <text:p>-155.325141776938</text:p>
          </table:table-cell>
          <table:table-cell table:formula="of:=COVAR([$Sheet3.$G$3:.$G$25];[$Sheet3.$J$3:.$J$25])" office:value-type="float" office:value="-16.3081285444234" calcext:value-type="float">
            <text:p>-16.3081285444234</text:p>
          </table:table-cell>
          <table:table-cell table:formula="of:=COVAR([$Sheet3.$H$3:.$H$25];[$Sheet3.$J$3:.$J$25])" office:value-type="float" office:value="83.9092627599244" calcext:value-type="float">
            <text:p>83.9092627599244</text:p>
          </table:table-cell>
          <table:table-cell table:formula="of:=COVAR([$Sheet3.$I$3:.$I$25];[$Sheet3.$J$3:.$J$25])" office:value-type="float" office:value="2.52551984877127" calcext:value-type="float">
            <text:p>2.5255198487713</text:p>
          </table:table-cell>
          <table:table-cell table:formula="of:=COVAR([$Sheet3.$J$3:.$J$25];[$Sheet3.$J$3:.$J$25])" office:value-type="float" office:value="852.75236294896" calcext:value-type="float">
            <text:p>852.75236294896</text:p>
          </table:table-cell>
          <table:table-cell table:formula="of:=COVAR([$Sheet3.$K$3:.$K$25];[$Sheet3.$J$3:.$J$25])" office:value-type="float" office:value="-15.570888468809" calcext:value-type="float">
            <text:p>-15.570888468809</text:p>
          </table:table-cell>
          <table:table-cell table:number-columns-repeated="246"/>
        </table:table-row>
        <table:table-row table:style-name="ro1">
          <table:table-cell table:style-name="ce16" table:formula="of:=[$Sheet3.$K$2:.$K$2]" office:value-type="string" office:string-value="x9" calcext:value-type="string">
            <text:p>x9</text:p>
          </table:table-cell>
          <table:table-cell table:formula="of:=COVAR([$Sheet3.$C$3:.$C$25];[$Sheet3.$K$3:.$K$25])" office:value-type="float" office:value="-248.319470699433" calcext:value-type="float">
            <text:p>-248.319470699433</text:p>
          </table:table-cell>
          <table:table-cell table:formula="of:=COVAR([$Sheet3.$D$3:.$D$25];[$Sheet3.$K$3:.$K$25])" office:value-type="float" office:value="210.361058601134" calcext:value-type="float">
            <text:p>210.361058601134</text:p>
          </table:table-cell>
          <table:table-cell table:formula="of:=COVAR([$Sheet3.$E$3:.$E$25];[$Sheet3.$K$3:.$K$25])" office:value-type="float" office:value="122.455576559546" calcext:value-type="float">
            <text:p>122.455576559546</text:p>
          </table:table-cell>
          <table:table-cell table:formula="of:=COVAR([$Sheet3.$F$3:.$F$25];[$Sheet3.$K$3:.$K$25])" office:value-type="float" office:value="82.406427221172" calcext:value-type="float">
            <text:p>82.406427221172</text:p>
          </table:table-cell>
          <table:table-cell table:formula="of:=COVAR([$Sheet3.$G$3:.$G$25];[$Sheet3.$K$3:.$K$25])" office:value-type="float" office:value="123.113421550095" calcext:value-type="float">
            <text:p>123.113421550095</text:p>
          </table:table-cell>
          <table:table-cell table:formula="of:=COVAR([$Sheet3.$H$3:.$H$25];[$Sheet3.$K$3:.$K$25])" office:value-type="float" office:value="-175.799621928166" calcext:value-type="float">
            <text:p>-175.799621928166</text:p>
          </table:table-cell>
          <table:table-cell table:formula="of:=COVAR([$Sheet3.$I$3:.$I$25];[$Sheet3.$K$3:.$K$25])" office:value-type="float" office:value="18.4952741020794" calcext:value-type="float">
            <text:p>18.4952741020794</text:p>
          </table:table-cell>
          <table:table-cell table:formula="of:=COVAR([$Sheet3.$J$3:.$J$25];[$Sheet3.$K$3:.$K$25])" office:value-type="float" office:value="-15.570888468809" calcext:value-type="float">
            <text:p>-15.570888468809</text:p>
          </table:table-cell>
          <table:table-cell table:formula="of:=COVAR([$Sheet3.$K$3:.$K$25];[$Sheet3.$K$3:.$K$25])" office:value-type="float" office:value="955.561436672968" calcext:value-type="float">
            <text:p>955.561436672968</text:p>
          </table:table-cell>
          <table:table-cell table:number-columns-repeated="246"/>
        </table:table-row>
        <table:table-row table:style-name="ro1">
          <table:table-cell table:style-name="ce16"/>
          <table:table-cell table:number-columns-repeated="255"/>
        </table:table-row>
        <table:table-row table:style-name="ro1">
          <table:table-cell table:style-name="ce16" office:value-type="string" calcext:value-type="string">
            <text:p>Count</text:p>
          </table:table-cell>
          <table:table-cell table:formula="of:=COUNT([$Sheet3.$C$3:.$C$25])" office:value-type="float" office:value="23" calcext:value-type="float">
            <text:p>23</text:p>
          </table:table-cell>
          <table:table-cell table:formula="of:=COUNT([$Sheet3.$D$3:.$D$25])" office:value-type="float" office:value="23" calcext:value-type="float">
            <text:p>23</text:p>
          </table:table-cell>
          <table:table-cell table:formula="of:=COUNT([$Sheet3.$E$3:.$E$25])" office:value-type="float" office:value="23" calcext:value-type="float">
            <text:p>23</text:p>
          </table:table-cell>
          <table:table-cell table:formula="of:=COUNT([$Sheet3.$F$3:.$F$25])" office:value-type="float" office:value="23" calcext:value-type="float">
            <text:p>23</text:p>
          </table:table-cell>
          <table:table-cell table:formula="of:=COUNT([$Sheet3.$G$3:.$G$25])" office:value-type="float" office:value="23" calcext:value-type="float">
            <text:p>23</text:p>
          </table:table-cell>
          <table:table-cell table:formula="of:=COUNT([$Sheet3.$H$3:.$H$25])" office:value-type="float" office:value="23" calcext:value-type="float">
            <text:p>23</text:p>
          </table:table-cell>
          <table:table-cell table:formula="of:=COUNT([$Sheet3.$I$3:.$I$25])" office:value-type="float" office:value="23" calcext:value-type="float">
            <text:p>23</text:p>
          </table:table-cell>
          <table:table-cell table:formula="of:=COUNT([$Sheet3.$J$3:.$J$25])" office:value-type="float" office:value="23" calcext:value-type="float">
            <text:p>23</text:p>
          </table:table-cell>
          <table:table-cell table:formula="of:=COUNT([$Sheet3.$K$3:.$K$25])" office:value-type="float" office:value="23" calcext:value-type="float">
            <text:p>23</text:p>
          </table:table-cell>
          <table:table-cell table:number-columns-repeated="246"/>
        </table:table-row>
        <table:table-row table:style-name="ro1">
          <table:table-cell table:style-name="ce16" office:value-type="string" calcext:value-type="string">
            <text:p>Mean</text:p>
          </table:table-cell>
          <table:table-cell table:formula="of:=AVERAGE([$Sheet3.$C$3:.$C$25])" office:value-type="float" office:value="41.8695652173913" calcext:value-type="float">
            <text:p>41.8695652173913</text:p>
          </table:table-cell>
          <table:table-cell table:formula="of:=AVERAGE([$Sheet3.$D$3:.$D$25])" office:value-type="float" office:value="51.7391304347826" calcext:value-type="float">
            <text:p>51.7391304347826</text:p>
          </table:table-cell>
          <table:table-cell table:formula="of:=AVERAGE([$Sheet3.$E$3:.$E$25])" office:value-type="float" office:value="56.304347826087" calcext:value-type="float">
            <text:p>56.304347826087</text:p>
          </table:table-cell>
          <table:table-cell table:formula="of:=AVERAGE([$Sheet3.$F$3:.$F$25])" office:value-type="float" office:value="45.1304347826087" calcext:value-type="float">
            <text:p>45.1304347826087</text:p>
          </table:table-cell>
          <table:table-cell table:formula="of:=AVERAGE([$Sheet3.$G$3:.$G$25])" office:value-type="float" office:value="48.4782608695652" calcext:value-type="float">
            <text:p>48.4782608695652</text:p>
          </table:table-cell>
          <table:table-cell table:formula="of:=AVERAGE([$Sheet3.$H$3:.$H$25])" office:value-type="float" office:value="44.4782608695652" calcext:value-type="float">
            <text:p>44.4782608695652</text:p>
          </table:table-cell>
          <table:table-cell table:formula="of:=AVERAGE([$Sheet3.$I$3:.$I$25])" office:value-type="float" office:value="43.5217391304348" calcext:value-type="float">
            <text:p>43.5217391304348</text:p>
          </table:table-cell>
          <table:table-cell table:formula="of:=AVERAGE([$Sheet3.$J$3:.$J$25])" office:value-type="float" office:value="46.8260869565217" calcext:value-type="float">
            <text:p>46.8260869565217</text:p>
          </table:table-cell>
          <table:table-cell table:formula="of:=AVERAGE([$Sheet3.$K$3:.$K$25])" office:value-type="float" office:value="51.2173913043478" calcext:value-type="float">
            <text:p>51.2173913043478</text:p>
          </table:table-cell>
          <table:table-cell table:number-columns-repeated="246"/>
        </table:table-row>
        <table:table-row table:style-name="ro1">
          <table:table-cell table:style-name="ce16" office:value-type="string" calcext:value-type="string">
            <text:p>Variance</text:p>
          </table:table-cell>
          <table:table-cell table:formula="of:=VAR([$Sheet3.$C$3:.$C$25])" office:value-type="float" office:value="878.573122529644" calcext:value-type="float">
            <text:p>878.573122529644</text:p>
          </table:table-cell>
          <table:table-cell table:formula="of:=VAR([$Sheet3.$D$3:.$D$25])" office:value-type="float" office:value="858.928853754941" calcext:value-type="float">
            <text:p>858.928853754941</text:p>
          </table:table-cell>
          <table:table-cell table:formula="of:=VAR([$Sheet3.$E$3:.$E$25])" office:value-type="float" office:value="822.948616600791" calcext:value-type="float">
            <text:p>822.948616600791</text:p>
          </table:table-cell>
          <table:table-cell table:formula="of:=VAR([$Sheet3.$F$3:.$F$25])" office:value-type="float" office:value="639.664031620553" calcext:value-type="float">
            <text:p>639.664031620553</text:p>
          </table:table-cell>
          <table:table-cell table:formula="of:=VAR([$Sheet3.$G$3:.$G$25])" office:value-type="float" office:value="828.624505928854" calcext:value-type="float">
            <text:p>828.624505928854</text:p>
          </table:table-cell>
          <table:table-cell table:formula="of:=VAR([$Sheet3.$H$3:.$H$25])" office:value-type="float" office:value="813.442687747036" calcext:value-type="float">
            <text:p>813.442687747036</text:p>
          </table:table-cell>
          <table:table-cell table:formula="of:=VAR([$Sheet3.$I$3:.$I$25])" office:value-type="float" office:value="713.442687747036" calcext:value-type="float">
            <text:p>713.442687747036</text:p>
          </table:table-cell>
          <table:table-cell table:formula="of:=VAR([$Sheet3.$J$3:.$J$25])" office:value-type="float" office:value="891.513833992095" calcext:value-type="float">
            <text:p>891.513833992095</text:p>
          </table:table-cell>
          <table:table-cell table:formula="of:=VAR([$Sheet3.$K$3:.$K$25])" office:value-type="float" office:value="998.99604743083" calcext:value-type="float">
            <text:p>998.99604743083</text:p>
          </table:table-cell>
          <table:table-cell table:number-columns-repeated="246"/>
        </table:table-row>
        <table:table-row table:style-name="ro1">
          <table:table-cell table:style-name="ce16" office:value-type="string" calcext:value-type="string">
            <text:p/>
          </table:table-cell>
          <table:table-cell table:number-columns-repeated="255"/>
        </table:table-row>
        <table:table-row table:style-name="ro1">
          <table:table-cell table:style-name="ce16" office:value-type="string" calcext:value-type="string">
            <text:p>Eigenvalues</text:p>
          </table:table-cell>
          <table:table-cell table:number-matrix-columns-spanned="9" table:number-matrix-rows-spanned="10" table:formula="of:=org.gnumeric.eigen([.B13]/([.B13]-1)*[.B3:.J11])"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table:number-columns-repeated="246"/>
        </table:table-row>
        <table:table-row table:style-name="ro1">
          <table:table-cell table:style-name="ce16" office:value-type="string" calcext:value-type="string">
            <text:p>Eigenvectors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table:number-columns-repeated="246"/>
        </table:table-row>
        <table:table-row table:style-name="ro1">
          <table:table-cell table:style-name="ce16"/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table:number-columns-repeated="246"/>
        </table:table-row>
        <table:table-row table:style-name="ro1">
          <table:table-cell table:style-name="ce16"/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table:number-columns-repeated="246"/>
        </table:table-row>
        <table:table-row table:style-name="ro1">
          <table:table-cell table:style-name="ce16"/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table:number-columns-repeated="246"/>
        </table:table-row>
        <table:table-row table:style-name="ro1">
          <table:table-cell table:style-name="ce16"/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table:number-columns-repeated="246"/>
        </table:table-row>
        <table:table-row table:style-name="ro1">
          <table:table-cell table:style-name="ce16"/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table:number-columns-repeated="246"/>
        </table:table-row>
        <table:table-row table:style-name="ro1">
          <table:table-cell table:style-name="ce16"/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table:number-columns-repeated="246"/>
        </table:table-row>
        <table:table-row table:style-name="ro1">
          <table:table-cell table:style-name="ce16"/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table:number-columns-repeated="246"/>
        </table:table-row>
        <table:table-row table:style-name="ro1">
          <table:table-cell table:style-name="ce16"/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table:number-columns-repeated="246"/>
        </table:table-row>
        <table:table-row table:style-name="ro1">
          <table:table-cell table:style-name="ce16"/>
          <table:table-cell table:number-columns-repeated="255"/>
        </table:table-row>
        <table:table-row table:style-name="ro1">
          <table:table-cell table:style-name="ce16"/>
          <table:table-cell table:style-name="ce18" office:value-type="string" calcext:value-type="string">
            <text:p>ξ1</text:p>
          </table:table-cell>
          <table:table-cell table:style-name="ce18" office:value-type="string" calcext:value-type="string">
            <text:p>ξ2</text:p>
          </table:table-cell>
          <table:table-cell table:style-name="ce18" office:value-type="string" calcext:value-type="string">
            <text:p>ξ3</text:p>
          </table:table-cell>
          <table:table-cell table:style-name="ce18" office:value-type="string" calcext:value-type="string">
            <text:p>ξ4</text:p>
          </table:table-cell>
          <table:table-cell table:style-name="ce18" office:value-type="string" calcext:value-type="string">
            <text:p>ξ5</text:p>
          </table:table-cell>
          <table:table-cell table:style-name="ce18" office:value-type="string" calcext:value-type="string">
            <text:p>ξ6</text:p>
          </table:table-cell>
          <table:table-cell table:style-name="ce18" office:value-type="string" calcext:value-type="string">
            <text:p>ξ7</text:p>
          </table:table-cell>
          <table:table-cell table:style-name="ce18" office:value-type="string" calcext:value-type="string">
            <text:p>ξ8</text:p>
          </table:table-cell>
          <table:table-cell table:style-name="ce18" office:value-type="string" calcext:value-type="string">
            <text:p>ξ9</text:p>
          </table:table-cell>
          <table:table-cell table:style-name="ce16"/>
          <table:table-cell table:style-name="ce18" office:value-type="string" calcext:value-type="string">
            <text:p>ξ1</text:p>
          </table:table-cell>
          <table:table-cell table:style-name="ce18" office:value-type="string" calcext:value-type="string">
            <text:p>ξ2</text:p>
          </table:table-cell>
          <table:table-cell table:style-name="ce18" office:value-type="string" calcext:value-type="string">
            <text:p>ξ3</text:p>
          </table:table-cell>
          <table:table-cell table:style-name="ce18" office:value-type="string" calcext:value-type="string">
            <text:p>ξ4</text:p>
          </table:table-cell>
          <table:table-cell table:style-name="ce18" office:value-type="string" calcext:value-type="string">
            <text:p>ξ5</text:p>
          </table:table-cell>
          <table:table-cell table:style-name="ce18" office:value-type="string" calcext:value-type="string">
            <text:p>ξ6</text:p>
          </table:table-cell>
          <table:table-cell table:style-name="ce18" office:value-type="string" calcext:value-type="string">
            <text:p>ξ7</text:p>
          </table:table-cell>
          <table:table-cell table:style-name="ce18" office:value-type="string" calcext:value-type="string">
            <text:p>ξ8</text:p>
          </table:table-cell>
          <table:table-cell table:style-name="ce18" office:value-type="string" calcext:value-type="string">
            <text:p>ξ9</text:p>
          </table:table-cell>
          <table:table-cell table:number-columns-repeated="236"/>
        </table:table-row>
        <table:table-row table:style-name="ro1">
          <table:table-cell table:style-name="ce16" table:formula="of:=[$Sheet3.$C$2:.$C$2]" office:value-type="string" office:string-value="x1" calcext:value-type="string">
            <text:p>x1</text:p>
          </table:table-cell>
          <table:table-cell table:number-matrix-columns-spanned="9" table:number-matrix-rows-spanned="9" table:formula="of:=MMULT(MMULT(SQRT(1/[.B15:.J15])*MUNIT(9);[.B18:.J26]);SQRT([.B17:.J17])*MUNIT(9))"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/>
          <table:table-cell table:formula="of:=IF([.B29]&gt;=0.3;[.B29];&quot; &quot;)" office:value-type="string" office:string-value="" calcext:value-type="error">
            <text:p>#NAME?</text:p>
          </table:table-cell>
          <table:table-cell table:formula="of:=IF([.C29]&gt;=0.3;[.C29];&quot; &quot;)" office:value-type="string" office:string-value="" calcext:value-type="error">
            <text:p>#NAME?</text:p>
          </table:table-cell>
          <table:table-cell table:formula="of:=IF([.D29]&gt;=0.3;[.D29];&quot; &quot;)" office:value-type="string" office:string-value="" calcext:value-type="error">
            <text:p>#NAME?</text:p>
          </table:table-cell>
          <table:table-cell table:formula="of:=IF([.E29]&gt;=0.3;[.E29];&quot; &quot;)" office:value-type="string" office:string-value="" calcext:value-type="error">
            <text:p>#NAME?</text:p>
          </table:table-cell>
          <table:table-cell table:formula="of:=IF([.F29]&gt;=0.3;[.F29];&quot; &quot;)" office:value-type="string" office:string-value="" calcext:value-type="error">
            <text:p>#NAME?</text:p>
          </table:table-cell>
          <table:table-cell table:formula="of:=IF([.G29]&gt;=0.3;[.G29];&quot; &quot;)" office:value-type="string" office:string-value="" calcext:value-type="error">
            <text:p>#NAME?</text:p>
          </table:table-cell>
          <table:table-cell table:formula="of:=IF([.H29]&gt;=0.3;[.H29];&quot; &quot;)" office:value-type="string" office:string-value="" calcext:value-type="error">
            <text:p>#NAME?</text:p>
          </table:table-cell>
          <table:table-cell table:formula="of:=IF([.I29]&gt;=0.3;[.I29];&quot; &quot;)" office:value-type="string" office:string-value="" calcext:value-type="error">
            <text:p>#NAME?</text:p>
          </table:table-cell>
          <table:table-cell table:formula="of:=IF([.J29]&gt;=0.3;[.J29];&quot; &quot;)" office:value-type="string" office:string-value="" calcext:value-type="error">
            <text:p>#NAME?</text:p>
          </table:table-cell>
          <table:table-cell table:number-columns-repeated="236"/>
        </table:table-row>
        <table:table-row table:style-name="ro1">
          <table:table-cell table:style-name="ce16" table:formula="of:=[$Sheet3.$D$2:.$D$2]" office:value-type="string" office:string-value="x2" calcext:value-type="string">
            <text:p>x2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/>
          <table:table-cell table:formula="of:=IF([.B30]&gt;=0.3;[.B30];&quot; &quot;)" office:value-type="string" office:string-value="" calcext:value-type="error">
            <text:p>#NAME?</text:p>
          </table:table-cell>
          <table:table-cell table:formula="of:=IF([.C30]&gt;=0.3;[.C30];&quot; &quot;)" office:value-type="string" office:string-value="" calcext:value-type="error">
            <text:p>#NAME?</text:p>
          </table:table-cell>
          <table:table-cell table:formula="of:=IF([.D30]&gt;=0.3;[.D30];&quot; &quot;)" office:value-type="string" office:string-value="" calcext:value-type="error">
            <text:p>#NAME?</text:p>
          </table:table-cell>
          <table:table-cell table:formula="of:=IF([.E30]&gt;=0.3;[.E30];&quot; &quot;)" office:value-type="string" office:string-value="" calcext:value-type="error">
            <text:p>#NAME?</text:p>
          </table:table-cell>
          <table:table-cell table:formula="of:=IF([.F30]&gt;=0.3;[.F30];&quot; &quot;)" office:value-type="string" office:string-value="" calcext:value-type="error">
            <text:p>#NAME?</text:p>
          </table:table-cell>
          <table:table-cell table:formula="of:=IF([.G30]&gt;=0.3;[.G30];&quot; &quot;)" office:value-type="string" office:string-value="" calcext:value-type="error">
            <text:p>#NAME?</text:p>
          </table:table-cell>
          <table:table-cell table:formula="of:=IF([.H30]&gt;=0.3;[.H30];&quot; &quot;)" office:value-type="string" office:string-value="" calcext:value-type="error">
            <text:p>#NAME?</text:p>
          </table:table-cell>
          <table:table-cell table:formula="of:=IF([.I30]&gt;=0.3;[.I30];&quot; &quot;)" office:value-type="string" office:string-value="" calcext:value-type="error">
            <text:p>#NAME?</text:p>
          </table:table-cell>
          <table:table-cell table:formula="of:=IF([.J30]&gt;=0.3;[.J30];&quot; &quot;)" office:value-type="string" office:string-value="" calcext:value-type="error">
            <text:p>#NAME?</text:p>
          </table:table-cell>
          <table:table-cell table:number-columns-repeated="236"/>
        </table:table-row>
        <table:table-row table:style-name="ro1">
          <table:table-cell table:style-name="ce16" table:formula="of:=[$Sheet3.$E$2:.$E$2]" office:value-type="string" office:string-value="x3" calcext:value-type="string">
            <text:p>x3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/>
          <table:table-cell table:formula="of:=IF([.B31]&gt;=0.3;[.B31];&quot; &quot;)" office:value-type="string" office:string-value="" calcext:value-type="error">
            <text:p>#NAME?</text:p>
          </table:table-cell>
          <table:table-cell table:formula="of:=IF([.C31]&gt;=0.3;[.C31];&quot; &quot;)" office:value-type="string" office:string-value="" calcext:value-type="error">
            <text:p>#NAME?</text:p>
          </table:table-cell>
          <table:table-cell table:formula="of:=IF([.D31]&gt;=0.3;[.D31];&quot; &quot;)" office:value-type="string" office:string-value="" calcext:value-type="error">
            <text:p>#NAME?</text:p>
          </table:table-cell>
          <table:table-cell table:formula="of:=IF([.E31]&gt;=0.3;[.E31];&quot; &quot;)" office:value-type="string" office:string-value="" calcext:value-type="error">
            <text:p>#NAME?</text:p>
          </table:table-cell>
          <table:table-cell table:formula="of:=IF([.F31]&gt;=0.3;[.F31];&quot; &quot;)" office:value-type="string" office:string-value="" calcext:value-type="error">
            <text:p>#NAME?</text:p>
          </table:table-cell>
          <table:table-cell table:formula="of:=IF([.G31]&gt;=0.3;[.G31];&quot; &quot;)" office:value-type="string" office:string-value="" calcext:value-type="error">
            <text:p>#NAME?</text:p>
          </table:table-cell>
          <table:table-cell table:formula="of:=IF([.H31]&gt;=0.3;[.H31];&quot; &quot;)" office:value-type="string" office:string-value="" calcext:value-type="error">
            <text:p>#NAME?</text:p>
          </table:table-cell>
          <table:table-cell table:formula="of:=IF([.I31]&gt;=0.3;[.I31];&quot; &quot;)" office:value-type="string" office:string-value="" calcext:value-type="error">
            <text:p>#NAME?</text:p>
          </table:table-cell>
          <table:table-cell table:formula="of:=IF([.J31]&gt;=0.3;[.J31];&quot; &quot;)" office:value-type="string" office:string-value="" calcext:value-type="error">
            <text:p>#NAME?</text:p>
          </table:table-cell>
          <table:table-cell table:number-columns-repeated="236"/>
        </table:table-row>
        <table:table-row table:style-name="ro1">
          <table:table-cell table:style-name="ce16" table:formula="of:=[$Sheet3.$F$2:.$F$2]" office:value-type="string" office:string-value="x4" calcext:value-type="string">
            <text:p>x4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/>
          <table:table-cell table:formula="of:=IF([.B32]&gt;=0.3;[.B32];&quot; &quot;)" office:value-type="string" office:string-value="" calcext:value-type="error">
            <text:p>#NAME?</text:p>
          </table:table-cell>
          <table:table-cell table:formula="of:=IF([.C32]&gt;=0.3;[.C32];&quot; &quot;)" office:value-type="string" office:string-value="" calcext:value-type="error">
            <text:p>#NAME?</text:p>
          </table:table-cell>
          <table:table-cell table:formula="of:=IF([.D32]&gt;=0.3;[.D32];&quot; &quot;)" office:value-type="string" office:string-value="" calcext:value-type="error">
            <text:p>#NAME?</text:p>
          </table:table-cell>
          <table:table-cell table:formula="of:=IF([.E32]&gt;=0.3;[.E32];&quot; &quot;)" office:value-type="string" office:string-value="" calcext:value-type="error">
            <text:p>#NAME?</text:p>
          </table:table-cell>
          <table:table-cell table:formula="of:=IF([.F32]&gt;=0.3;[.F32];&quot; &quot;)" office:value-type="string" office:string-value="" calcext:value-type="error">
            <text:p>#NAME?</text:p>
          </table:table-cell>
          <table:table-cell table:formula="of:=IF([.G32]&gt;=0.3;[.G32];&quot; &quot;)" office:value-type="string" office:string-value="" calcext:value-type="error">
            <text:p>#NAME?</text:p>
          </table:table-cell>
          <table:table-cell table:formula="of:=IF([.H32]&gt;=0.3;[.H32];&quot; &quot;)" office:value-type="string" office:string-value="" calcext:value-type="error">
            <text:p>#NAME?</text:p>
          </table:table-cell>
          <table:table-cell table:formula="of:=IF([.I32]&gt;=0.3;[.I32];&quot; &quot;)" office:value-type="string" office:string-value="" calcext:value-type="error">
            <text:p>#NAME?</text:p>
          </table:table-cell>
          <table:table-cell table:formula="of:=IF([.J32]&gt;=0.3;[.J32];&quot; &quot;)" office:value-type="string" office:string-value="" calcext:value-type="error">
            <text:p>#NAME?</text:p>
          </table:table-cell>
          <table:table-cell table:number-columns-repeated="236"/>
        </table:table-row>
        <table:table-row table:style-name="ro1">
          <table:table-cell table:style-name="ce16" table:formula="of:=[$Sheet3.$G$2:.$G$2]" office:value-type="string" office:string-value="x5" calcext:value-type="string">
            <text:p>x5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/>
          <table:table-cell table:formula="of:=IF([.B33]&gt;=0.3;[.B33];&quot; &quot;)" office:value-type="string" office:string-value="" calcext:value-type="error">
            <text:p>#NAME?</text:p>
          </table:table-cell>
          <table:table-cell table:formula="of:=IF([.C33]&gt;=0.3;[.C33];&quot; &quot;)" office:value-type="string" office:string-value="" calcext:value-type="error">
            <text:p>#NAME?</text:p>
          </table:table-cell>
          <table:table-cell table:formula="of:=IF([.D33]&gt;=0.3;[.D33];&quot; &quot;)" office:value-type="string" office:string-value="" calcext:value-type="error">
            <text:p>#NAME?</text:p>
          </table:table-cell>
          <table:table-cell table:formula="of:=IF([.E33]&gt;=0.3;[.E33];&quot; &quot;)" office:value-type="string" office:string-value="" calcext:value-type="error">
            <text:p>#NAME?</text:p>
          </table:table-cell>
          <table:table-cell table:formula="of:=IF([.F33]&gt;=0.3;[.F33];&quot; &quot;)" office:value-type="string" office:string-value="" calcext:value-type="error">
            <text:p>#NAME?</text:p>
          </table:table-cell>
          <table:table-cell table:formula="of:=IF([.G33]&gt;=0.3;[.G33];&quot; &quot;)" office:value-type="string" office:string-value="" calcext:value-type="error">
            <text:p>#NAME?</text:p>
          </table:table-cell>
          <table:table-cell table:formula="of:=IF([.H33]&gt;=0.3;[.H33];&quot; &quot;)" office:value-type="string" office:string-value="" calcext:value-type="error">
            <text:p>#NAME?</text:p>
          </table:table-cell>
          <table:table-cell table:formula="of:=IF([.I33]&gt;=0.3;[.I33];&quot; &quot;)" office:value-type="string" office:string-value="" calcext:value-type="error">
            <text:p>#NAME?</text:p>
          </table:table-cell>
          <table:table-cell table:formula="of:=IF([.J33]&gt;=0.3;[.J33];&quot; &quot;)" office:value-type="string" office:string-value="" calcext:value-type="error">
            <text:p>#NAME?</text:p>
          </table:table-cell>
          <table:table-cell table:number-columns-repeated="236"/>
        </table:table-row>
        <table:table-row table:style-name="ro1">
          <table:table-cell table:style-name="ce16" table:formula="of:=[$Sheet3.$H$2:.$H$2]" office:value-type="string" office:string-value="x6" calcext:value-type="string">
            <text:p>x6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/>
          <table:table-cell table:formula="of:=IF([.B34]&gt;=0.3;[.B34];&quot; &quot;)" office:value-type="string" office:string-value="" calcext:value-type="error">
            <text:p>#NAME?</text:p>
          </table:table-cell>
          <table:table-cell table:formula="of:=IF([.C34]&gt;=0.3;[.C34];&quot; &quot;)" office:value-type="string" office:string-value="" calcext:value-type="error">
            <text:p>#NAME?</text:p>
          </table:table-cell>
          <table:table-cell table:formula="of:=IF([.D34]&gt;=0.3;[.D34];&quot; &quot;)" office:value-type="string" office:string-value="" calcext:value-type="error">
            <text:p>#NAME?</text:p>
          </table:table-cell>
          <table:table-cell table:formula="of:=IF([.E34]&gt;=0.3;[.E34];&quot; &quot;)" office:value-type="string" office:string-value="" calcext:value-type="error">
            <text:p>#NAME?</text:p>
          </table:table-cell>
          <table:table-cell table:formula="of:=IF([.F34]&gt;=0.3;[.F34];&quot; &quot;)" office:value-type="string" office:string-value="" calcext:value-type="error">
            <text:p>#NAME?</text:p>
          </table:table-cell>
          <table:table-cell table:formula="of:=IF([.G34]&gt;=0.3;[.G34];&quot; &quot;)" office:value-type="string" office:string-value="" calcext:value-type="error">
            <text:p>#NAME?</text:p>
          </table:table-cell>
          <table:table-cell table:formula="of:=IF([.H34]&gt;=0.3;[.H34];&quot; &quot;)" office:value-type="string" office:string-value="" calcext:value-type="error">
            <text:p>#NAME?</text:p>
          </table:table-cell>
          <table:table-cell table:formula="of:=IF([.I34]&gt;=0.3;[.I34];&quot; &quot;)" office:value-type="string" office:string-value="" calcext:value-type="error">
            <text:p>#NAME?</text:p>
          </table:table-cell>
          <table:table-cell table:formula="of:=IF([.J34]&gt;=0.3;[.J34];&quot; &quot;)" office:value-type="string" office:string-value="" calcext:value-type="error">
            <text:p>#NAME?</text:p>
          </table:table-cell>
          <table:table-cell table:number-columns-repeated="236"/>
        </table:table-row>
        <table:table-row table:style-name="ro1">
          <table:table-cell table:style-name="ce16" table:formula="of:=[$Sheet3.$I$2:.$I$2]" office:value-type="string" office:string-value="x7" calcext:value-type="string">
            <text:p>x7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/>
          <table:table-cell table:formula="of:=IF([.B35]&gt;=0.3;[.B35];&quot; &quot;)" office:value-type="string" office:string-value="" calcext:value-type="error">
            <text:p>#NAME?</text:p>
          </table:table-cell>
          <table:table-cell table:formula="of:=IF([.C35]&gt;=0.3;[.C35];&quot; &quot;)" office:value-type="string" office:string-value="" calcext:value-type="error">
            <text:p>#NAME?</text:p>
          </table:table-cell>
          <table:table-cell table:formula="of:=IF([.D35]&gt;=0.3;[.D35];&quot; &quot;)" office:value-type="string" office:string-value="" calcext:value-type="error">
            <text:p>#NAME?</text:p>
          </table:table-cell>
          <table:table-cell table:formula="of:=IF([.E35]&gt;=0.3;[.E35];&quot; &quot;)" office:value-type="string" office:string-value="" calcext:value-type="error">
            <text:p>#NAME?</text:p>
          </table:table-cell>
          <table:table-cell table:formula="of:=IF([.F35]&gt;=0.3;[.F35];&quot; &quot;)" office:value-type="string" office:string-value="" calcext:value-type="error">
            <text:p>#NAME?</text:p>
          </table:table-cell>
          <table:table-cell table:formula="of:=IF([.G35]&gt;=0.3;[.G35];&quot; &quot;)" office:value-type="string" office:string-value="" calcext:value-type="error">
            <text:p>#NAME?</text:p>
          </table:table-cell>
          <table:table-cell table:formula="of:=IF([.H35]&gt;=0.3;[.H35];&quot; &quot;)" office:value-type="string" office:string-value="" calcext:value-type="error">
            <text:p>#NAME?</text:p>
          </table:table-cell>
          <table:table-cell table:formula="of:=IF([.I35]&gt;=0.3;[.I35];&quot; &quot;)" office:value-type="string" office:string-value="" calcext:value-type="error">
            <text:p>#NAME?</text:p>
          </table:table-cell>
          <table:table-cell table:formula="of:=IF([.J35]&gt;=0.3;[.J35];&quot; &quot;)" office:value-type="string" office:string-value="" calcext:value-type="error">
            <text:p>#NAME?</text:p>
          </table:table-cell>
          <table:table-cell table:number-columns-repeated="236"/>
        </table:table-row>
        <table:table-row table:style-name="ro1">
          <table:table-cell table:style-name="ce16" table:formula="of:=[$Sheet3.$J$2:.$J$2]" office:value-type="string" office:string-value="x8" calcext:value-type="string">
            <text:p>x8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/>
          <table:table-cell table:formula="of:=IF([.B36]&gt;=0.3;[.B36];&quot; &quot;)" office:value-type="string" office:string-value="" calcext:value-type="error">
            <text:p>#NAME?</text:p>
          </table:table-cell>
          <table:table-cell table:formula="of:=IF([.C36]&gt;=0.3;[.C36];&quot; &quot;)" office:value-type="string" office:string-value="" calcext:value-type="error">
            <text:p>#NAME?</text:p>
          </table:table-cell>
          <table:table-cell table:formula="of:=IF([.D36]&gt;=0.3;[.D36];&quot; &quot;)" office:value-type="string" office:string-value="" calcext:value-type="error">
            <text:p>#NAME?</text:p>
          </table:table-cell>
          <table:table-cell table:formula="of:=IF([.E36]&gt;=0.3;[.E36];&quot; &quot;)" office:value-type="string" office:string-value="" calcext:value-type="error">
            <text:p>#NAME?</text:p>
          </table:table-cell>
          <table:table-cell table:formula="of:=IF([.F36]&gt;=0.3;[.F36];&quot; &quot;)" office:value-type="string" office:string-value="" calcext:value-type="error">
            <text:p>#NAME?</text:p>
          </table:table-cell>
          <table:table-cell table:formula="of:=IF([.G36]&gt;=0.3;[.G36];&quot; &quot;)" office:value-type="string" office:string-value="" calcext:value-type="error">
            <text:p>#NAME?</text:p>
          </table:table-cell>
          <table:table-cell table:formula="of:=IF([.H36]&gt;=0.3;[.H36];&quot; &quot;)" office:value-type="string" office:string-value="" calcext:value-type="error">
            <text:p>#NAME?</text:p>
          </table:table-cell>
          <table:table-cell table:formula="of:=IF([.I36]&gt;=0.3;[.I36];&quot; &quot;)" office:value-type="string" office:string-value="" calcext:value-type="error">
            <text:p>#NAME?</text:p>
          </table:table-cell>
          <table:table-cell table:formula="of:=IF([.J36]&gt;=0.3;[.J36];&quot; &quot;)" office:value-type="string" office:string-value="" calcext:value-type="error">
            <text:p>#NAME?</text:p>
          </table:table-cell>
          <table:table-cell table:number-columns-repeated="236"/>
        </table:table-row>
        <table:table-row table:style-name="ro1">
          <table:table-cell table:style-name="ce16" table:formula="of:=[$Sheet3.$K$2:.$K$2]" office:value-type="string" office:string-value="x9" calcext:value-type="string">
            <text:p>x9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AME?</text:p>
          </table:table-cell>
          <table:table-cell/>
          <table:table-cell table:formula="of:=IF([.B37]&gt;=0.3;[.B37];&quot; &quot;)" office:value-type="string" office:string-value="" calcext:value-type="error">
            <text:p>#NAME?</text:p>
          </table:table-cell>
          <table:table-cell table:formula="of:=IF([.C37]&gt;=0.3;[.C37];&quot; &quot;)" office:value-type="string" office:string-value="" calcext:value-type="error">
            <text:p>#NAME?</text:p>
          </table:table-cell>
          <table:table-cell table:formula="of:=IF([.D37]&gt;=0.3;[.D37];&quot; &quot;)" office:value-type="string" office:string-value="" calcext:value-type="error">
            <text:p>#NAME?</text:p>
          </table:table-cell>
          <table:table-cell table:formula="of:=IF([.E37]&gt;=0.3;[.E37];&quot; &quot;)" office:value-type="string" office:string-value="" calcext:value-type="error">
            <text:p>#NAME?</text:p>
          </table:table-cell>
          <table:table-cell table:formula="of:=IF([.F37]&gt;=0.3;[.F37];&quot; &quot;)" office:value-type="string" office:string-value="" calcext:value-type="error">
            <text:p>#NAME?</text:p>
          </table:table-cell>
          <table:table-cell table:formula="of:=IF([.G37]&gt;=0.3;[.G37];&quot; &quot;)" office:value-type="string" office:string-value="" calcext:value-type="error">
            <text:p>#NAME?</text:p>
          </table:table-cell>
          <table:table-cell table:formula="of:=IF([.H37]&gt;=0.3;[.H37];&quot; &quot;)" office:value-type="string" office:string-value="" calcext:value-type="error">
            <text:p>#NAME?</text:p>
          </table:table-cell>
          <table:table-cell table:formula="of:=IF([.I37]&gt;=0.3;[.I37];&quot; &quot;)" office:value-type="string" office:string-value="" calcext:value-type="error">
            <text:p>#NAME?</text:p>
          </table:table-cell>
          <table:table-cell table:formula="of:=IF([.J37]&gt;=0.3;[.J37];&quot; &quot;)" office:value-type="string" office:string-value="" calcext:value-type="error">
            <text:p>#NAME?</text:p>
          </table:table-cell>
          <table:table-cell table:number-columns-repeated="236"/>
        </table:table-row>
        <table:table-row table:style-name="ro1">
          <table:table-cell table:style-name="ce16"/>
          <table:table-cell table:number-columns-repeated="255"/>
        </table:table-row>
        <table:table-row table:style-name="ro1">
          <table:table-cell table:style-name="ce16" office:value-type="string" calcext:value-type="string">
            <text:p>Percent of Trace</text:p>
          </table:table-cell>
          <table:table-cell table:style-name="ce19" table:formula="of:=[.B17]/SUM([.$B$17:.$J$17])" office:value-type="string" office:string-value="" calcext:value-type="error">
            <text:p>#NAME?</text:p>
          </table:table-cell>
          <table:table-cell table:style-name="ce19" table:formula="of:=[.C17]/SUM([.$B$17:.$J$17])" office:value-type="string" office:string-value="" calcext:value-type="error">
            <text:p>#NAME?</text:p>
          </table:table-cell>
          <table:table-cell table:style-name="ce19" table:formula="of:=[.D17]/SUM([.$B$17:.$J$17])" office:value-type="string" office:string-value="" calcext:value-type="error">
            <text:p>#NAME?</text:p>
          </table:table-cell>
          <table:table-cell table:style-name="ce19" table:formula="of:=[.E17]/SUM([.$B$17:.$J$17])" office:value-type="string" office:string-value="" calcext:value-type="error">
            <text:p>#NAME?</text:p>
          </table:table-cell>
          <table:table-cell table:style-name="ce19" table:formula="of:=[.F17]/SUM([.$B$17:.$J$17])" office:value-type="string" office:string-value="" calcext:value-type="error">
            <text:p>#NAME?</text:p>
          </table:table-cell>
          <table:table-cell table:style-name="ce19" table:formula="of:=[.G17]/SUM([.$B$17:.$J$17])" office:value-type="string" office:string-value="" calcext:value-type="error">
            <text:p>#NAME?</text:p>
          </table:table-cell>
          <table:table-cell table:style-name="ce19" table:formula="of:=[.H17]/SUM([.$B$17:.$J$17])" office:value-type="string" office:string-value="" calcext:value-type="error">
            <text:p>#NAME?</text:p>
          </table:table-cell>
          <table:table-cell table:style-name="ce19" table:formula="of:=[.I17]/SUM([.$B$17:.$J$17])" office:value-type="string" office:string-value="" calcext:value-type="error">
            <text:p>#NAME?</text:p>
          </table:table-cell>
          <table:table-cell table:style-name="ce19" table:formula="of:=[.J17]/SUM([.$B$17:.$J$17])" office:value-type="string" office:string-value="" calcext:value-type="error">
            <text:p>#NAME?</text:p>
          </table:table-cell>
          <table:table-cell table:style-name="ce20"/>
          <table:table-cell table:number-columns-repeated="245"/>
        </table:table-row>
        <table:table-row table:style-name="ro1" table:number-rows-repeated="65496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rincipal Components Analysis (1)'.$A$1" table:expression="#REF!"/>
          <table:named-expression table:name="Sheet_Title" table:base-cell-address="$'Principal Components Analysis (1)'.$A$1" table:expression="&quot;Principal Components Analysis (1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nux Libertine O" svg:font-family="'Linux Libertine O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06in"/>
      <style:text-properties style:font-name="Linux Libertine O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text>Principal Components Analysis</number:text>
    </number:number-style>
    <number:number-style style:name="N111">
      <style:text-properties fo:color="#ff0000"/>
      <number:text>Principal Components Analysis is invalid.</number:text>
    </number:number-style>
    <number:number-style style:name="N112P0" style:volatile="true">
      <number:text>Principal Components Analysis</number:text>
    </number:number-style>
    <number:number-style style:name="N112P1" style:volatile="true">
      <style:text-properties fo:color="#ff0000"/>
      <number:text>Principal Components Analysis is invalid.</number:text>
    </number:number-style>
    <number:number-style style:name="N112">
      <number:text/>
      <style:map style:condition="value()&gt;=0" style:apply-style-name="N112P0"/>
      <style:map style:condition="value()&lt;0" style:apply-style-name="N112P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nux Libertine O" fo:font-family="'Linux Libertine O'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rincipal_20_Components_20_Analysis_20__28_1_29_" style:display-name="Principal Components Analysis (1)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0T17:08:14.819190188</dc:date>
    <meta:creation-date>2015-07-29T04:04:00Z</meta:creation-date>
    <meta:generator>LibreOffice/4.2.8.2$Linux_x86 LibreOffice_project/420m0$Build-2</meta:generator>
    <meta:editing-duration>PT2H7M23S</meta:editing-duration>
    <meta:editing-cycles>3</meta:editing-cycles>
    <meta:document-statistic meta:table-count="4" meta:cell-count="1979" meta:object-count="0"/>
  </office:meta>
</office:document-meta>
</file>